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table:formula="of:=CONCATENATE(&quot;            &quot;;[.A1];[.B1];&quot; &quot;;[.C1])" office:value-type="string" office:string-value="            0: 1" calcext:value-type="string">
            <text:p><text:s text:c="12"/>0: 1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table:formula="of:=[.C1]-0.005" office:value-type="float" office:value="0.995" calcext:value-type="float">
            <text:p>0.995</text:p>
          </table:table-cell>
          <table:table-cell table:formula="of:=CONCATENATE(&quot;            &quot;;[.A2];[.B2];&quot; &quot;;[.C2])" office:value-type="string" office:string-value="            1: 0.995" calcext:value-type="string">
            <text:p><text:s text:c="12"/>1: 0.995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table:formula="of:=[.C2]-0.005" office:value-type="float" office:value="0.99" calcext:value-type="float">
            <text:p>0.99</text:p>
          </table:table-cell>
          <table:table-cell table:formula="of:=CONCATENATE(&quot;            &quot;;[.A3];[.B3];&quot; &quot;;[.C3])" office:value-type="string" office:string-value="            2: 0.99" calcext:value-type="string">
            <text:p><text:s text:c="12"/>2: 0.99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table:formula="of:=[.C3]-0.005" office:value-type="float" office:value="0.985" calcext:value-type="float">
            <text:p>0.985</text:p>
          </table:table-cell>
          <table:table-cell table:formula="of:=CONCATENATE(&quot;            &quot;;[.A4];[.B4];&quot; &quot;;[.C4])" office:value-type="string" office:string-value="            3: 0.985" calcext:value-type="string">
            <text:p><text:s text:c="12"/>3: 0.985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table:formula="of:=[.C4]-0.005" office:value-type="float" office:value="0.98" calcext:value-type="float">
            <text:p>0.98</text:p>
          </table:table-cell>
          <table:table-cell table:formula="of:=CONCATENATE(&quot;            &quot;;[.A5];[.B5];&quot; &quot;;[.C5])" office:value-type="string" office:string-value="            4: 0.98" calcext:value-type="string">
            <text:p><text:s text:c="12"/>4: 0.98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table:formula="of:=[.C5]-0.005" office:value-type="float" office:value="0.975" calcext:value-type="float">
            <text:p>0.975</text:p>
          </table:table-cell>
          <table:table-cell table:formula="of:=CONCATENATE(&quot;            &quot;;[.A6];[.B6];&quot; &quot;;[.C6])" office:value-type="string" office:string-value="            5: 0.975" calcext:value-type="string">
            <text:p><text:s text:c="12"/>5: 0.975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table:formula="of:=[.C6]-0.005" office:value-type="float" office:value="0.97" calcext:value-type="float">
            <text:p>0.97</text:p>
          </table:table-cell>
          <table:table-cell table:formula="of:=CONCATENATE(&quot;            &quot;;[.A7];[.B7];&quot; &quot;;[.C7])" office:value-type="string" office:string-value="            6: 0.97" calcext:value-type="string">
            <text:p><text:s text:c="12"/>6: 0.97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  <table:table-cell table:formula="of:=[.C7]-0.005" office:value-type="float" office:value="0.965" calcext:value-type="float">
            <text:p>0.965</text:p>
          </table:table-cell>
          <table:table-cell table:formula="of:=CONCATENATE(&quot;            &quot;;[.A8];[.B8];&quot; &quot;;[.C8])" office:value-type="string" office:string-value="            7: 0.965" calcext:value-type="string">
            <text:p><text:s text:c="12"/>7: 0.965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:</text:p>
          </table:table-cell>
          <table:table-cell table:formula="of:=[.C8]-0.005" office:value-type="float" office:value="0.96" calcext:value-type="float">
            <text:p>0.96</text:p>
          </table:table-cell>
          <table:table-cell table:formula="of:=CONCATENATE(&quot;            &quot;;[.A9];[.B9];&quot; &quot;;[.C9])" office:value-type="string" office:string-value="            8: 0.96" calcext:value-type="string">
            <text:p><text:s text:c="12"/>8: 0.96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:</text:p>
          </table:table-cell>
          <table:table-cell table:formula="of:=[.C9]-0.005" office:value-type="float" office:value="0.955" calcext:value-type="float">
            <text:p>0.955</text:p>
          </table:table-cell>
          <table:table-cell table:formula="of:=CONCATENATE(&quot;            &quot;;[.A10];[.B10];&quot; &quot;;[.C10])" office:value-type="string" office:string-value="            9: 0.955" calcext:value-type="string">
            <text:p><text:s text:c="12"/>9: 0.955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:</text:p>
          </table:table-cell>
          <table:table-cell table:formula="of:=[.C10]-0.005" office:value-type="float" office:value="0.95" calcext:value-type="float">
            <text:p>0.95</text:p>
          </table:table-cell>
          <table:table-cell table:formula="of:=CONCATENATE(&quot;            &quot;;[.A11];[.B11];&quot; &quot;;[.C11])" office:value-type="string" office:string-value="            10: 0.95" calcext:value-type="string">
            <text:p><text:s text:c="12"/>10: 0.95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:</text:p>
          </table:table-cell>
          <table:table-cell table:formula="of:=[.C11]-0.005" office:value-type="float" office:value="0.945" calcext:value-type="float">
            <text:p>0.945</text:p>
          </table:table-cell>
          <table:table-cell table:formula="of:=CONCATENATE(&quot;            &quot;;[.A12];[.B12];&quot; &quot;;[.C12])" office:value-type="string" office:string-value="            11: 0.945" calcext:value-type="string">
            <text:p><text:s text:c="12"/>11: 0.945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:</text:p>
          </table:table-cell>
          <table:table-cell table:formula="of:=[.C12]-0.005" office:value-type="float" office:value="0.94" calcext:value-type="float">
            <text:p>0.94</text:p>
          </table:table-cell>
          <table:table-cell table:formula="of:=CONCATENATE(&quot;            &quot;;[.A13];[.B13];&quot; &quot;;[.C13])" office:value-type="string" office:string-value="            12: 0.94" calcext:value-type="string">
            <text:p><text:s text:c="12"/>12: 0.94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:</text:p>
          </table:table-cell>
          <table:table-cell table:formula="of:=[.C13]-0.005" office:value-type="float" office:value="0.935" calcext:value-type="float">
            <text:p>0.935</text:p>
          </table:table-cell>
          <table:table-cell table:formula="of:=CONCATENATE(&quot;            &quot;;[.A14];[.B14];&quot; &quot;;[.C14])" office:value-type="string" office:string-value="            13: 0.935" calcext:value-type="string">
            <text:p><text:s text:c="12"/>13: 0.935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:</text:p>
          </table:table-cell>
          <table:table-cell table:formula="of:=[.C14]-0.005" office:value-type="float" office:value="0.93" calcext:value-type="float">
            <text:p>0.93</text:p>
          </table:table-cell>
          <table:table-cell table:formula="of:=CONCATENATE(&quot;            &quot;;[.A15];[.B15];&quot; &quot;;[.C15])" office:value-type="string" office:string-value="            14: 0.93" calcext:value-type="string">
            <text:p><text:s text:c="12"/>14: 0.93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:</text:p>
          </table:table-cell>
          <table:table-cell table:formula="of:=[.C15]-0.005" office:value-type="float" office:value="0.925" calcext:value-type="float">
            <text:p>0.925</text:p>
          </table:table-cell>
          <table:table-cell table:formula="of:=CONCATENATE(&quot;            &quot;;[.A16];[.B16];&quot; &quot;;[.C16])" office:value-type="string" office:string-value="            15: 0.925" calcext:value-type="string">
            <text:p><text:s text:c="12"/>15: 0.925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:</text:p>
          </table:table-cell>
          <table:table-cell table:formula="of:=[.C16]-0.005" office:value-type="float" office:value="0.92" calcext:value-type="float">
            <text:p>0.92</text:p>
          </table:table-cell>
          <table:table-cell table:formula="of:=CONCATENATE(&quot;            &quot;;[.A17];[.B17];&quot; &quot;;[.C17])" office:value-type="string" office:string-value="            16: 0.92" calcext:value-type="string">
            <text:p><text:s text:c="12"/>16: 0.92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:</text:p>
          </table:table-cell>
          <table:table-cell table:formula="of:=[.C17]-0.005" office:value-type="float" office:value="0.915" calcext:value-type="float">
            <text:p>0.915</text:p>
          </table:table-cell>
          <table:table-cell table:formula="of:=CONCATENATE(&quot;            &quot;;[.A18];[.B18];&quot; &quot;;[.C18])" office:value-type="string" office:string-value="            17: 0.915" calcext:value-type="string">
            <text:p><text:s text:c="12"/>17: 0.915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:</text:p>
          </table:table-cell>
          <table:table-cell table:formula="of:=[.C18]-0.005" office:value-type="float" office:value="0.91" calcext:value-type="float">
            <text:p>0.91</text:p>
          </table:table-cell>
          <table:table-cell table:formula="of:=CONCATENATE(&quot;            &quot;;[.A19];[.B19];&quot; &quot;;[.C19])" office:value-type="string" office:string-value="            18: 0.91" calcext:value-type="string">
            <text:p><text:s text:c="12"/>18: 0.91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:</text:p>
          </table:table-cell>
          <table:table-cell table:formula="of:=[.C19]-0.005" office:value-type="float" office:value="0.905" calcext:value-type="float">
            <text:p>0.905</text:p>
          </table:table-cell>
          <table:table-cell table:formula="of:=CONCATENATE(&quot;            &quot;;[.A20];[.B20];&quot; &quot;;[.C20])" office:value-type="string" office:string-value="            19: 0.905" calcext:value-type="string">
            <text:p><text:s text:c="12"/>19: 0.905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:</text:p>
          </table:table-cell>
          <table:table-cell table:formula="of:=[.C20]-0.005" office:value-type="float" office:value="0.9" calcext:value-type="float">
            <text:p>0.9</text:p>
          </table:table-cell>
          <table:table-cell table:formula="of:=CONCATENATE(&quot;            &quot;;[.A21];[.B21];&quot; &quot;;[.C21])" office:value-type="string" office:string-value="            20: 0.9" calcext:value-type="string">
            <text:p><text:s text:c="12"/>20: 0.9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:</text:p>
          </table:table-cell>
          <table:table-cell table:formula="of:=[.C21]-0.005" office:value-type="float" office:value="0.895" calcext:value-type="float">
            <text:p>0.895</text:p>
          </table:table-cell>
          <table:table-cell table:formula="of:=CONCATENATE(&quot;            &quot;;[.A22];[.B22];&quot; &quot;;[.C22])" office:value-type="string" office:string-value="            21: 0.895" calcext:value-type="string">
            <text:p><text:s text:c="12"/>21: 0.895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:</text:p>
          </table:table-cell>
          <table:table-cell table:formula="of:=[.C22]-0.005" office:value-type="float" office:value="0.89" calcext:value-type="float">
            <text:p>0.89</text:p>
          </table:table-cell>
          <table:table-cell table:formula="of:=CONCATENATE(&quot;            &quot;;[.A23];[.B23];&quot; &quot;;[.C23])" office:value-type="string" office:string-value="            22: 0.89" calcext:value-type="string">
            <text:p><text:s text:c="12"/>22: 0.89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:</text:p>
          </table:table-cell>
          <table:table-cell table:formula="of:=[.C23]-0.005" office:value-type="float" office:value="0.885" calcext:value-type="float">
            <text:p>0.885</text:p>
          </table:table-cell>
          <table:table-cell table:formula="of:=CONCATENATE(&quot;            &quot;;[.A24];[.B24];&quot; &quot;;[.C24])" office:value-type="string" office:string-value="            23: 0.885" calcext:value-type="string">
            <text:p><text:s text:c="12"/>23: 0.885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:</text:p>
          </table:table-cell>
          <table:table-cell table:formula="of:=[.C24]-0.005" office:value-type="float" office:value="0.88" calcext:value-type="float">
            <text:p>0.88</text:p>
          </table:table-cell>
          <table:table-cell table:formula="of:=CONCATENATE(&quot;            &quot;;[.A25];[.B25];&quot; &quot;;[.C25])" office:value-type="string" office:string-value="            24: 0.88" calcext:value-type="string">
            <text:p><text:s text:c="12"/>24: 0.88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:</text:p>
          </table:table-cell>
          <table:table-cell table:formula="of:=[.C25]-0.005" office:value-type="float" office:value="0.875" calcext:value-type="float">
            <text:p>0.875</text:p>
          </table:table-cell>
          <table:table-cell table:formula="of:=CONCATENATE(&quot;            &quot;;[.A26];[.B26];&quot; &quot;;[.C26])" office:value-type="string" office:string-value="            25: 0.875" calcext:value-type="string">
            <text:p><text:s text:c="12"/>25: 0.875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:</text:p>
          </table:table-cell>
          <table:table-cell table:formula="of:=[.C26]-0.005" office:value-type="float" office:value="0.87" calcext:value-type="float">
            <text:p>0.87</text:p>
          </table:table-cell>
          <table:table-cell table:formula="of:=CONCATENATE(&quot;            &quot;;[.A27];[.B27];&quot; &quot;;[.C27])" office:value-type="string" office:string-value="            26: 0.87" calcext:value-type="string">
            <text:p><text:s text:c="12"/>26: 0.87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:</text:p>
          </table:table-cell>
          <table:table-cell table:formula="of:=[.C27]-0.005" office:value-type="float" office:value="0.865" calcext:value-type="float">
            <text:p>0.865</text:p>
          </table:table-cell>
          <table:table-cell table:formula="of:=CONCATENATE(&quot;            &quot;;[.A28];[.B28];&quot; &quot;;[.C28])" office:value-type="string" office:string-value="            27: 0.865" calcext:value-type="string">
            <text:p><text:s text:c="12"/>27: 0.865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:</text:p>
          </table:table-cell>
          <table:table-cell table:formula="of:=[.C28]-0.005" office:value-type="float" office:value="0.86" calcext:value-type="float">
            <text:p>0.86</text:p>
          </table:table-cell>
          <table:table-cell table:formula="of:=CONCATENATE(&quot;            &quot;;[.A29];[.B29];&quot; &quot;;[.C29])" office:value-type="string" office:string-value="            28: 0.86" calcext:value-type="string">
            <text:p><text:s text:c="12"/>28: 0.86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:</text:p>
          </table:table-cell>
          <table:table-cell table:formula="of:=[.C29]-0.005" office:value-type="float" office:value="0.855" calcext:value-type="float">
            <text:p>0.855</text:p>
          </table:table-cell>
          <table:table-cell table:formula="of:=CONCATENATE(&quot;            &quot;;[.A30];[.B30];&quot; &quot;;[.C30])" office:value-type="string" office:string-value="            29: 0.855" calcext:value-type="string">
            <text:p><text:s text:c="12"/>29: 0.855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:</text:p>
          </table:table-cell>
          <table:table-cell table:formula="of:=[.C30]-0.005" office:value-type="float" office:value="0.85" calcext:value-type="float">
            <text:p>0.85</text:p>
          </table:table-cell>
          <table:table-cell table:formula="of:=CONCATENATE(&quot;            &quot;;[.A31];[.B31];&quot; &quot;;[.C31])" office:value-type="string" office:string-value="            30: 0.85" calcext:value-type="string">
            <text:p><text:s text:c="12"/>30: 0.85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:</text:p>
          </table:table-cell>
          <table:table-cell table:formula="of:=[.C31]-0.005" office:value-type="float" office:value="0.845" calcext:value-type="float">
            <text:p>0.845</text:p>
          </table:table-cell>
          <table:table-cell table:formula="of:=CONCATENATE(&quot;            &quot;;[.A32];[.B32];&quot; &quot;;[.C32])" office:value-type="string" office:string-value="            31: 0.845" calcext:value-type="string">
            <text:p><text:s text:c="12"/>31: 0.845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:</text:p>
          </table:table-cell>
          <table:table-cell table:formula="of:=[.C32]-0.005" office:value-type="float" office:value="0.84" calcext:value-type="float">
            <text:p>0.84</text:p>
          </table:table-cell>
          <table:table-cell table:formula="of:=CONCATENATE(&quot;            &quot;;[.A33];[.B33];&quot; &quot;;[.C33])" office:value-type="string" office:string-value="            32: 0.84" calcext:value-type="string">
            <text:p><text:s text:c="12"/>32: 0.84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:</text:p>
          </table:table-cell>
          <table:table-cell table:formula="of:=[.C33]-0.005" office:value-type="float" office:value="0.835" calcext:value-type="float">
            <text:p>0.835</text:p>
          </table:table-cell>
          <table:table-cell table:formula="of:=CONCATENATE(&quot;            &quot;;[.A34];[.B34];&quot; &quot;;[.C34])" office:value-type="string" office:string-value="            33: 0.835" calcext:value-type="string">
            <text:p><text:s text:c="12"/>33: 0.835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:</text:p>
          </table:table-cell>
          <table:table-cell table:formula="of:=[.C34]-0.005" office:value-type="float" office:value="0.83" calcext:value-type="float">
            <text:p>0.83</text:p>
          </table:table-cell>
          <table:table-cell table:formula="of:=CONCATENATE(&quot;            &quot;;[.A35];[.B35];&quot; &quot;;[.C35])" office:value-type="string" office:string-value="            34: 0.83" calcext:value-type="string">
            <text:p><text:s text:c="12"/>34: 0.83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:</text:p>
          </table:table-cell>
          <table:table-cell table:formula="of:=[.C35]-0.005" office:value-type="float" office:value="0.825" calcext:value-type="float">
            <text:p>0.825</text:p>
          </table:table-cell>
          <table:table-cell table:formula="of:=CONCATENATE(&quot;            &quot;;[.A36];[.B36];&quot; &quot;;[.C36])" office:value-type="string" office:string-value="            35: 0.825" calcext:value-type="string">
            <text:p><text:s text:c="12"/>35: 0.825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:</text:p>
          </table:table-cell>
          <table:table-cell table:formula="of:=[.C36]-0.005" office:value-type="float" office:value="0.82" calcext:value-type="float">
            <text:p>0.82</text:p>
          </table:table-cell>
          <table:table-cell table:formula="of:=CONCATENATE(&quot;            &quot;;[.A37];[.B37];&quot; &quot;;[.C37])" office:value-type="string" office:string-value="            36: 0.82" calcext:value-type="string">
            <text:p><text:s text:c="12"/>36: 0.82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:</text:p>
          </table:table-cell>
          <table:table-cell table:formula="of:=[.C37]-0.005" office:value-type="float" office:value="0.815" calcext:value-type="float">
            <text:p>0.815</text:p>
          </table:table-cell>
          <table:table-cell table:formula="of:=CONCATENATE(&quot;            &quot;;[.A38];[.B38];&quot; &quot;;[.C38])" office:value-type="string" office:string-value="            37: 0.815" calcext:value-type="string">
            <text:p><text:s text:c="12"/>37: 0.815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:</text:p>
          </table:table-cell>
          <table:table-cell table:formula="of:=[.C38]-0.005" office:value-type="float" office:value="0.81" calcext:value-type="float">
            <text:p>0.81</text:p>
          </table:table-cell>
          <table:table-cell table:formula="of:=CONCATENATE(&quot;            &quot;;[.A39];[.B39];&quot; &quot;;[.C39])" office:value-type="string" office:string-value="            38: 0.81" calcext:value-type="string">
            <text:p><text:s text:c="12"/>38: 0.81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:</text:p>
          </table:table-cell>
          <table:table-cell table:formula="of:=[.C39]-0.005" office:value-type="float" office:value="0.805" calcext:value-type="float">
            <text:p>0.805</text:p>
          </table:table-cell>
          <table:table-cell table:formula="of:=CONCATENATE(&quot;            &quot;;[.A40];[.B40];&quot; &quot;;[.C40])" office:value-type="string" office:string-value="            39: 0.805" calcext:value-type="string">
            <text:p><text:s text:c="12"/>39: 0.805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:</text:p>
          </table:table-cell>
          <table:table-cell table:formula="of:=[.C40]-0.005" office:value-type="float" office:value="0.8" calcext:value-type="float">
            <text:p>0.8</text:p>
          </table:table-cell>
          <table:table-cell table:formula="of:=CONCATENATE(&quot;            &quot;;[.A41];[.B41];&quot; &quot;;[.C41])" office:value-type="string" office:string-value="            40: 0.8" calcext:value-type="string">
            <text:p><text:s text:c="12"/>40: 0.8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:</text:p>
          </table:table-cell>
          <table:table-cell table:formula="of:=[.C41]-0.005" office:value-type="float" office:value="0.795" calcext:value-type="float">
            <text:p>0.795</text:p>
          </table:table-cell>
          <table:table-cell table:formula="of:=CONCATENATE(&quot;            &quot;;[.A42];[.B42];&quot; &quot;;[.C42])" office:value-type="string" office:string-value="            41: 0.795" calcext:value-type="string">
            <text:p><text:s text:c="12"/>41: 0.795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:</text:p>
          </table:table-cell>
          <table:table-cell table:formula="of:=[.C42]-0.005" office:value-type="float" office:value="0.79" calcext:value-type="float">
            <text:p>0.79</text:p>
          </table:table-cell>
          <table:table-cell table:formula="of:=CONCATENATE(&quot;            &quot;;[.A43];[.B43];&quot; &quot;;[.C43])" office:value-type="string" office:string-value="            42: 0.79" calcext:value-type="string">
            <text:p><text:s text:c="12"/>42: 0.79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:</text:p>
          </table:table-cell>
          <table:table-cell table:formula="of:=[.C43]-0.005" office:value-type="float" office:value="0.785" calcext:value-type="float">
            <text:p>0.785</text:p>
          </table:table-cell>
          <table:table-cell table:formula="of:=CONCATENATE(&quot;            &quot;;[.A44];[.B44];&quot; &quot;;[.C44])" office:value-type="string" office:string-value="            43: 0.785" calcext:value-type="string">
            <text:p><text:s text:c="12"/>43: 0.785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:</text:p>
          </table:table-cell>
          <table:table-cell table:formula="of:=[.C44]-0.005" office:value-type="float" office:value="0.78" calcext:value-type="float">
            <text:p>0.78</text:p>
          </table:table-cell>
          <table:table-cell table:formula="of:=CONCATENATE(&quot;            &quot;;[.A45];[.B45];&quot; &quot;;[.C45])" office:value-type="string" office:string-value="            44: 0.78" calcext:value-type="string">
            <text:p><text:s text:c="12"/>44: 0.78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:</text:p>
          </table:table-cell>
          <table:table-cell table:formula="of:=[.C45]-0.005" office:value-type="float" office:value="0.775" calcext:value-type="float">
            <text:p>0.775</text:p>
          </table:table-cell>
          <table:table-cell table:formula="of:=CONCATENATE(&quot;            &quot;;[.A46];[.B46];&quot; &quot;;[.C46])" office:value-type="string" office:string-value="            45: 0.775" calcext:value-type="string">
            <text:p><text:s text:c="12"/>45: 0.775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:</text:p>
          </table:table-cell>
          <table:table-cell table:formula="of:=[.C46]-0.005" office:value-type="float" office:value="0.77" calcext:value-type="float">
            <text:p>0.77</text:p>
          </table:table-cell>
          <table:table-cell table:formula="of:=CONCATENATE(&quot;            &quot;;[.A47];[.B47];&quot; &quot;;[.C47])" office:value-type="string" office:string-value="            46: 0.77" calcext:value-type="string">
            <text:p><text:s text:c="12"/>46: 0.77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:</text:p>
          </table:table-cell>
          <table:table-cell table:formula="of:=[.C47]-0.005" office:value-type="float" office:value="0.765" calcext:value-type="float">
            <text:p>0.765</text:p>
          </table:table-cell>
          <table:table-cell table:formula="of:=CONCATENATE(&quot;            &quot;;[.A48];[.B48];&quot; &quot;;[.C48])" office:value-type="string" office:string-value="            47: 0.765" calcext:value-type="string">
            <text:p><text:s text:c="12"/>47: 0.765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:</text:p>
          </table:table-cell>
          <table:table-cell table:formula="of:=[.C48]-0.005" office:value-type="float" office:value="0.76" calcext:value-type="float">
            <text:p>0.76</text:p>
          </table:table-cell>
          <table:table-cell table:formula="of:=CONCATENATE(&quot;            &quot;;[.A49];[.B49];&quot; &quot;;[.C49])" office:value-type="string" office:string-value="            48: 0.76" calcext:value-type="string">
            <text:p><text:s text:c="12"/>48: 0.76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:</text:p>
          </table:table-cell>
          <table:table-cell table:formula="of:=[.C49]-0.005" office:value-type="float" office:value="0.755" calcext:value-type="float">
            <text:p>0.755</text:p>
          </table:table-cell>
          <table:table-cell table:formula="of:=CONCATENATE(&quot;            &quot;;[.A50];[.B50];&quot; &quot;;[.C50])" office:value-type="string" office:string-value="            49: 0.755" calcext:value-type="string">
            <text:p><text:s text:c="12"/>49: 0.755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:</text:p>
          </table:table-cell>
          <table:table-cell table:formula="of:=[.C50]-0.005" office:value-type="float" office:value="0.75" calcext:value-type="float">
            <text:p>0.75</text:p>
          </table:table-cell>
          <table:table-cell table:formula="of:=CONCATENATE(&quot;            &quot;;[.A51];[.B51];&quot; &quot;;[.C51])" office:value-type="string" office:string-value="            50: 0.75" calcext:value-type="string">
            <text:p><text:s text:c="12"/>50: 0.75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:</text:p>
          </table:table-cell>
          <table:table-cell table:formula="of:=[.C51]-0.005" office:value-type="float" office:value="0.745" calcext:value-type="float">
            <text:p>0.745</text:p>
          </table:table-cell>
          <table:table-cell table:formula="of:=CONCATENATE(&quot;            &quot;;[.A52];[.B52];&quot; &quot;;[.C52])" office:value-type="string" office:string-value="            51: 0.745" calcext:value-type="string">
            <text:p><text:s text:c="12"/>51: 0.745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:</text:p>
          </table:table-cell>
          <table:table-cell table:formula="of:=[.C52]-0.005" office:value-type="float" office:value="0.74" calcext:value-type="float">
            <text:p>0.74</text:p>
          </table:table-cell>
          <table:table-cell table:formula="of:=CONCATENATE(&quot;            &quot;;[.A53];[.B53];&quot; &quot;;[.C53])" office:value-type="string" office:string-value="            52: 0.74" calcext:value-type="string">
            <text:p><text:s text:c="12"/>52: 0.74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:</text:p>
          </table:table-cell>
          <table:table-cell table:formula="of:=[.C53]-0.005" office:value-type="float" office:value="0.735" calcext:value-type="float">
            <text:p>0.735</text:p>
          </table:table-cell>
          <table:table-cell table:formula="of:=CONCATENATE(&quot;            &quot;;[.A54];[.B54];&quot; &quot;;[.C54])" office:value-type="string" office:string-value="            53: 0.735" calcext:value-type="string">
            <text:p><text:s text:c="12"/>53: 0.735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:</text:p>
          </table:table-cell>
          <table:table-cell table:formula="of:=[.C54]-0.005" office:value-type="float" office:value="0.73" calcext:value-type="float">
            <text:p>0.73</text:p>
          </table:table-cell>
          <table:table-cell table:formula="of:=CONCATENATE(&quot;            &quot;;[.A55];[.B55];&quot; &quot;;[.C55])" office:value-type="string" office:string-value="            54: 0.73" calcext:value-type="string">
            <text:p><text:s text:c="12"/>54: 0.73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:</text:p>
          </table:table-cell>
          <table:table-cell table:formula="of:=[.C55]-0.005" office:value-type="float" office:value="0.725" calcext:value-type="float">
            <text:p>0.725</text:p>
          </table:table-cell>
          <table:table-cell table:formula="of:=CONCATENATE(&quot;            &quot;;[.A56];[.B56];&quot; &quot;;[.C56])" office:value-type="string" office:string-value="            55: 0.725" calcext:value-type="string">
            <text:p><text:s text:c="12"/>55: 0.725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:</text:p>
          </table:table-cell>
          <table:table-cell table:formula="of:=[.C56]-0.005" office:value-type="float" office:value="0.72" calcext:value-type="float">
            <text:p>0.72</text:p>
          </table:table-cell>
          <table:table-cell table:formula="of:=CONCATENATE(&quot;            &quot;;[.A57];[.B57];&quot; &quot;;[.C57])" office:value-type="string" office:string-value="            56: 0.72" calcext:value-type="string">
            <text:p><text:s text:c="12"/>56: 0.72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:</text:p>
          </table:table-cell>
          <table:table-cell table:formula="of:=[.C57]-0.005" office:value-type="float" office:value="0.715" calcext:value-type="float">
            <text:p>0.715</text:p>
          </table:table-cell>
          <table:table-cell table:formula="of:=CONCATENATE(&quot;            &quot;;[.A58];[.B58];&quot; &quot;;[.C58])" office:value-type="string" office:string-value="            57: 0.715" calcext:value-type="string">
            <text:p><text:s text:c="12"/>57: 0.715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  <table:table-cell table:formula="of:=[.C58]-0.005" office:value-type="float" office:value="0.71" calcext:value-type="float">
            <text:p>0.71</text:p>
          </table:table-cell>
          <table:table-cell table:formula="of:=CONCATENATE(&quot;            &quot;;[.A59];[.B59];&quot; &quot;;[.C59])" office:value-type="string" office:string-value="            58: 0.71" calcext:value-type="string">
            <text:p><text:s text:c="12"/>58: 0.71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:</text:p>
          </table:table-cell>
          <table:table-cell table:formula="of:=[.C59]-0.005" office:value-type="float" office:value="0.705" calcext:value-type="float">
            <text:p>0.705</text:p>
          </table:table-cell>
          <table:table-cell table:formula="of:=CONCATENATE(&quot;            &quot;;[.A60];[.B60];&quot; &quot;;[.C60])" office:value-type="string" office:string-value="            59: 0.705" calcext:value-type="string">
            <text:p><text:s text:c="12"/>59: 0.705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:</text:p>
          </table:table-cell>
          <table:table-cell table:formula="of:=[.C60]-0.005" office:value-type="float" office:value="0.7" calcext:value-type="float">
            <text:p>0.7</text:p>
          </table:table-cell>
          <table:table-cell table:formula="of:=CONCATENATE(&quot;            &quot;;[.A61];[.B61];&quot; &quot;;[.C61])" office:value-type="string" office:string-value="            60: 0.7" calcext:value-type="string">
            <text:p><text:s text:c="12"/>60: 0.7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:</text:p>
          </table:table-cell>
          <table:table-cell table:formula="of:=[.C61]-0.005" office:value-type="float" office:value="0.695" calcext:value-type="float">
            <text:p>0.695</text:p>
          </table:table-cell>
          <table:table-cell table:formula="of:=CONCATENATE(&quot;            &quot;;[.A62];[.B62];&quot; &quot;;[.C62])" office:value-type="string" office:string-value="            61: 0.695" calcext:value-type="string">
            <text:p><text:s text:c="12"/>61: 0.695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:</text:p>
          </table:table-cell>
          <table:table-cell table:formula="of:=[.C62]-0.005" office:value-type="float" office:value="0.69" calcext:value-type="float">
            <text:p>0.69</text:p>
          </table:table-cell>
          <table:table-cell table:formula="of:=CONCATENATE(&quot;            &quot;;[.A63];[.B63];&quot; &quot;;[.C63])" office:value-type="string" office:string-value="            62: 0.69" calcext:value-type="string">
            <text:p><text:s text:c="12"/>62: 0.69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:</text:p>
          </table:table-cell>
          <table:table-cell table:formula="of:=[.C63]-0.005" office:value-type="float" office:value="0.685" calcext:value-type="float">
            <text:p>0.685</text:p>
          </table:table-cell>
          <table:table-cell table:formula="of:=CONCATENATE(&quot;            &quot;;[.A64];[.B64];&quot; &quot;;[.C64])" office:value-type="string" office:string-value="            63: 0.685" calcext:value-type="string">
            <text:p><text:s text:c="12"/>63: 0.685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table:formula="of:=[.C64]-0.005" office:value-type="float" office:value="0.68" calcext:value-type="float">
            <text:p>0.68</text:p>
          </table:table-cell>
          <table:table-cell table:formula="of:=CONCATENATE(&quot;            &quot;;[.A65];[.B65];&quot; &quot;;[.C65])" office:value-type="string" office:string-value="            64: 0.68" calcext:value-type="string">
            <text:p><text:s text:c="12"/>64: 0.68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table:formula="of:=[.C65]-0.005" office:value-type="float" office:value="0.675" calcext:value-type="float">
            <text:p>0.675</text:p>
          </table:table-cell>
          <table:table-cell table:formula="of:=CONCATENATE(&quot;            &quot;;[.A66];[.B66];&quot; &quot;;[.C66])" office:value-type="string" office:string-value="            65: 0.675" calcext:value-type="string">
            <text:p><text:s text:c="12"/>65: 0.675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table:formula="of:=[.C66]-0.005" office:value-type="float" office:value="0.67" calcext:value-type="float">
            <text:p>0.67</text:p>
          </table:table-cell>
          <table:table-cell table:formula="of:=CONCATENATE(&quot;            &quot;;[.A67];[.B67];&quot; &quot;;[.C67])" office:value-type="string" office:string-value="            66: 0.67" calcext:value-type="string">
            <text:p><text:s text:c="12"/>66: 0.67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table:formula="of:=[.C67]-0.005" office:value-type="float" office:value="0.665" calcext:value-type="float">
            <text:p>0.665</text:p>
          </table:table-cell>
          <table:table-cell table:formula="of:=CONCATENATE(&quot;            &quot;;[.A68];[.B68];&quot; &quot;;[.C68])" office:value-type="string" office:string-value="            67: 0.665" calcext:value-type="string">
            <text:p><text:s text:c="12"/>67: 0.665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table:formula="of:=[.C68]-0.005" office:value-type="float" office:value="0.66" calcext:value-type="float">
            <text:p>0.66</text:p>
          </table:table-cell>
          <table:table-cell table:formula="of:=CONCATENATE(&quot;            &quot;;[.A69];[.B69];&quot; &quot;;[.C69])" office:value-type="string" office:string-value="            68: 0.66" calcext:value-type="string">
            <text:p><text:s text:c="12"/>68: 0.66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:</text:p>
          </table:table-cell>
          <table:table-cell table:formula="of:=[.C69]-0.005" office:value-type="float" office:value="0.655" calcext:value-type="float">
            <text:p>0.655</text:p>
          </table:table-cell>
          <table:table-cell table:formula="of:=CONCATENATE(&quot;            &quot;;[.A70];[.B70];&quot; &quot;;[.C70])" office:value-type="string" office:string-value="            69: 0.655" calcext:value-type="string">
            <text:p><text:s text:c="12"/>69: 0.655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:</text:p>
          </table:table-cell>
          <table:table-cell table:formula="of:=[.C70]-0.005" office:value-type="float" office:value="0.65" calcext:value-type="float">
            <text:p>0.65</text:p>
          </table:table-cell>
          <table:table-cell table:formula="of:=CONCATENATE(&quot;            &quot;;[.A71];[.B71];&quot; &quot;;[.C71])" office:value-type="string" office:string-value="            70: 0.65" calcext:value-type="string">
            <text:p><text:s text:c="12"/>70: 0.65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:</text:p>
          </table:table-cell>
          <table:table-cell table:formula="of:=[.C71]-0.005" office:value-type="float" office:value="0.645" calcext:value-type="float">
            <text:p>0.645</text:p>
          </table:table-cell>
          <table:table-cell table:formula="of:=CONCATENATE(&quot;            &quot;;[.A72];[.B72];&quot; &quot;;[.C72])" office:value-type="string" office:string-value="            71: 0.645" calcext:value-type="string">
            <text:p><text:s text:c="12"/>71: 0.645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table:formula="of:=[.C72]-0.005" office:value-type="float" office:value="0.64" calcext:value-type="float">
            <text:p>0.64</text:p>
          </table:table-cell>
          <table:table-cell table:formula="of:=CONCATENATE(&quot;            &quot;;[.A73];[.B73];&quot; &quot;;[.C73])" office:value-type="string" office:string-value="            72: 0.64" calcext:value-type="string">
            <text:p><text:s text:c="12"/>72: 0.64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table:formula="of:=[.C73]-0.005" office:value-type="float" office:value="0.635" calcext:value-type="float">
            <text:p>0.635</text:p>
          </table:table-cell>
          <table:table-cell table:formula="of:=CONCATENATE(&quot;            &quot;;[.A74];[.B74];&quot; &quot;;[.C74])" office:value-type="string" office:string-value="            73: 0.635" calcext:value-type="string">
            <text:p><text:s text:c="12"/>73: 0.635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table:formula="of:=[.C74]-0.005" office:value-type="float" office:value="0.63" calcext:value-type="float">
            <text:p>0.63</text:p>
          </table:table-cell>
          <table:table-cell table:formula="of:=CONCATENATE(&quot;            &quot;;[.A75];[.B75];&quot; &quot;;[.C75])" office:value-type="string" office:string-value="            74: 0.63" calcext:value-type="string">
            <text:p><text:s text:c="12"/>74: 0.63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:</text:p>
          </table:table-cell>
          <table:table-cell table:formula="of:=[.C75]-0.005" office:value-type="float" office:value="0.625" calcext:value-type="float">
            <text:p>0.625</text:p>
          </table:table-cell>
          <table:table-cell table:formula="of:=CONCATENATE(&quot;            &quot;;[.A76];[.B76];&quot; &quot;;[.C76])" office:value-type="string" office:string-value="            75: 0.625" calcext:value-type="string">
            <text:p><text:s text:c="12"/>75: 0.625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:</text:p>
          </table:table-cell>
          <table:table-cell table:formula="of:=[.C76]-0.005" office:value-type="float" office:value="0.62" calcext:value-type="float">
            <text:p>0.62</text:p>
          </table:table-cell>
          <table:table-cell table:formula="of:=CONCATENATE(&quot;            &quot;;[.A77];[.B77];&quot; &quot;;[.C77])" office:value-type="string" office:string-value="            76: 0.62" calcext:value-type="string">
            <text:p><text:s text:c="12"/>76: 0.62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:</text:p>
          </table:table-cell>
          <table:table-cell table:formula="of:=[.C77]-0.005" office:value-type="float" office:value="0.615" calcext:value-type="float">
            <text:p>0.615</text:p>
          </table:table-cell>
          <table:table-cell table:formula="of:=CONCATENATE(&quot;            &quot;;[.A78];[.B78];&quot; &quot;;[.C78])" office:value-type="string" office:string-value="            77: 0.615" calcext:value-type="string">
            <text:p><text:s text:c="12"/>77: 0.615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:</text:p>
          </table:table-cell>
          <table:table-cell table:formula="of:=[.C78]-0.005" office:value-type="float" office:value="0.61" calcext:value-type="float">
            <text:p>0.61</text:p>
          </table:table-cell>
          <table:table-cell table:formula="of:=CONCATENATE(&quot;            &quot;;[.A79];[.B79];&quot; &quot;;[.C79])" office:value-type="string" office:string-value="            78: 0.61" calcext:value-type="string">
            <text:p><text:s text:c="12"/>78: 0.61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:</text:p>
          </table:table-cell>
          <table:table-cell table:formula="of:=[.C79]-0.005" office:value-type="float" office:value="0.605" calcext:value-type="float">
            <text:p>0.605</text:p>
          </table:table-cell>
          <table:table-cell table:formula="of:=CONCATENATE(&quot;            &quot;;[.A80];[.B80];&quot; &quot;;[.C80])" office:value-type="string" office:string-value="            79: 0.605" calcext:value-type="string">
            <text:p><text:s text:c="12"/>79: 0.605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:</text:p>
          </table:table-cell>
          <table:table-cell table:formula="of:=[.C80]-0.005" office:value-type="float" office:value="0.6" calcext:value-type="float">
            <text:p>0.6</text:p>
          </table:table-cell>
          <table:table-cell table:formula="of:=CONCATENATE(&quot;            &quot;;[.A81];[.B81];&quot; &quot;;[.C81])" office:value-type="string" office:string-value="            80: 0.6" calcext:value-type="string">
            <text:p><text:s text:c="12"/>80: 0.6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:</text:p>
          </table:table-cell>
          <table:table-cell table:formula="of:=[.C81]-0.005" office:value-type="float" office:value="0.595" calcext:value-type="float">
            <text:p>0.595</text:p>
          </table:table-cell>
          <table:table-cell table:formula="of:=CONCATENATE(&quot;            &quot;;[.A82];[.B82];&quot; &quot;;[.C82])" office:value-type="string" office:string-value="            81: 0.595" calcext:value-type="string">
            <text:p><text:s text:c="12"/>81: 0.595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:</text:p>
          </table:table-cell>
          <table:table-cell table:formula="of:=[.C82]-0.005" office:value-type="float" office:value="0.59" calcext:value-type="float">
            <text:p>0.59</text:p>
          </table:table-cell>
          <table:table-cell table:formula="of:=CONCATENATE(&quot;            &quot;;[.A83];[.B83];&quot; &quot;;[.C83])" office:value-type="string" office:string-value="            82: 0.59" calcext:value-type="string">
            <text:p><text:s text:c="12"/>82: 0.59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:</text:p>
          </table:table-cell>
          <table:table-cell table:formula="of:=[.C83]-0.005" office:value-type="float" office:value="0.585" calcext:value-type="float">
            <text:p>0.585</text:p>
          </table:table-cell>
          <table:table-cell table:formula="of:=CONCATENATE(&quot;            &quot;;[.A84];[.B84];&quot; &quot;;[.C84])" office:value-type="string" office:string-value="            83: 0.585" calcext:value-type="string">
            <text:p><text:s text:c="12"/>83: 0.585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:</text:p>
          </table:table-cell>
          <table:table-cell table:formula="of:=[.C84]-0.005" office:value-type="float" office:value="0.58" calcext:value-type="float">
            <text:p>0.58</text:p>
          </table:table-cell>
          <table:table-cell table:formula="of:=CONCATENATE(&quot;            &quot;;[.A85];[.B85];&quot; &quot;;[.C85])" office:value-type="string" office:string-value="            84: 0.58" calcext:value-type="string">
            <text:p><text:s text:c="12"/>84: 0.58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:</text:p>
          </table:table-cell>
          <table:table-cell table:formula="of:=[.C85]-0.005" office:value-type="float" office:value="0.575" calcext:value-type="float">
            <text:p>0.575</text:p>
          </table:table-cell>
          <table:table-cell table:formula="of:=CONCATENATE(&quot;            &quot;;[.A86];[.B86];&quot; &quot;;[.C86])" office:value-type="string" office:string-value="            85: 0.575" calcext:value-type="string">
            <text:p><text:s text:c="12"/>85: 0.575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:</text:p>
          </table:table-cell>
          <table:table-cell table:formula="of:=[.C86]-0.005" office:value-type="float" office:value="0.57" calcext:value-type="float">
            <text:p>0.57</text:p>
          </table:table-cell>
          <table:table-cell table:formula="of:=CONCATENATE(&quot;            &quot;;[.A87];[.B87];&quot; &quot;;[.C87])" office:value-type="string" office:string-value="            86: 0.57" calcext:value-type="string">
            <text:p><text:s text:c="12"/>86: 0.57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:</text:p>
          </table:table-cell>
          <table:table-cell table:formula="of:=[.C87]-0.005" office:value-type="float" office:value="0.565" calcext:value-type="float">
            <text:p>0.565</text:p>
          </table:table-cell>
          <table:table-cell table:formula="of:=CONCATENATE(&quot;            &quot;;[.A88];[.B88];&quot; &quot;;[.C88])" office:value-type="string" office:string-value="            87: 0.565" calcext:value-type="string">
            <text:p><text:s text:c="12"/>87: 0.565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:</text:p>
          </table:table-cell>
          <table:table-cell table:formula="of:=[.C88]-0.005" office:value-type="float" office:value="0.56" calcext:value-type="float">
            <text:p>0.56</text:p>
          </table:table-cell>
          <table:table-cell table:formula="of:=CONCATENATE(&quot;            &quot;;[.A89];[.B89];&quot; &quot;;[.C89])" office:value-type="string" office:string-value="            88: 0.56" calcext:value-type="string">
            <text:p><text:s text:c="12"/>88: 0.56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:</text:p>
          </table:table-cell>
          <table:table-cell table:formula="of:=[.C89]-0.005" office:value-type="float" office:value="0.555" calcext:value-type="float">
            <text:p>0.555</text:p>
          </table:table-cell>
          <table:table-cell table:formula="of:=CONCATENATE(&quot;            &quot;;[.A90];[.B90];&quot; &quot;;[.C90])" office:value-type="string" office:string-value="            89: 0.555" calcext:value-type="string">
            <text:p><text:s text:c="12"/>89: 0.555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:</text:p>
          </table:table-cell>
          <table:table-cell table:formula="of:=[.C90]-0.005" office:value-type="float" office:value="0.55" calcext:value-type="float">
            <text:p>0.55</text:p>
          </table:table-cell>
          <table:table-cell table:formula="of:=CONCATENATE(&quot;            &quot;;[.A91];[.B91];&quot; &quot;;[.C91])" office:value-type="string" office:string-value="            90: 0.55" calcext:value-type="string">
            <text:p><text:s text:c="12"/>90: 0.55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:</text:p>
          </table:table-cell>
          <table:table-cell table:formula="of:=[.C91]-0.005" office:value-type="float" office:value="0.545" calcext:value-type="float">
            <text:p>0.545</text:p>
          </table:table-cell>
          <table:table-cell table:formula="of:=CONCATENATE(&quot;            &quot;;[.A92];[.B92];&quot; &quot;;[.C92])" office:value-type="string" office:string-value="            91: 0.545" calcext:value-type="string">
            <text:p><text:s text:c="12"/>91: 0.545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:</text:p>
          </table:table-cell>
          <table:table-cell table:formula="of:=[.C92]-0.005" office:value-type="float" office:value="0.54" calcext:value-type="float">
            <text:p>0.54</text:p>
          </table:table-cell>
          <table:table-cell table:formula="of:=CONCATENATE(&quot;            &quot;;[.A93];[.B93];&quot; &quot;;[.C93])" office:value-type="string" office:string-value="            92: 0.54" calcext:value-type="string">
            <text:p><text:s text:c="12"/>92: 0.54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:</text:p>
          </table:table-cell>
          <table:table-cell table:formula="of:=[.C93]-0.005" office:value-type="float" office:value="0.535" calcext:value-type="float">
            <text:p>0.535</text:p>
          </table:table-cell>
          <table:table-cell table:formula="of:=CONCATENATE(&quot;            &quot;;[.A94];[.B94];&quot; &quot;;[.C94])" office:value-type="string" office:string-value="            93: 0.535" calcext:value-type="string">
            <text:p><text:s text:c="12"/>93: 0.535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:</text:p>
          </table:table-cell>
          <table:table-cell table:formula="of:=[.C94]-0.005" office:value-type="float" office:value="0.53" calcext:value-type="float">
            <text:p>0.53</text:p>
          </table:table-cell>
          <table:table-cell table:formula="of:=CONCATENATE(&quot;            &quot;;[.A95];[.B95];&quot; &quot;;[.C95])" office:value-type="string" office:string-value="            94: 0.53" calcext:value-type="string">
            <text:p><text:s text:c="12"/>94: 0.53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:</text:p>
          </table:table-cell>
          <table:table-cell table:formula="of:=[.C95]-0.005" office:value-type="float" office:value="0.525" calcext:value-type="float">
            <text:p>0.525</text:p>
          </table:table-cell>
          <table:table-cell table:formula="of:=CONCATENATE(&quot;            &quot;;[.A96];[.B96];&quot; &quot;;[.C96])" office:value-type="string" office:string-value="            95: 0.525" calcext:value-type="string">
            <text:p><text:s text:c="12"/>95: 0.525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:</text:p>
          </table:table-cell>
          <table:table-cell table:formula="of:=[.C96]-0.005" office:value-type="float" office:value="0.52" calcext:value-type="float">
            <text:p>0.52</text:p>
          </table:table-cell>
          <table:table-cell table:formula="of:=CONCATENATE(&quot;            &quot;;[.A97];[.B97];&quot; &quot;;[.C97])" office:value-type="string" office:string-value="            96: 0.52" calcext:value-type="string">
            <text:p><text:s text:c="12"/>96: 0.52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:</text:p>
          </table:table-cell>
          <table:table-cell table:formula="of:=[.C97]-0.005" office:value-type="float" office:value="0.515" calcext:value-type="float">
            <text:p>0.515</text:p>
          </table:table-cell>
          <table:table-cell table:formula="of:=CONCATENATE(&quot;            &quot;;[.A98];[.B98];&quot; &quot;;[.C98])" office:value-type="string" office:string-value="            97: 0.515" calcext:value-type="string">
            <text:p><text:s text:c="12"/>97: 0.515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:</text:p>
          </table:table-cell>
          <table:table-cell table:formula="of:=[.C98]-0.005" office:value-type="float" office:value="0.51" calcext:value-type="float">
            <text:p>0.51</text:p>
          </table:table-cell>
          <table:table-cell table:formula="of:=CONCATENATE(&quot;            &quot;;[.A99];[.B99];&quot; &quot;;[.C99])" office:value-type="string" office:string-value="            98: 0.51" calcext:value-type="string">
            <text:p><text:s text:c="12"/>98: 0.51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:</text:p>
          </table:table-cell>
          <table:table-cell table:formula="of:=[.C99]-0.005" office:value-type="float" office:value="0.505" calcext:value-type="float">
            <text:p>0.505</text:p>
          </table:table-cell>
          <table:table-cell table:formula="of:=CONCATENATE(&quot;            &quot;;[.A100];[.B100];&quot; &quot;;[.C100])" office:value-type="string" office:string-value="            99: 0.505" calcext:value-type="string">
            <text:p><text:s text:c="12"/>99: 0.505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:</text:p>
          </table:table-cell>
          <table:table-cell table:formula="of:=[.C100]-0.005" office:value-type="float" office:value="0.5" calcext:value-type="float">
            <text:p>0.5</text:p>
          </table:table-cell>
          <table:table-cell table:formula="of:=CONCATENATE(&quot;            &quot;;[.A101];[.B101];&quot; &quot;;[.C101])" office:value-type="string" office:string-value="            100: 0.5" calcext:value-type="string">
            <text:p><text:s text:c="12"/>100: 0.5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:</text:p>
          </table:table-cell>
          <table:table-cell table:formula="of:=[.C101]-0.005" office:value-type="float" office:value="0.495" calcext:value-type="float">
            <text:p>0.495</text:p>
          </table:table-cell>
          <table:table-cell table:formula="of:=CONCATENATE(&quot;            &quot;;[.A102];[.B102];&quot; &quot;;[.C102])" office:value-type="string" office:string-value="            101: 0.495" calcext:value-type="string">
            <text:p><text:s text:c="12"/>101: 0.495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:</text:p>
          </table:table-cell>
          <table:table-cell table:formula="of:=[.C102]-0.005" office:value-type="float" office:value="0.49" calcext:value-type="float">
            <text:p>0.49</text:p>
          </table:table-cell>
          <table:table-cell table:formula="of:=CONCATENATE(&quot;            &quot;;[.A103];[.B103];&quot; &quot;;[.C103])" office:value-type="string" office:string-value="            102: 0.49" calcext:value-type="string">
            <text:p><text:s text:c="12"/>102: 0.49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:</text:p>
          </table:table-cell>
          <table:table-cell table:formula="of:=[.C103]-0.005" office:value-type="float" office:value="0.485" calcext:value-type="float">
            <text:p>0.485</text:p>
          </table:table-cell>
          <table:table-cell table:formula="of:=CONCATENATE(&quot;            &quot;;[.A104];[.B104];&quot; &quot;;[.C104])" office:value-type="string" office:string-value="            103: 0.485" calcext:value-type="string">
            <text:p><text:s text:c="12"/>103: 0.485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:</text:p>
          </table:table-cell>
          <table:table-cell table:formula="of:=[.C104]-0.005" office:value-type="float" office:value="0.48" calcext:value-type="float">
            <text:p>0.48</text:p>
          </table:table-cell>
          <table:table-cell table:formula="of:=CONCATENATE(&quot;            &quot;;[.A105];[.B105];&quot; &quot;;[.C105])" office:value-type="string" office:string-value="            104: 0.48" calcext:value-type="string">
            <text:p><text:s text:c="12"/>104: 0.48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:</text:p>
          </table:table-cell>
          <table:table-cell table:formula="of:=[.C105]-0.005" office:value-type="float" office:value="0.475" calcext:value-type="float">
            <text:p>0.475</text:p>
          </table:table-cell>
          <table:table-cell table:formula="of:=CONCATENATE(&quot;            &quot;;[.A106];[.B106];&quot; &quot;;[.C106])" office:value-type="string" office:string-value="            105: 0.475" calcext:value-type="string">
            <text:p><text:s text:c="12"/>105: 0.475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:</text:p>
          </table:table-cell>
          <table:table-cell table:formula="of:=[.C106]-0.005" office:value-type="float" office:value="0.47" calcext:value-type="float">
            <text:p>0.47</text:p>
          </table:table-cell>
          <table:table-cell table:formula="of:=CONCATENATE(&quot;            &quot;;[.A107];[.B107];&quot; &quot;;[.C107])" office:value-type="string" office:string-value="            106: 0.47" calcext:value-type="string">
            <text:p><text:s text:c="12"/>106: 0.47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:</text:p>
          </table:table-cell>
          <table:table-cell table:formula="of:=[.C107]-0.005" office:value-type="float" office:value="0.465" calcext:value-type="float">
            <text:p>0.465</text:p>
          </table:table-cell>
          <table:table-cell table:formula="of:=CONCATENATE(&quot;            &quot;;[.A108];[.B108];&quot; &quot;;[.C108])" office:value-type="string" office:string-value="            107: 0.465" calcext:value-type="string">
            <text:p><text:s text:c="12"/>107: 0.465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:</text:p>
          </table:table-cell>
          <table:table-cell table:formula="of:=[.C108]-0.005" office:value-type="float" office:value="0.46" calcext:value-type="float">
            <text:p>0.46</text:p>
          </table:table-cell>
          <table:table-cell table:formula="of:=CONCATENATE(&quot;            &quot;;[.A109];[.B109];&quot; &quot;;[.C109])" office:value-type="string" office:string-value="            108: 0.46" calcext:value-type="string">
            <text:p><text:s text:c="12"/>108: 0.46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:</text:p>
          </table:table-cell>
          <table:table-cell table:formula="of:=[.C109]-0.005" office:value-type="float" office:value="0.454999999999999" calcext:value-type="float">
            <text:p>0.454999999999999</text:p>
          </table:table-cell>
          <table:table-cell table:formula="of:=CONCATENATE(&quot;            &quot;;[.A110];[.B110];&quot; &quot;;[.C110])" office:value-type="string" office:string-value="            109: 0.454999999999999" calcext:value-type="string">
            <text:p><text:s text:c="12"/>109: 0.454999999999999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:</text:p>
          </table:table-cell>
          <table:table-cell table:formula="of:=[.C110]-0.005" office:value-type="float" office:value="0.45" calcext:value-type="float">
            <text:p>0.45</text:p>
          </table:table-cell>
          <table:table-cell table:formula="of:=CONCATENATE(&quot;            &quot;;[.A111];[.B111];&quot; &quot;;[.C111])" office:value-type="string" office:string-value="            110: 0.45" calcext:value-type="string">
            <text:p><text:s text:c="12"/>110: 0.45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:</text:p>
          </table:table-cell>
          <table:table-cell table:formula="of:=[.C111]-0.005" office:value-type="float" office:value="0.445" calcext:value-type="float">
            <text:p>0.445</text:p>
          </table:table-cell>
          <table:table-cell table:formula="of:=CONCATENATE(&quot;            &quot;;[.A112];[.B112];&quot; &quot;;[.C112])" office:value-type="string" office:string-value="            111: 0.445" calcext:value-type="string">
            <text:p><text:s text:c="12"/>111: 0.445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:</text:p>
          </table:table-cell>
          <table:table-cell table:formula="of:=[.C112]-0.005" office:value-type="float" office:value="0.44" calcext:value-type="float">
            <text:p>0.44</text:p>
          </table:table-cell>
          <table:table-cell table:formula="of:=CONCATENATE(&quot;            &quot;;[.A113];[.B113];&quot; &quot;;[.C113])" office:value-type="string" office:string-value="            112: 0.44" calcext:value-type="string">
            <text:p><text:s text:c="12"/>112: 0.44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:</text:p>
          </table:table-cell>
          <table:table-cell table:formula="of:=[.C113]-0.005" office:value-type="float" office:value="0.434999999999999" calcext:value-type="float">
            <text:p>0.434999999999999</text:p>
          </table:table-cell>
          <table:table-cell table:formula="of:=CONCATENATE(&quot;            &quot;;[.A114];[.B114];&quot; &quot;;[.C114])" office:value-type="string" office:string-value="            113: 0.434999999999999" calcext:value-type="string">
            <text:p><text:s text:c="12"/>113: 0.434999999999999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:</text:p>
          </table:table-cell>
          <table:table-cell table:formula="of:=[.C114]-0.005" office:value-type="float" office:value="0.429999999999999" calcext:value-type="float">
            <text:p>0.429999999999999</text:p>
          </table:table-cell>
          <table:table-cell table:formula="of:=CONCATENATE(&quot;            &quot;;[.A115];[.B115];&quot; &quot;;[.C115])" office:value-type="string" office:string-value="            114: 0.429999999999999" calcext:value-type="string">
            <text:p><text:s text:c="12"/>114: 0.429999999999999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:</text:p>
          </table:table-cell>
          <table:table-cell table:formula="of:=[.C115]-0.005" office:value-type="float" office:value="0.425" calcext:value-type="float">
            <text:p>0.425</text:p>
          </table:table-cell>
          <table:table-cell table:formula="of:=CONCATENATE(&quot;            &quot;;[.A116];[.B116];&quot; &quot;;[.C116])" office:value-type="string" office:string-value="            115: 0.425" calcext:value-type="string">
            <text:p><text:s text:c="12"/>115: 0.425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:</text:p>
          </table:table-cell>
          <table:table-cell table:formula="of:=[.C116]-0.005" office:value-type="float" office:value="0.42" calcext:value-type="float">
            <text:p>0.42</text:p>
          </table:table-cell>
          <table:table-cell table:formula="of:=CONCATENATE(&quot;            &quot;;[.A117];[.B117];&quot; &quot;;[.C117])" office:value-type="string" office:string-value="            116: 0.42" calcext:value-type="string">
            <text:p><text:s text:c="12"/>116: 0.42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:</text:p>
          </table:table-cell>
          <table:table-cell table:formula="of:=[.C117]-0.005" office:value-type="float" office:value="0.414999999999999" calcext:value-type="float">
            <text:p>0.414999999999999</text:p>
          </table:table-cell>
          <table:table-cell table:formula="of:=CONCATENATE(&quot;            &quot;;[.A118];[.B118];&quot; &quot;;[.C118])" office:value-type="string" office:string-value="            117: 0.414999999999999" calcext:value-type="string">
            <text:p><text:s text:c="12"/>117: 0.414999999999999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:</text:p>
          </table:table-cell>
          <table:table-cell table:formula="of:=[.C118]-0.005" office:value-type="float" office:value="0.409999999999999" calcext:value-type="float">
            <text:p>0.409999999999999</text:p>
          </table:table-cell>
          <table:table-cell table:formula="of:=CONCATENATE(&quot;            &quot;;[.A119];[.B119];&quot; &quot;;[.C119])" office:value-type="string" office:string-value="            118: 0.409999999999999" calcext:value-type="string">
            <text:p><text:s text:c="12"/>118: 0.409999999999999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:</text:p>
          </table:table-cell>
          <table:table-cell table:formula="of:=[.C119]-0.005" office:value-type="float" office:value="0.404999999999999" calcext:value-type="float">
            <text:p>0.404999999999999</text:p>
          </table:table-cell>
          <table:table-cell table:formula="of:=CONCATENATE(&quot;            &quot;;[.A120];[.B120];&quot; &quot;;[.C120])" office:value-type="string" office:string-value="            119: 0.404999999999999" calcext:value-type="string">
            <text:p><text:s text:c="12"/>119: 0.404999999999999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:</text:p>
          </table:table-cell>
          <table:table-cell table:formula="of:=[.C120]-0.005" office:value-type="float" office:value="0.4" calcext:value-type="float">
            <text:p>0.4</text:p>
          </table:table-cell>
          <table:table-cell table:formula="of:=CONCATENATE(&quot;            &quot;;[.A121];[.B121];&quot; &quot;;[.C121])" office:value-type="string" office:string-value="            120: 0.4" calcext:value-type="string">
            <text:p><text:s text:c="12"/>120: 0.4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:</text:p>
          </table:table-cell>
          <table:table-cell table:formula="of:=[.C121]-0.005" office:value-type="float" office:value="0.394999999999999" calcext:value-type="float">
            <text:p>0.394999999999999</text:p>
          </table:table-cell>
          <table:table-cell table:formula="of:=CONCATENATE(&quot;            &quot;;[.A122];[.B122];&quot; &quot;;[.C122])" office:value-type="string" office:string-value="            121: 0.394999999999999" calcext:value-type="string">
            <text:p><text:s text:c="12"/>121: 0.394999999999999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:</text:p>
          </table:table-cell>
          <table:table-cell table:formula="of:=[.C122]-0.005" office:value-type="float" office:value="0.389999999999999" calcext:value-type="float">
            <text:p>0.389999999999999</text:p>
          </table:table-cell>
          <table:table-cell table:formula="of:=CONCATENATE(&quot;            &quot;;[.A123];[.B123];&quot; &quot;;[.C123])" office:value-type="string" office:string-value="            122: 0.389999999999999" calcext:value-type="string">
            <text:p><text:s text:c="12"/>122: 0.389999999999999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:</text:p>
          </table:table-cell>
          <table:table-cell table:formula="of:=[.C123]-0.005" office:value-type="float" office:value="0.384999999999999" calcext:value-type="float">
            <text:p>0.384999999999999</text:p>
          </table:table-cell>
          <table:table-cell table:formula="of:=CONCATENATE(&quot;            &quot;;[.A124];[.B124];&quot; &quot;;[.C124])" office:value-type="string" office:string-value="            123: 0.384999999999999" calcext:value-type="string">
            <text:p><text:s text:c="12"/>123: 0.384999999999999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:</text:p>
          </table:table-cell>
          <table:table-cell table:formula="of:=[.C124]-0.005" office:value-type="float" office:value="0.379999999999999" calcext:value-type="float">
            <text:p>0.379999999999999</text:p>
          </table:table-cell>
          <table:table-cell table:formula="of:=CONCATENATE(&quot;            &quot;;[.A125];[.B125];&quot; &quot;;[.C125])" office:value-type="string" office:string-value="            124: 0.379999999999999" calcext:value-type="string">
            <text:p><text:s text:c="12"/>124: 0.379999999999999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:</text:p>
          </table:table-cell>
          <table:table-cell table:formula="of:=[.C125]-0.005" office:value-type="float" office:value="0.374999999999999" calcext:value-type="float">
            <text:p>0.374999999999999</text:p>
          </table:table-cell>
          <table:table-cell table:formula="of:=CONCATENATE(&quot;            &quot;;[.A126];[.B126];&quot; &quot;;[.C126])" office:value-type="string" office:string-value="            125: 0.374999999999999" calcext:value-type="string">
            <text:p><text:s text:c="12"/>125: 0.374999999999999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:</text:p>
          </table:table-cell>
          <table:table-cell table:formula="of:=[.C126]-0.005" office:value-type="float" office:value="0.369999999999999" calcext:value-type="float">
            <text:p>0.369999999999999</text:p>
          </table:table-cell>
          <table:table-cell table:formula="of:=CONCATENATE(&quot;            &quot;;[.A127];[.B127];&quot; &quot;;[.C127])" office:value-type="string" office:string-value="            126: 0.369999999999999" calcext:value-type="string">
            <text:p><text:s text:c="12"/>126: 0.369999999999999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:</text:p>
          </table:table-cell>
          <table:table-cell table:formula="of:=[.C127]-0.005" office:value-type="float" office:value="0.364999999999999" calcext:value-type="float">
            <text:p>0.364999999999999</text:p>
          </table:table-cell>
          <table:table-cell table:formula="of:=CONCATENATE(&quot;            &quot;;[.A128];[.B128];&quot; &quot;;[.C128])" office:value-type="string" office:string-value="            127: 0.364999999999999" calcext:value-type="string">
            <text:p><text:s text:c="12"/>127: 0.364999999999999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:</text:p>
          </table:table-cell>
          <table:table-cell table:formula="of:=[.C128]-0.005" office:value-type="float" office:value="0.359999999999999" calcext:value-type="float">
            <text:p>0.359999999999999</text:p>
          </table:table-cell>
          <table:table-cell table:formula="of:=CONCATENATE(&quot;            &quot;;[.A129];[.B129];&quot; &quot;;[.C129])" office:value-type="string" office:string-value="            128: 0.359999999999999" calcext:value-type="string">
            <text:p><text:s text:c="12"/>128: 0.359999999999999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:</text:p>
          </table:table-cell>
          <table:table-cell table:formula="of:=[.C129]-0.005" office:value-type="float" office:value="0.354999999999999" calcext:value-type="float">
            <text:p>0.354999999999999</text:p>
          </table:table-cell>
          <table:table-cell table:formula="of:=CONCATENATE(&quot;            &quot;;[.A130];[.B130];&quot; &quot;;[.C130])" office:value-type="string" office:string-value="            129: 0.354999999999999" calcext:value-type="string">
            <text:p><text:s text:c="12"/>129: 0.354999999999999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:</text:p>
          </table:table-cell>
          <table:table-cell table:formula="of:=[.C130]-0.005" office:value-type="float" office:value="0.349999999999999" calcext:value-type="float">
            <text:p>0.349999999999999</text:p>
          </table:table-cell>
          <table:table-cell table:formula="of:=CONCATENATE(&quot;            &quot;;[.A131];[.B131];&quot; &quot;;[.C131])" office:value-type="string" office:string-value="            130: 0.349999999999999" calcext:value-type="string">
            <text:p><text:s text:c="12"/>130: 0.349999999999999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:</text:p>
          </table:table-cell>
          <table:table-cell table:formula="of:=[.C131]-0.005" office:value-type="float" office:value="0.344999999999999" calcext:value-type="float">
            <text:p>0.344999999999999</text:p>
          </table:table-cell>
          <table:table-cell table:formula="of:=CONCATENATE(&quot;            &quot;;[.A132];[.B132];&quot; &quot;;[.C132])" office:value-type="string" office:string-value="            131: 0.344999999999999" calcext:value-type="string">
            <text:p><text:s text:c="12"/>131: 0.344999999999999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:</text:p>
          </table:table-cell>
          <table:table-cell table:formula="of:=[.C132]-0.005" office:value-type="float" office:value="0.339999999999999" calcext:value-type="float">
            <text:p>0.339999999999999</text:p>
          </table:table-cell>
          <table:table-cell table:formula="of:=CONCATENATE(&quot;            &quot;;[.A133];[.B133];&quot; &quot;;[.C133])" office:value-type="string" office:string-value="            132: 0.339999999999999" calcext:value-type="string">
            <text:p><text:s text:c="12"/>132: 0.339999999999999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:</text:p>
          </table:table-cell>
          <table:table-cell table:formula="of:=[.C133]-0.005" office:value-type="float" office:value="0.334999999999999" calcext:value-type="float">
            <text:p>0.334999999999999</text:p>
          </table:table-cell>
          <table:table-cell table:formula="of:=CONCATENATE(&quot;            &quot;;[.A134];[.B134];&quot; &quot;;[.C134])" office:value-type="string" office:string-value="            133: 0.334999999999999" calcext:value-type="string">
            <text:p><text:s text:c="12"/>133: 0.334999999999999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:</text:p>
          </table:table-cell>
          <table:table-cell table:formula="of:=[.C134]-0.005" office:value-type="float" office:value="0.329999999999999" calcext:value-type="float">
            <text:p>0.329999999999999</text:p>
          </table:table-cell>
          <table:table-cell table:formula="of:=CONCATENATE(&quot;            &quot;;[.A135];[.B135];&quot; &quot;;[.C135])" office:value-type="string" office:string-value="            134: 0.329999999999999" calcext:value-type="string">
            <text:p><text:s text:c="12"/>134: 0.329999999999999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:</text:p>
          </table:table-cell>
          <table:table-cell table:formula="of:=[.C135]-0.005" office:value-type="float" office:value="0.324999999999999" calcext:value-type="float">
            <text:p>0.324999999999999</text:p>
          </table:table-cell>
          <table:table-cell table:formula="of:=CONCATENATE(&quot;            &quot;;[.A136];[.B136];&quot; &quot;;[.C136])" office:value-type="string" office:string-value="            135: 0.324999999999999" calcext:value-type="string">
            <text:p><text:s text:c="12"/>135: 0.324999999999999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:</text:p>
          </table:table-cell>
          <table:table-cell table:formula="of:=[.C136]-0.005" office:value-type="float" office:value="0.319999999999999" calcext:value-type="float">
            <text:p>0.319999999999999</text:p>
          </table:table-cell>
          <table:table-cell table:formula="of:=CONCATENATE(&quot;            &quot;;[.A137];[.B137];&quot; &quot;;[.C137])" office:value-type="string" office:string-value="            136: 0.319999999999999" calcext:value-type="string">
            <text:p><text:s text:c="12"/>136: 0.319999999999999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:</text:p>
          </table:table-cell>
          <table:table-cell table:formula="of:=[.C137]-0.005" office:value-type="float" office:value="0.314999999999999" calcext:value-type="float">
            <text:p>0.314999999999999</text:p>
          </table:table-cell>
          <table:table-cell table:formula="of:=CONCATENATE(&quot;            &quot;;[.A138];[.B138];&quot; &quot;;[.C138])" office:value-type="string" office:string-value="            137: 0.314999999999999" calcext:value-type="string">
            <text:p><text:s text:c="12"/>137: 0.314999999999999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:</text:p>
          </table:table-cell>
          <table:table-cell table:formula="of:=[.C138]-0.005" office:value-type="float" office:value="0.309999999999999" calcext:value-type="float">
            <text:p>0.309999999999999</text:p>
          </table:table-cell>
          <table:table-cell table:formula="of:=CONCATENATE(&quot;            &quot;;[.A139];[.B139];&quot; &quot;;[.C139])" office:value-type="string" office:string-value="            138: 0.309999999999999" calcext:value-type="string">
            <text:p><text:s text:c="12"/>138: 0.309999999999999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:</text:p>
          </table:table-cell>
          <table:table-cell table:formula="of:=[.C139]-0.005" office:value-type="float" office:value="0.304999999999999" calcext:value-type="float">
            <text:p>0.304999999999999</text:p>
          </table:table-cell>
          <table:table-cell table:formula="of:=CONCATENATE(&quot;            &quot;;[.A140];[.B140];&quot; &quot;;[.C140])" office:value-type="string" office:string-value="            139: 0.304999999999999" calcext:value-type="string">
            <text:p><text:s text:c="12"/>139: 0.304999999999999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:</text:p>
          </table:table-cell>
          <table:table-cell table:formula="of:=[.C140]-0.005" office:value-type="float" office:value="0.299999999999999" calcext:value-type="float">
            <text:p>0.299999999999999</text:p>
          </table:table-cell>
          <table:table-cell table:formula="of:=CONCATENATE(&quot;            &quot;;[.A141];[.B141];&quot; &quot;;[.C141])" office:value-type="string" office:string-value="            140: 0.299999999999999" calcext:value-type="string">
            <text:p><text:s text:c="12"/>140: 0.299999999999999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:</text:p>
          </table:table-cell>
          <table:table-cell table:formula="of:=[.C141]-0.005" office:value-type="float" office:value="0.294999999999999" calcext:value-type="float">
            <text:p>0.294999999999999</text:p>
          </table:table-cell>
          <table:table-cell table:formula="of:=CONCATENATE(&quot;            &quot;;[.A142];[.B142];&quot; &quot;;[.C142])" office:value-type="string" office:string-value="            141: 0.294999999999999" calcext:value-type="string">
            <text:p><text:s text:c="12"/>141: 0.294999999999999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:</text:p>
          </table:table-cell>
          <table:table-cell table:formula="of:=[.C142]-0.005" office:value-type="float" office:value="0.289999999999999" calcext:value-type="float">
            <text:p>0.289999999999999</text:p>
          </table:table-cell>
          <table:table-cell table:formula="of:=CONCATENATE(&quot;            &quot;;[.A143];[.B143];&quot; &quot;;[.C143])" office:value-type="string" office:string-value="            142: 0.289999999999999" calcext:value-type="string">
            <text:p><text:s text:c="12"/>142: 0.289999999999999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:</text:p>
          </table:table-cell>
          <table:table-cell table:formula="of:=[.C143]-0.005" office:value-type="float" office:value="0.284999999999999" calcext:value-type="float">
            <text:p>0.284999999999999</text:p>
          </table:table-cell>
          <table:table-cell table:formula="of:=CONCATENATE(&quot;            &quot;;[.A144];[.B144];&quot; &quot;;[.C144])" office:value-type="string" office:string-value="            143: 0.284999999999999" calcext:value-type="string">
            <text:p><text:s text:c="12"/>143: 0.284999999999999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:</text:p>
          </table:table-cell>
          <table:table-cell table:formula="of:=[.C144]-0.005" office:value-type="float" office:value="0.279999999999999" calcext:value-type="float">
            <text:p>0.279999999999999</text:p>
          </table:table-cell>
          <table:table-cell table:formula="of:=CONCATENATE(&quot;            &quot;;[.A145];[.B145];&quot; &quot;;[.C145])" office:value-type="string" office:string-value="            144: 0.279999999999999" calcext:value-type="string">
            <text:p><text:s text:c="12"/>144: 0.279999999999999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:</text:p>
          </table:table-cell>
          <table:table-cell table:formula="of:=[.C145]-0.005" office:value-type="float" office:value="0.274999999999999" calcext:value-type="float">
            <text:p>0.274999999999999</text:p>
          </table:table-cell>
          <table:table-cell table:formula="of:=CONCATENATE(&quot;            &quot;;[.A146];[.B146];&quot; &quot;;[.C146])" office:value-type="string" office:string-value="            145: 0.274999999999999" calcext:value-type="string">
            <text:p><text:s text:c="12"/>145: 0.274999999999999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:</text:p>
          </table:table-cell>
          <table:table-cell table:formula="of:=[.C146]-0.005" office:value-type="float" office:value="0.269999999999999" calcext:value-type="float">
            <text:p>0.269999999999999</text:p>
          </table:table-cell>
          <table:table-cell table:formula="of:=CONCATENATE(&quot;            &quot;;[.A147];[.B147];&quot; &quot;;[.C147])" office:value-type="string" office:string-value="            146: 0.269999999999999" calcext:value-type="string">
            <text:p><text:s text:c="12"/>146: 0.269999999999999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:</text:p>
          </table:table-cell>
          <table:table-cell table:formula="of:=[.C147]-0.005" office:value-type="float" office:value="0.264999999999999" calcext:value-type="float">
            <text:p>0.264999999999999</text:p>
          </table:table-cell>
          <table:table-cell table:formula="of:=CONCATENATE(&quot;            &quot;;[.A148];[.B148];&quot; &quot;;[.C148])" office:value-type="string" office:string-value="            147: 0.264999999999999" calcext:value-type="string">
            <text:p><text:s text:c="12"/>147: 0.264999999999999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:</text:p>
          </table:table-cell>
          <table:table-cell table:formula="of:=[.C148]-0.005" office:value-type="float" office:value="0.259999999999999" calcext:value-type="float">
            <text:p>0.259999999999999</text:p>
          </table:table-cell>
          <table:table-cell table:formula="of:=CONCATENATE(&quot;            &quot;;[.A149];[.B149];&quot; &quot;;[.C149])" office:value-type="string" office:string-value="            148: 0.259999999999999" calcext:value-type="string">
            <text:p><text:s text:c="12"/>148: 0.259999999999999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:</text:p>
          </table:table-cell>
          <table:table-cell table:formula="of:=[.C149]-0.005" office:value-type="float" office:value="0.254999999999999" calcext:value-type="float">
            <text:p>0.254999999999999</text:p>
          </table:table-cell>
          <table:table-cell table:formula="of:=CONCATENATE(&quot;            &quot;;[.A150];[.B150];&quot; &quot;;[.C150])" office:value-type="string" office:string-value="            149: 0.254999999999999" calcext:value-type="string">
            <text:p><text:s text:c="12"/>149: 0.254999999999999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:</text:p>
          </table:table-cell>
          <table:table-cell table:formula="of:=[.C150]-0.005" office:value-type="float" office:value="0.249999999999999" calcext:value-type="float">
            <text:p>0.249999999999999</text:p>
          </table:table-cell>
          <table:table-cell table:formula="of:=CONCATENATE(&quot;            &quot;;[.A151];[.B151];&quot; &quot;;[.C151])" office:value-type="string" office:string-value="            150: 0.249999999999999" calcext:value-type="string">
            <text:p><text:s text:c="12"/>150: 0.249999999999999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:</text:p>
          </table:table-cell>
          <table:table-cell table:formula="of:=[.C151]-0.005" office:value-type="float" office:value="0.244999999999999" calcext:value-type="float">
            <text:p>0.244999999999999</text:p>
          </table:table-cell>
          <table:table-cell table:formula="of:=CONCATENATE(&quot;            &quot;;[.A152];[.B152];&quot; &quot;;[.C152])" office:value-type="string" office:string-value="            151: 0.244999999999999" calcext:value-type="string">
            <text:p><text:s text:c="12"/>151: 0.244999999999999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:</text:p>
          </table:table-cell>
          <table:table-cell table:formula="of:=[.C152]-0.005" office:value-type="float" office:value="0.239999999999999" calcext:value-type="float">
            <text:p>0.239999999999999</text:p>
          </table:table-cell>
          <table:table-cell table:formula="of:=CONCATENATE(&quot;            &quot;;[.A153];[.B153];&quot; &quot;;[.C153])" office:value-type="string" office:string-value="            152: 0.239999999999999" calcext:value-type="string">
            <text:p><text:s text:c="12"/>152: 0.239999999999999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:</text:p>
          </table:table-cell>
          <table:table-cell table:formula="of:=[.C153]-0.005" office:value-type="float" office:value="0.234999999999999" calcext:value-type="float">
            <text:p>0.234999999999999</text:p>
          </table:table-cell>
          <table:table-cell table:formula="of:=CONCATENATE(&quot;            &quot;;[.A154];[.B154];&quot; &quot;;[.C154])" office:value-type="string" office:string-value="            153: 0.234999999999999" calcext:value-type="string">
            <text:p><text:s text:c="12"/>153: 0.234999999999999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:</text:p>
          </table:table-cell>
          <table:table-cell table:formula="of:=[.C154]-0.005" office:value-type="float" office:value="0.229999999999999" calcext:value-type="float">
            <text:p>0.229999999999999</text:p>
          </table:table-cell>
          <table:table-cell table:formula="of:=CONCATENATE(&quot;            &quot;;[.A155];[.B155];&quot; &quot;;[.C155])" office:value-type="string" office:string-value="            154: 0.229999999999999" calcext:value-type="string">
            <text:p><text:s text:c="12"/>154: 0.229999999999999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:</text:p>
          </table:table-cell>
          <table:table-cell table:formula="of:=[.C155]-0.005" office:value-type="float" office:value="0.224999999999999" calcext:value-type="float">
            <text:p>0.224999999999999</text:p>
          </table:table-cell>
          <table:table-cell table:formula="of:=CONCATENATE(&quot;            &quot;;[.A156];[.B156];&quot; &quot;;[.C156])" office:value-type="string" office:string-value="            155: 0.224999999999999" calcext:value-type="string">
            <text:p><text:s text:c="12"/>155: 0.224999999999999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:</text:p>
          </table:table-cell>
          <table:table-cell table:formula="of:=[.C156]-0.005" office:value-type="float" office:value="0.219999999999999" calcext:value-type="float">
            <text:p>0.219999999999999</text:p>
          </table:table-cell>
          <table:table-cell table:formula="of:=CONCATENATE(&quot;            &quot;;[.A157];[.B157];&quot; &quot;;[.C157])" office:value-type="string" office:string-value="            156: 0.219999999999999" calcext:value-type="string">
            <text:p><text:s text:c="12"/>156: 0.219999999999999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:</text:p>
          </table:table-cell>
          <table:table-cell table:formula="of:=[.C157]-0.005" office:value-type="float" office:value="0.214999999999999" calcext:value-type="float">
            <text:p>0.214999999999999</text:p>
          </table:table-cell>
          <table:table-cell table:formula="of:=CONCATENATE(&quot;            &quot;;[.A158];[.B158];&quot; &quot;;[.C158])" office:value-type="string" office:string-value="            157: 0.214999999999999" calcext:value-type="string">
            <text:p><text:s text:c="12"/>157: 0.214999999999999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:</text:p>
          </table:table-cell>
          <table:table-cell table:formula="of:=[.C158]-0.005" office:value-type="float" office:value="0.209999999999999" calcext:value-type="float">
            <text:p>0.209999999999999</text:p>
          </table:table-cell>
          <table:table-cell table:formula="of:=CONCATENATE(&quot;            &quot;;[.A159];[.B159];&quot; &quot;;[.C159])" office:value-type="string" office:string-value="            158: 0.209999999999999" calcext:value-type="string">
            <text:p><text:s text:c="12"/>158: 0.209999999999999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:</text:p>
          </table:table-cell>
          <table:table-cell table:formula="of:=[.C159]-0.005" office:value-type="float" office:value="0.204999999999999" calcext:value-type="float">
            <text:p>0.204999999999999</text:p>
          </table:table-cell>
          <table:table-cell table:formula="of:=CONCATENATE(&quot;            &quot;;[.A160];[.B160];&quot; &quot;;[.C160])" office:value-type="string" office:string-value="            159: 0.204999999999999" calcext:value-type="string">
            <text:p><text:s text:c="12"/>159: 0.204999999999999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:</text:p>
          </table:table-cell>
          <table:table-cell table:formula="of:=[.C160]-0.005" office:value-type="float" office:value="0.199999999999999" calcext:value-type="float">
            <text:p>0.199999999999999</text:p>
          </table:table-cell>
          <table:table-cell table:formula="of:=CONCATENATE(&quot;            &quot;;[.A161];[.B161];&quot; &quot;;[.C161])" office:value-type="string" office:string-value="            160: 0.199999999999999" calcext:value-type="string">
            <text:p><text:s text:c="12"/>160: 0.199999999999999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:</text:p>
          </table:table-cell>
          <table:table-cell table:formula="of:=[.C161]-0.005" office:value-type="float" office:value="0.194999999999999" calcext:value-type="float">
            <text:p>0.194999999999999</text:p>
          </table:table-cell>
          <table:table-cell table:formula="of:=CONCATENATE(&quot;            &quot;;[.A162];[.B162];&quot; &quot;;[.C162])" office:value-type="string" office:string-value="            161: 0.194999999999999" calcext:value-type="string">
            <text:p><text:s text:c="12"/>161: 0.194999999999999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:</text:p>
          </table:table-cell>
          <table:table-cell table:formula="of:=[.C162]-0.005" office:value-type="float" office:value="0.189999999999999" calcext:value-type="float">
            <text:p>0.189999999999999</text:p>
          </table:table-cell>
          <table:table-cell table:formula="of:=CONCATENATE(&quot;            &quot;;[.A163];[.B163];&quot; &quot;;[.C163])" office:value-type="string" office:string-value="            162: 0.189999999999999" calcext:value-type="string">
            <text:p><text:s text:c="12"/>162: 0.189999999999999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:</text:p>
          </table:table-cell>
          <table:table-cell table:formula="of:=[.C163]-0.005" office:value-type="float" office:value="0.184999999999999" calcext:value-type="float">
            <text:p>0.184999999999999</text:p>
          </table:table-cell>
          <table:table-cell table:formula="of:=CONCATENATE(&quot;            &quot;;[.A164];[.B164];&quot; &quot;;[.C164])" office:value-type="string" office:string-value="            163: 0.184999999999999" calcext:value-type="string">
            <text:p><text:s text:c="12"/>163: 0.184999999999999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:</text:p>
          </table:table-cell>
          <table:table-cell table:formula="of:=[.C164]-0.005" office:value-type="float" office:value="0.179999999999999" calcext:value-type="float">
            <text:p>0.179999999999999</text:p>
          </table:table-cell>
          <table:table-cell table:formula="of:=CONCATENATE(&quot;            &quot;;[.A165];[.B165];&quot; &quot;;[.C165])" office:value-type="string" office:string-value="            164: 0.179999999999999" calcext:value-type="string">
            <text:p><text:s text:c="12"/>164: 0.179999999999999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:</text:p>
          </table:table-cell>
          <table:table-cell table:formula="of:=[.C165]-0.005" office:value-type="float" office:value="0.174999999999999" calcext:value-type="float">
            <text:p>0.174999999999999</text:p>
          </table:table-cell>
          <table:table-cell table:formula="of:=CONCATENATE(&quot;            &quot;;[.A166];[.B166];&quot; &quot;;[.C166])" office:value-type="string" office:string-value="            165: 0.174999999999999" calcext:value-type="string">
            <text:p><text:s text:c="12"/>165: 0.174999999999999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:</text:p>
          </table:table-cell>
          <table:table-cell table:formula="of:=[.C166]-0.005" office:value-type="float" office:value="0.169999999999999" calcext:value-type="float">
            <text:p>0.169999999999999</text:p>
          </table:table-cell>
          <table:table-cell table:formula="of:=CONCATENATE(&quot;            &quot;;[.A167];[.B167];&quot; &quot;;[.C167])" office:value-type="string" office:string-value="            166: 0.169999999999999" calcext:value-type="string">
            <text:p><text:s text:c="12"/>166: 0.169999999999999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:</text:p>
          </table:table-cell>
          <table:table-cell table:formula="of:=[.C167]-0.005" office:value-type="float" office:value="0.164999999999999" calcext:value-type="float">
            <text:p>0.164999999999999</text:p>
          </table:table-cell>
          <table:table-cell table:formula="of:=CONCATENATE(&quot;            &quot;;[.A168];[.B168];&quot; &quot;;[.C168])" office:value-type="string" office:string-value="            167: 0.164999999999999" calcext:value-type="string">
            <text:p><text:s text:c="12"/>167: 0.164999999999999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:</text:p>
          </table:table-cell>
          <table:table-cell table:formula="of:=[.C168]-0.005" office:value-type="float" office:value="0.159999999999999" calcext:value-type="float">
            <text:p>0.159999999999999</text:p>
          </table:table-cell>
          <table:table-cell table:formula="of:=CONCATENATE(&quot;            &quot;;[.A169];[.B169];&quot; &quot;;[.C169])" office:value-type="string" office:string-value="            168: 0.159999999999999" calcext:value-type="string">
            <text:p><text:s text:c="12"/>168: 0.159999999999999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:</text:p>
          </table:table-cell>
          <table:table-cell table:formula="of:=[.C169]-0.005" office:value-type="float" office:value="0.154999999999999" calcext:value-type="float">
            <text:p>0.154999999999999</text:p>
          </table:table-cell>
          <table:table-cell table:formula="of:=CONCATENATE(&quot;            &quot;;[.A170];[.B170];&quot; &quot;;[.C170])" office:value-type="string" office:string-value="            169: 0.154999999999999" calcext:value-type="string">
            <text:p><text:s text:c="12"/>169: 0.154999999999999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:</text:p>
          </table:table-cell>
          <table:table-cell table:formula="of:=[.C170]-0.005" office:value-type="float" office:value="0.149999999999999" calcext:value-type="float">
            <text:p>0.149999999999999</text:p>
          </table:table-cell>
          <table:table-cell table:formula="of:=CONCATENATE(&quot;            &quot;;[.A171];[.B171];&quot; &quot;;[.C171])" office:value-type="string" office:string-value="            170: 0.149999999999999" calcext:value-type="string">
            <text:p><text:s text:c="12"/>170: 0.149999999999999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:</text:p>
          </table:table-cell>
          <table:table-cell table:formula="of:=[.C171]-0.005" office:value-type="float" office:value="0.144999999999999" calcext:value-type="float">
            <text:p>0.144999999999999</text:p>
          </table:table-cell>
          <table:table-cell table:formula="of:=CONCATENATE(&quot;            &quot;;[.A172];[.B172];&quot; &quot;;[.C172])" office:value-type="string" office:string-value="            171: 0.144999999999999" calcext:value-type="string">
            <text:p><text:s text:c="12"/>171: 0.144999999999999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:</text:p>
          </table:table-cell>
          <table:table-cell table:formula="of:=[.C172]-0.005" office:value-type="float" office:value="0.139999999999999" calcext:value-type="float">
            <text:p>0.139999999999999</text:p>
          </table:table-cell>
          <table:table-cell table:formula="of:=CONCATENATE(&quot;            &quot;;[.A173];[.B173];&quot; &quot;;[.C173])" office:value-type="string" office:string-value="            172: 0.139999999999999" calcext:value-type="string">
            <text:p><text:s text:c="12"/>172: 0.139999999999999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:</text:p>
          </table:table-cell>
          <table:table-cell table:formula="of:=[.C173]-0.005" office:value-type="float" office:value="0.134999999999999" calcext:value-type="float">
            <text:p>0.134999999999999</text:p>
          </table:table-cell>
          <table:table-cell table:formula="of:=CONCATENATE(&quot;            &quot;;[.A174];[.B174];&quot; &quot;;[.C174])" office:value-type="string" office:string-value="            173: 0.134999999999999" calcext:value-type="string">
            <text:p><text:s text:c="12"/>173: 0.134999999999999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:</text:p>
          </table:table-cell>
          <table:table-cell table:formula="of:=[.C174]-0.005" office:value-type="float" office:value="0.129999999999999" calcext:value-type="float">
            <text:p>0.129999999999999</text:p>
          </table:table-cell>
          <table:table-cell table:formula="of:=CONCATENATE(&quot;            &quot;;[.A175];[.B175];&quot; &quot;;[.C175])" office:value-type="string" office:string-value="            174: 0.129999999999999" calcext:value-type="string">
            <text:p><text:s text:c="12"/>174: 0.129999999999999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:</text:p>
          </table:table-cell>
          <table:table-cell table:formula="of:=[.C175]-0.005" office:value-type="float" office:value="0.124999999999999" calcext:value-type="float">
            <text:p>0.124999999999999</text:p>
          </table:table-cell>
          <table:table-cell table:formula="of:=CONCATENATE(&quot;            &quot;;[.A176];[.B176];&quot; &quot;;[.C176])" office:value-type="string" office:string-value="            175: 0.124999999999999" calcext:value-type="string">
            <text:p><text:s text:c="12"/>175: 0.124999999999999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:</text:p>
          </table:table-cell>
          <table:table-cell table:formula="of:=[.C176]-0.005" office:value-type="float" office:value="0.119999999999999" calcext:value-type="float">
            <text:p>0.119999999999999</text:p>
          </table:table-cell>
          <table:table-cell table:formula="of:=CONCATENATE(&quot;            &quot;;[.A177];[.B177];&quot; &quot;;[.C177])" office:value-type="string" office:string-value="            176: 0.119999999999999" calcext:value-type="string">
            <text:p><text:s text:c="12"/>176: 0.119999999999999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:</text:p>
          </table:table-cell>
          <table:table-cell table:formula="of:=[.C177]-0.005" office:value-type="float" office:value="0.114999999999999" calcext:value-type="float">
            <text:p>0.114999999999999</text:p>
          </table:table-cell>
          <table:table-cell table:formula="of:=CONCATENATE(&quot;            &quot;;[.A178];[.B178];&quot; &quot;;[.C178])" office:value-type="string" office:string-value="            177: 0.114999999999999" calcext:value-type="string">
            <text:p><text:s text:c="12"/>177: 0.114999999999999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:</text:p>
          </table:table-cell>
          <table:table-cell table:formula="of:=[.C178]-0.005" office:value-type="float" office:value="0.109999999999999" calcext:value-type="float">
            <text:p>0.109999999999999</text:p>
          </table:table-cell>
          <table:table-cell table:formula="of:=CONCATENATE(&quot;            &quot;;[.A179];[.B179];&quot; &quot;;[.C179])" office:value-type="string" office:string-value="            178: 0.109999999999999" calcext:value-type="string">
            <text:p><text:s text:c="12"/>178: 0.109999999999999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:</text:p>
          </table:table-cell>
          <table:table-cell table:formula="of:=[.C179]-0.005" office:value-type="float" office:value="0.104999999999999" calcext:value-type="float">
            <text:p>0.104999999999999</text:p>
          </table:table-cell>
          <table:table-cell table:formula="of:=CONCATENATE(&quot;            &quot;;[.A180];[.B180];&quot; &quot;;[.C180])" office:value-type="string" office:string-value="            179: 0.104999999999999" calcext:value-type="string">
            <text:p><text:s text:c="12"/>179: 0.104999999999999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:</text:p>
          </table:table-cell>
          <table:table-cell table:formula="of:=[.C180]-0.005" office:value-type="float" office:value="0.0999999999999992" calcext:value-type="float">
            <text:p>0.099999999999999</text:p>
          </table:table-cell>
          <table:table-cell table:formula="of:=CONCATENATE(&quot;            &quot;;[.A181];[.B181];&quot; &quot;;[.C181])" office:value-type="string" office:string-value="            180: 0.0999999999999992" calcext:value-type="string">
            <text:p><text:s text:c="12"/>180: 0.0999999999999992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:</text:p>
          </table:table-cell>
          <table:table-cell table:formula="of:=[.C181]-0.005" office:value-type="float" office:value="0.0949999999999992" calcext:value-type="float">
            <text:p>0.094999999999999</text:p>
          </table:table-cell>
          <table:table-cell table:formula="of:=CONCATENATE(&quot;            &quot;;[.A182];[.B182];&quot; &quot;;[.C182])" office:value-type="string" office:string-value="            181: 0.0949999999999992" calcext:value-type="string">
            <text:p><text:s text:c="12"/>181: 0.0949999999999992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:</text:p>
          </table:table-cell>
          <table:table-cell table:formula="of:=[.C182]-0.005" office:value-type="float" office:value="0.0899999999999992" calcext:value-type="float">
            <text:p>0.089999999999999</text:p>
          </table:table-cell>
          <table:table-cell table:formula="of:=CONCATENATE(&quot;            &quot;;[.A183];[.B183];&quot; &quot;;[.C183])" office:value-type="string" office:string-value="            182: 0.0899999999999992" calcext:value-type="string">
            <text:p><text:s text:c="12"/>182: 0.0899999999999992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:</text:p>
          </table:table-cell>
          <table:table-cell table:formula="of:=[.C183]-0.005" office:value-type="float" office:value="0.0849999999999992" calcext:value-type="float">
            <text:p>0.084999999999999</text:p>
          </table:table-cell>
          <table:table-cell table:formula="of:=CONCATENATE(&quot;            &quot;;[.A184];[.B184];&quot; &quot;;[.C184])" office:value-type="string" office:string-value="            183: 0.0849999999999992" calcext:value-type="string">
            <text:p><text:s text:c="12"/>183: 0.0849999999999992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:</text:p>
          </table:table-cell>
          <table:table-cell table:formula="of:=[.C184]-0.005" office:value-type="float" office:value="0.0799999999999992" calcext:value-type="float">
            <text:p>0.079999999999999</text:p>
          </table:table-cell>
          <table:table-cell table:formula="of:=CONCATENATE(&quot;            &quot;;[.A185];[.B185];&quot; &quot;;[.C185])" office:value-type="string" office:string-value="            184: 0.0799999999999992" calcext:value-type="string">
            <text:p><text:s text:c="12"/>184: 0.0799999999999992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:</text:p>
          </table:table-cell>
          <table:table-cell table:formula="of:=[.C185]-0.005" office:value-type="float" office:value="0.0749999999999992" calcext:value-type="float">
            <text:p>0.074999999999999</text:p>
          </table:table-cell>
          <table:table-cell table:formula="of:=CONCATENATE(&quot;            &quot;;[.A186];[.B186];&quot; &quot;;[.C186])" office:value-type="string" office:string-value="            185: 0.0749999999999992" calcext:value-type="string">
            <text:p><text:s text:c="12"/>185: 0.0749999999999992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:</text:p>
          </table:table-cell>
          <table:table-cell table:formula="of:=[.C186]-0.005" office:value-type="float" office:value="0.0699999999999992" calcext:value-type="float">
            <text:p>0.069999999999999</text:p>
          </table:table-cell>
          <table:table-cell table:formula="of:=CONCATENATE(&quot;            &quot;;[.A187];[.B187];&quot; &quot;;[.C187])" office:value-type="string" office:string-value="            186: 0.0699999999999992" calcext:value-type="string">
            <text:p><text:s text:c="12"/>186: 0.0699999999999992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:</text:p>
          </table:table-cell>
          <table:table-cell table:formula="of:=[.C187]-0.005" office:value-type="float" office:value="0.0649999999999992" calcext:value-type="float">
            <text:p>0.064999999999999</text:p>
          </table:table-cell>
          <table:table-cell table:formula="of:=CONCATENATE(&quot;            &quot;;[.A188];[.B188];&quot; &quot;;[.C188])" office:value-type="string" office:string-value="            187: 0.0649999999999992" calcext:value-type="string">
            <text:p><text:s text:c="12"/>187: 0.0649999999999992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:</text:p>
          </table:table-cell>
          <table:table-cell table:formula="of:=[.C188]-0.005" office:value-type="float" office:value="0.0599999999999992" calcext:value-type="float">
            <text:p>0.059999999999999</text:p>
          </table:table-cell>
          <table:table-cell table:formula="of:=CONCATENATE(&quot;            &quot;;[.A189];[.B189];&quot; &quot;;[.C189])" office:value-type="string" office:string-value="            188: 0.0599999999999992" calcext:value-type="string">
            <text:p><text:s text:c="12"/>188: 0.0599999999999992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:</text:p>
          </table:table-cell>
          <table:table-cell table:formula="of:=[.C189]-0.005" office:value-type="float" office:value="0.0549999999999992" calcext:value-type="float">
            <text:p>0.054999999999999</text:p>
          </table:table-cell>
          <table:table-cell table:formula="of:=CONCATENATE(&quot;            &quot;;[.A190];[.B190];&quot; &quot;;[.C190])" office:value-type="string" office:string-value="            189: 0.0549999999999992" calcext:value-type="string">
            <text:p><text:s text:c="12"/>189: 0.0549999999999992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:</text:p>
          </table:table-cell>
          <table:table-cell table:formula="of:=[.C190]-0.005" office:value-type="float" office:value="0.0499999999999992" calcext:value-type="float">
            <text:p>0.049999999999999</text:p>
          </table:table-cell>
          <table:table-cell table:formula="of:=CONCATENATE(&quot;            &quot;;[.A191];[.B191];&quot; &quot;;[.C191])" office:value-type="string" office:string-value="            190: 0.0499999999999992" calcext:value-type="string">
            <text:p><text:s text:c="12"/>190: 0.0499999999999992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:</text:p>
          </table:table-cell>
          <table:table-cell table:formula="of:=[.C191]-0.005" office:value-type="float" office:value="0.0449999999999992" calcext:value-type="float">
            <text:p>0.044999999999999</text:p>
          </table:table-cell>
          <table:table-cell table:formula="of:=CONCATENATE(&quot;            &quot;;[.A192];[.B192];&quot; &quot;;[.C192])" office:value-type="string" office:string-value="            191: 0.0449999999999992" calcext:value-type="string">
            <text:p><text:s text:c="12"/>191: 0.0449999999999992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:</text:p>
          </table:table-cell>
          <table:table-cell table:formula="of:=[.C192]-0.005" office:value-type="float" office:value="0.0399999999999992" calcext:value-type="float">
            <text:p>0.039999999999999</text:p>
          </table:table-cell>
          <table:table-cell table:formula="of:=CONCATENATE(&quot;            &quot;;[.A193];[.B193];&quot; &quot;;[.C193])" office:value-type="string" office:string-value="            192: 0.0399999999999992" calcext:value-type="string">
            <text:p><text:s text:c="12"/>192: 0.0399999999999992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:</text:p>
          </table:table-cell>
          <table:table-cell table:formula="of:=[.C193]-0.005" office:value-type="float" office:value="0.0349999999999992" calcext:value-type="float">
            <text:p>0.034999999999999</text:p>
          </table:table-cell>
          <table:table-cell table:formula="of:=CONCATENATE(&quot;            &quot;;[.A194];[.B194];&quot; &quot;;[.C194])" office:value-type="string" office:string-value="            193: 0.0349999999999992" calcext:value-type="string">
            <text:p><text:s text:c="12"/>193: 0.0349999999999992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:</text:p>
          </table:table-cell>
          <table:table-cell table:formula="of:=[.C194]-0.005" office:value-type="float" office:value="0.0299999999999992" calcext:value-type="float">
            <text:p>0.029999999999999</text:p>
          </table:table-cell>
          <table:table-cell table:formula="of:=CONCATENATE(&quot;            &quot;;[.A195];[.B195];&quot; &quot;;[.C195])" office:value-type="string" office:string-value="            194: 0.0299999999999992" calcext:value-type="string">
            <text:p><text:s text:c="12"/>194: 0.0299999999999992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:</text:p>
          </table:table-cell>
          <table:table-cell table:formula="of:=[.C195]-0.005" office:value-type="float" office:value="0.0249999999999992" calcext:value-type="float">
            <text:p>0.024999999999999</text:p>
          </table:table-cell>
          <table:table-cell table:formula="of:=CONCATENATE(&quot;            &quot;;[.A196];[.B196];&quot; &quot;;[.C196])" office:value-type="string" office:string-value="            195: 0.0249999999999992" calcext:value-type="string">
            <text:p><text:s text:c="12"/>195: 0.0249999999999992</text:p>
          </table:table-cell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:</text:p>
          </table:table-cell>
          <table:table-cell table:formula="of:=[.C196]-0.005" office:value-type="float" office:value="0.0199999999999992" calcext:value-type="float">
            <text:p>0.019999999999999</text:p>
          </table:table-cell>
          <table:table-cell table:formula="of:=CONCATENATE(&quot;            &quot;;[.A197];[.B197];&quot; &quot;;[.C197])" office:value-type="string" office:string-value="            196: 0.0199999999999992" calcext:value-type="string">
            <text:p><text:s text:c="12"/>196: 0.0199999999999992</text:p>
          </table:table-cell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:</text:p>
          </table:table-cell>
          <table:table-cell table:formula="of:=[.C197]-0.005" office:value-type="float" office:value="0.0149999999999992" calcext:value-type="float">
            <text:p>0.014999999999999</text:p>
          </table:table-cell>
          <table:table-cell table:formula="of:=CONCATENATE(&quot;            &quot;;[.A198];[.B198];&quot; &quot;;[.C198])" office:value-type="string" office:string-value="            197: 0.0149999999999992" calcext:value-type="string">
            <text:p><text:s text:c="12"/>197: 0.0149999999999992</text:p>
          </table:table-cell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:</text:p>
          </table:table-cell>
          <table:table-cell table:formula="of:=[.C198]-0.005" office:value-type="float" office:value="0.00999999999999918" calcext:value-type="float">
            <text:p>0.009999999999999</text:p>
          </table:table-cell>
          <table:table-cell table:formula="of:=CONCATENATE(&quot;            &quot;;[.A199];[.B199];&quot; &quot;;[.C199])" office:value-type="string" office:string-value="            198: 0.00999999999999918" calcext:value-type="string">
            <text:p><text:s text:c="12"/>198: 0.00999999999999918</text:p>
          </table:table-cell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:</text:p>
          </table:table-cell>
          <table:table-cell table:formula="of:=[.C199]-0.005" office:value-type="float" office:value="0.00499999999999918" calcext:value-type="float">
            <text:p>0.004999999999999</text:p>
          </table:table-cell>
          <table:table-cell table:formula="of:=CONCATENATE(&quot;            &quot;;[.A200];[.B200];&quot; &quot;;[.C200])" office:value-type="string" office:string-value="            199: 0.00499999999999918" calcext:value-type="string">
            <text:p><text:s text:c="12"/>199: 0.00499999999999918</text:p>
          </table:table-cell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:</text:p>
          </table:table-cell>
          <table:table-cell table:formula="of:=[.C200]-0.005" office:value-type="float" office:value="-8.2052420413703E-016" calcext:value-type="float">
            <text:p>-8.2052420413703E-16</text:p>
          </table:table-cell>
          <table:table-cell table:formula="of:=CONCATENATE(&quot;            &quot;;[.A201];[.B201];&quot; &quot;;[.C201])" office:value-type="string" office:string-value="            200: -8.2052420413703E-016" calcext:value-type="string">
            <text:p><text:s text:c="12"/>200: -8.2052420413703E-016</text:p>
          </table:table-cell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:</text:p>
          </table:table-cell>
          <table:table-cell table:formula="of:=[.C201]-0.005" office:value-type="float" office:value="-0.00500000000000082" calcext:value-type="float">
            <text:p>-0.005000000000001</text:p>
          </table:table-cell>
          <table:table-cell table:formula="of:=CONCATENATE(&quot;            &quot;;[.A202];[.B202];&quot; &quot;;[.C202])" office:value-type="string" office:string-value="            201: -0.00500000000000082" calcext:value-type="string">
            <text:p><text:s text:c="12"/>201: -0.00500000000000082</text:p>
          </table:table-cell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:</text:p>
          </table:table-cell>
          <table:table-cell table:formula="of:=[.C202]-0.005" office:value-type="float" office:value="-0.0100000000000008" calcext:value-type="float">
            <text:p>-0.010000000000001</text:p>
          </table:table-cell>
          <table:table-cell table:formula="of:=CONCATENATE(&quot;            &quot;;[.A203];[.B203];&quot; &quot;;[.C203])" office:value-type="string" office:string-value="            202: -0.0100000000000008" calcext:value-type="string">
            <text:p><text:s text:c="12"/>202: -0.0100000000000008</text:p>
          </table:table-cell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:</text:p>
          </table:table-cell>
          <table:table-cell table:formula="of:=[.C203]-0.005" office:value-type="float" office:value="-0.0150000000000008" calcext:value-type="float">
            <text:p>-0.015000000000001</text:p>
          </table:table-cell>
          <table:table-cell table:formula="of:=CONCATENATE(&quot;            &quot;;[.A204];[.B204];&quot; &quot;;[.C204])" office:value-type="string" office:string-value="            203: -0.0150000000000008" calcext:value-type="string">
            <text:p><text:s text:c="12"/>203: -0.0150000000000008</text:p>
          </table:table-cell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:</text:p>
          </table:table-cell>
          <table:table-cell table:formula="of:=[.C204]-0.005" office:value-type="float" office:value="-0.0200000000000008" calcext:value-type="float">
            <text:p>-0.020000000000001</text:p>
          </table:table-cell>
          <table:table-cell table:formula="of:=CONCATENATE(&quot;            &quot;;[.A205];[.B205];&quot; &quot;;[.C205])" office:value-type="string" office:string-value="            204: -0.0200000000000008" calcext:value-type="string">
            <text:p><text:s text:c="12"/>204: -0.0200000000000008</text:p>
          </table:table-cell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:</text:p>
          </table:table-cell>
          <table:table-cell table:formula="of:=[.C205]-0.005" office:value-type="float" office:value="-0.0250000000000008" calcext:value-type="float">
            <text:p>-0.025000000000001</text:p>
          </table:table-cell>
          <table:table-cell table:formula="of:=CONCATENATE(&quot;            &quot;;[.A206];[.B206];&quot; &quot;;[.C206])" office:value-type="string" office:string-value="            205: -0.0250000000000008" calcext:value-type="string">
            <text:p><text:s text:c="12"/>205: -0.0250000000000008</text:p>
          </table:table-cell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:</text:p>
          </table:table-cell>
          <table:table-cell table:formula="of:=[.C206]-0.005" office:value-type="float" office:value="-0.0300000000000008" calcext:value-type="float">
            <text:p>-0.030000000000001</text:p>
          </table:table-cell>
          <table:table-cell table:formula="of:=CONCATENATE(&quot;            &quot;;[.A207];[.B207];&quot; &quot;;[.C207])" office:value-type="string" office:string-value="            206: -0.0300000000000008" calcext:value-type="string">
            <text:p><text:s text:c="12"/>206: -0.0300000000000008</text:p>
          </table:table-cell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:</text:p>
          </table:table-cell>
          <table:table-cell table:formula="of:=[.C207]-0.005" office:value-type="float" office:value="-0.0350000000000008" calcext:value-type="float">
            <text:p>-0.035000000000001</text:p>
          </table:table-cell>
          <table:table-cell table:formula="of:=CONCATENATE(&quot;            &quot;;[.A208];[.B208];&quot; &quot;;[.C208])" office:value-type="string" office:string-value="            207: -0.0350000000000008" calcext:value-type="string">
            <text:p><text:s text:c="12"/>207: -0.0350000000000008</text:p>
          </table:table-cell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:</text:p>
          </table:table-cell>
          <table:table-cell table:formula="of:=[.C208]-0.005" office:value-type="float" office:value="-0.0400000000000008" calcext:value-type="float">
            <text:p>-0.040000000000001</text:p>
          </table:table-cell>
          <table:table-cell table:formula="of:=CONCATENATE(&quot;            &quot;;[.A209];[.B209];&quot; &quot;;[.C209])" office:value-type="string" office:string-value="            208: -0.0400000000000008" calcext:value-type="string">
            <text:p><text:s text:c="12"/>208: -0.0400000000000008</text:p>
          </table:table-cell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:</text:p>
          </table:table-cell>
          <table:table-cell table:formula="of:=[.C209]-0.005" office:value-type="float" office:value="-0.0450000000000008" calcext:value-type="float">
            <text:p>-0.045000000000001</text:p>
          </table:table-cell>
          <table:table-cell table:formula="of:=CONCATENATE(&quot;            &quot;;[.A210];[.B210];&quot; &quot;;[.C210])" office:value-type="string" office:string-value="            209: -0.0450000000000008" calcext:value-type="string">
            <text:p><text:s text:c="12"/>209: -0.0450000000000008</text:p>
          </table:table-cell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:</text:p>
          </table:table-cell>
          <table:table-cell table:formula="of:=[.C210]-0.005" office:value-type="float" office:value="-0.0500000000000008" calcext:value-type="float">
            <text:p>-0.050000000000001</text:p>
          </table:table-cell>
          <table:table-cell table:formula="of:=CONCATENATE(&quot;            &quot;;[.A211];[.B211];&quot; &quot;;[.C211])" office:value-type="string" office:string-value="            210: -0.0500000000000008" calcext:value-type="string">
            <text:p><text:s text:c="12"/>210: -0.0500000000000008</text:p>
          </table:table-cell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:</text:p>
          </table:table-cell>
          <table:table-cell table:formula="of:=[.C211]-0.005" office:value-type="float" office:value="-0.0550000000000008" calcext:value-type="float">
            <text:p>-0.055000000000001</text:p>
          </table:table-cell>
          <table:table-cell table:formula="of:=CONCATENATE(&quot;            &quot;;[.A212];[.B212];&quot; &quot;;[.C212])" office:value-type="string" office:string-value="            211: -0.0550000000000008" calcext:value-type="string">
            <text:p><text:s text:c="12"/>211: -0.0550000000000008</text:p>
          </table:table-cell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:</text:p>
          </table:table-cell>
          <table:table-cell table:formula="of:=[.C212]-0.005" office:value-type="float" office:value="-0.0600000000000008" calcext:value-type="float">
            <text:p>-0.060000000000001</text:p>
          </table:table-cell>
          <table:table-cell table:formula="of:=CONCATENATE(&quot;            &quot;;[.A213];[.B213];&quot; &quot;;[.C213])" office:value-type="string" office:string-value="            212: -0.0600000000000008" calcext:value-type="string">
            <text:p><text:s text:c="12"/>212: -0.0600000000000008</text:p>
          </table:table-cell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:</text:p>
          </table:table-cell>
          <table:table-cell table:formula="of:=[.C213]-0.005" office:value-type="float" office:value="-0.0650000000000008" calcext:value-type="float">
            <text:p>-0.065000000000001</text:p>
          </table:table-cell>
          <table:table-cell table:formula="of:=CONCATENATE(&quot;            &quot;;[.A214];[.B214];&quot; &quot;;[.C214])" office:value-type="string" office:string-value="            213: -0.0650000000000008" calcext:value-type="string">
            <text:p><text:s text:c="12"/>213: -0.0650000000000008</text:p>
          </table:table-cell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:</text:p>
          </table:table-cell>
          <table:table-cell table:formula="of:=[.C214]-0.005" office:value-type="float" office:value="-0.0700000000000008" calcext:value-type="float">
            <text:p>-0.070000000000001</text:p>
          </table:table-cell>
          <table:table-cell table:formula="of:=CONCATENATE(&quot;            &quot;;[.A215];[.B215];&quot; &quot;;[.C215])" office:value-type="string" office:string-value="            214: -0.0700000000000008" calcext:value-type="string">
            <text:p><text:s text:c="12"/>214: -0.0700000000000008</text:p>
          </table:table-cell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:</text:p>
          </table:table-cell>
          <table:table-cell table:formula="of:=[.C215]-0.005" office:value-type="float" office:value="-0.0750000000000008" calcext:value-type="float">
            <text:p>-0.075000000000001</text:p>
          </table:table-cell>
          <table:table-cell table:formula="of:=CONCATENATE(&quot;            &quot;;[.A216];[.B216];&quot; &quot;;[.C216])" office:value-type="string" office:string-value="            215: -0.0750000000000008" calcext:value-type="string">
            <text:p><text:s text:c="12"/>215: -0.0750000000000008</text:p>
          </table:table-cell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:</text:p>
          </table:table-cell>
          <table:table-cell table:formula="of:=[.C216]-0.005" office:value-type="float" office:value="-0.0800000000000008" calcext:value-type="float">
            <text:p>-0.080000000000001</text:p>
          </table:table-cell>
          <table:table-cell table:formula="of:=CONCATENATE(&quot;            &quot;;[.A217];[.B217];&quot; &quot;;[.C217])" office:value-type="string" office:string-value="            216: -0.0800000000000008" calcext:value-type="string">
            <text:p><text:s text:c="12"/>216: -0.0800000000000008</text:p>
          </table:table-cell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:</text:p>
          </table:table-cell>
          <table:table-cell table:formula="of:=[.C217]-0.005" office:value-type="float" office:value="-0.0850000000000008" calcext:value-type="float">
            <text:p>-0.085000000000001</text:p>
          </table:table-cell>
          <table:table-cell table:formula="of:=CONCATENATE(&quot;            &quot;;[.A218];[.B218];&quot; &quot;;[.C218])" office:value-type="string" office:string-value="            217: -0.0850000000000008" calcext:value-type="string">
            <text:p><text:s text:c="12"/>217: -0.0850000000000008</text:p>
          </table:table-cell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:</text:p>
          </table:table-cell>
          <table:table-cell table:formula="of:=[.C218]-0.005" office:value-type="float" office:value="-0.0900000000000008" calcext:value-type="float">
            <text:p>-0.090000000000001</text:p>
          </table:table-cell>
          <table:table-cell table:formula="of:=CONCATENATE(&quot;            &quot;;[.A219];[.B219];&quot; &quot;;[.C219])" office:value-type="string" office:string-value="            218: -0.0900000000000008" calcext:value-type="string">
            <text:p><text:s text:c="12"/>218: -0.0900000000000008</text:p>
          </table:table-cell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:</text:p>
          </table:table-cell>
          <table:table-cell table:formula="of:=[.C219]-0.005" office:value-type="float" office:value="-0.0950000000000008" calcext:value-type="float">
            <text:p>-0.095000000000001</text:p>
          </table:table-cell>
          <table:table-cell table:formula="of:=CONCATENATE(&quot;            &quot;;[.A220];[.B220];&quot; &quot;;[.C220])" office:value-type="string" office:string-value="            219: -0.0950000000000008" calcext:value-type="string">
            <text:p><text:s text:c="12"/>219: -0.0950000000000008</text:p>
          </table:table-cell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:</text:p>
          </table:table-cell>
          <table:table-cell table:formula="of:=[.C220]-0.005" office:value-type="float" office:value="-0.100000000000001" calcext:value-type="float">
            <text:p>-0.100000000000001</text:p>
          </table:table-cell>
          <table:table-cell table:formula="of:=CONCATENATE(&quot;            &quot;;[.A221];[.B221];&quot; &quot;;[.C221])" office:value-type="string" office:string-value="            220: -0.100000000000001" calcext:value-type="string">
            <text:p><text:s text:c="12"/>220: -0.100000000000001</text:p>
          </table:table-cell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:</text:p>
          </table:table-cell>
          <table:table-cell table:formula="of:=[.C221]-0.005" office:value-type="float" office:value="-0.105000000000001" calcext:value-type="float">
            <text:p>-0.105000000000001</text:p>
          </table:table-cell>
          <table:table-cell table:formula="of:=CONCATENATE(&quot;            &quot;;[.A222];[.B222];&quot; &quot;;[.C222])" office:value-type="string" office:string-value="            221: -0.105000000000001" calcext:value-type="string">
            <text:p><text:s text:c="12"/>221: -0.105000000000001</text:p>
          </table:table-cell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:</text:p>
          </table:table-cell>
          <table:table-cell table:formula="of:=[.C222]-0.005" office:value-type="float" office:value="-0.110000000000001" calcext:value-type="float">
            <text:p>-0.110000000000001</text:p>
          </table:table-cell>
          <table:table-cell table:formula="of:=CONCATENATE(&quot;            &quot;;[.A223];[.B223];&quot; &quot;;[.C223])" office:value-type="string" office:string-value="            222: -0.110000000000001" calcext:value-type="string">
            <text:p><text:s text:c="12"/>222: -0.110000000000001</text:p>
          </table:table-cell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:</text:p>
          </table:table-cell>
          <table:table-cell table:formula="of:=[.C223]-0.005" office:value-type="float" office:value="-0.115000000000001" calcext:value-type="float">
            <text:p>-0.115000000000001</text:p>
          </table:table-cell>
          <table:table-cell table:formula="of:=CONCATENATE(&quot;            &quot;;[.A224];[.B224];&quot; &quot;;[.C224])" office:value-type="string" office:string-value="            223: -0.115000000000001" calcext:value-type="string">
            <text:p><text:s text:c="12"/>223: -0.115000000000001</text:p>
          </table:table-cell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:</text:p>
          </table:table-cell>
          <table:table-cell table:formula="of:=[.C224]-0.005" office:value-type="float" office:value="-0.120000000000001" calcext:value-type="float">
            <text:p>-0.120000000000001</text:p>
          </table:table-cell>
          <table:table-cell table:formula="of:=CONCATENATE(&quot;            &quot;;[.A225];[.B225];&quot; &quot;;[.C225])" office:value-type="string" office:string-value="            224: -0.120000000000001" calcext:value-type="string">
            <text:p><text:s text:c="12"/>224: -0.120000000000001</text:p>
          </table:table-cell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:</text:p>
          </table:table-cell>
          <table:table-cell table:formula="of:=[.C225]-0.005" office:value-type="float" office:value="-0.125000000000001" calcext:value-type="float">
            <text:p>-0.125000000000001</text:p>
          </table:table-cell>
          <table:table-cell table:formula="of:=CONCATENATE(&quot;            &quot;;[.A226];[.B226];&quot; &quot;;[.C226])" office:value-type="string" office:string-value="            225: -0.125000000000001" calcext:value-type="string">
            <text:p><text:s text:c="12"/>225: -0.125000000000001</text:p>
          </table:table-cell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:</text:p>
          </table:table-cell>
          <table:table-cell table:formula="of:=[.C226]-0.005" office:value-type="float" office:value="-0.130000000000001" calcext:value-type="float">
            <text:p>-0.130000000000001</text:p>
          </table:table-cell>
          <table:table-cell table:formula="of:=CONCATENATE(&quot;            &quot;;[.A227];[.B227];&quot; &quot;;[.C227])" office:value-type="string" office:string-value="            226: -0.130000000000001" calcext:value-type="string">
            <text:p><text:s text:c="12"/>226: -0.130000000000001</text:p>
          </table:table-cell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:</text:p>
          </table:table-cell>
          <table:table-cell table:formula="of:=[.C227]-0.005" office:value-type="float" office:value="-0.135000000000001" calcext:value-type="float">
            <text:p>-0.135000000000001</text:p>
          </table:table-cell>
          <table:table-cell table:formula="of:=CONCATENATE(&quot;            &quot;;[.A228];[.B228];&quot; &quot;;[.C228])" office:value-type="string" office:string-value="            227: -0.135000000000001" calcext:value-type="string">
            <text:p><text:s text:c="12"/>227: -0.135000000000001</text:p>
          </table:table-cell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:</text:p>
          </table:table-cell>
          <table:table-cell table:formula="of:=[.C228]-0.005" office:value-type="float" office:value="-0.140000000000001" calcext:value-type="float">
            <text:p>-0.140000000000001</text:p>
          </table:table-cell>
          <table:table-cell table:formula="of:=CONCATENATE(&quot;            &quot;;[.A229];[.B229];&quot; &quot;;[.C229])" office:value-type="string" office:string-value="            228: -0.140000000000001" calcext:value-type="string">
            <text:p><text:s text:c="12"/>228: -0.140000000000001</text:p>
          </table:table-cell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:</text:p>
          </table:table-cell>
          <table:table-cell table:formula="of:=[.C229]-0.005" office:value-type="float" office:value="-0.145000000000001" calcext:value-type="float">
            <text:p>-0.145000000000001</text:p>
          </table:table-cell>
          <table:table-cell table:formula="of:=CONCATENATE(&quot;            &quot;;[.A230];[.B230];&quot; &quot;;[.C230])" office:value-type="string" office:string-value="            229: -0.145000000000001" calcext:value-type="string">
            <text:p><text:s text:c="12"/>229: -0.145000000000001</text:p>
          </table:table-cell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:</text:p>
          </table:table-cell>
          <table:table-cell table:formula="of:=[.C230]-0.005" office:value-type="float" office:value="-0.150000000000001" calcext:value-type="float">
            <text:p>-0.150000000000001</text:p>
          </table:table-cell>
          <table:table-cell table:formula="of:=CONCATENATE(&quot;            &quot;;[.A231];[.B231];&quot; &quot;;[.C231])" office:value-type="string" office:string-value="            230: -0.150000000000001" calcext:value-type="string">
            <text:p><text:s text:c="12"/>230: -0.150000000000001</text:p>
          </table:table-cell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:</text:p>
          </table:table-cell>
          <table:table-cell table:formula="of:=[.C231]-0.005" office:value-type="float" office:value="-0.155000000000001" calcext:value-type="float">
            <text:p>-0.155000000000001</text:p>
          </table:table-cell>
          <table:table-cell table:formula="of:=CONCATENATE(&quot;            &quot;;[.A232];[.B232];&quot; &quot;;[.C232])" office:value-type="string" office:string-value="            231: -0.155000000000001" calcext:value-type="string">
            <text:p><text:s text:c="12"/>231: -0.155000000000001</text:p>
          </table:table-cell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:</text:p>
          </table:table-cell>
          <table:table-cell table:formula="of:=[.C232]-0.005" office:value-type="float" office:value="-0.160000000000001" calcext:value-type="float">
            <text:p>-0.160000000000001</text:p>
          </table:table-cell>
          <table:table-cell table:formula="of:=CONCATENATE(&quot;            &quot;;[.A233];[.B233];&quot; &quot;;[.C233])" office:value-type="string" office:string-value="            232: -0.160000000000001" calcext:value-type="string">
            <text:p><text:s text:c="12"/>232: -0.160000000000001</text:p>
          </table:table-cell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:</text:p>
          </table:table-cell>
          <table:table-cell table:formula="of:=[.C233]-0.005" office:value-type="float" office:value="-0.165000000000001" calcext:value-type="float">
            <text:p>-0.165000000000001</text:p>
          </table:table-cell>
          <table:table-cell table:formula="of:=CONCATENATE(&quot;            &quot;;[.A234];[.B234];&quot; &quot;;[.C234])" office:value-type="string" office:string-value="            233: -0.165000000000001" calcext:value-type="string">
            <text:p><text:s text:c="12"/>233: -0.165000000000001</text:p>
          </table:table-cell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:</text:p>
          </table:table-cell>
          <table:table-cell table:formula="of:=[.C234]-0.005" office:value-type="float" office:value="-0.170000000000001" calcext:value-type="float">
            <text:p>-0.170000000000001</text:p>
          </table:table-cell>
          <table:table-cell table:formula="of:=CONCATENATE(&quot;            &quot;;[.A235];[.B235];&quot; &quot;;[.C235])" office:value-type="string" office:string-value="            234: -0.170000000000001" calcext:value-type="string">
            <text:p><text:s text:c="12"/>234: -0.170000000000001</text:p>
          </table:table-cell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:</text:p>
          </table:table-cell>
          <table:table-cell table:formula="of:=[.C235]-0.005" office:value-type="float" office:value="-0.175000000000001" calcext:value-type="float">
            <text:p>-0.175000000000001</text:p>
          </table:table-cell>
          <table:table-cell table:formula="of:=CONCATENATE(&quot;            &quot;;[.A236];[.B236];&quot; &quot;;[.C236])" office:value-type="string" office:string-value="            235: -0.175000000000001" calcext:value-type="string">
            <text:p><text:s text:c="12"/>235: -0.175000000000001</text:p>
          </table:table-cell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:</text:p>
          </table:table-cell>
          <table:table-cell table:formula="of:=[.C236]-0.005" office:value-type="float" office:value="-0.180000000000001" calcext:value-type="float">
            <text:p>-0.180000000000001</text:p>
          </table:table-cell>
          <table:table-cell table:formula="of:=CONCATENATE(&quot;            &quot;;[.A237];[.B237];&quot; &quot;;[.C237])" office:value-type="string" office:string-value="            236: -0.180000000000001" calcext:value-type="string">
            <text:p><text:s text:c="12"/>236: -0.180000000000001</text:p>
          </table:table-cell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:</text:p>
          </table:table-cell>
          <table:table-cell table:formula="of:=[.C237]-0.005" office:value-type="float" office:value="-0.185000000000001" calcext:value-type="float">
            <text:p>-0.185000000000001</text:p>
          </table:table-cell>
          <table:table-cell table:formula="of:=CONCATENATE(&quot;            &quot;;[.A238];[.B238];&quot; &quot;;[.C238])" office:value-type="string" office:string-value="            237: -0.185000000000001" calcext:value-type="string">
            <text:p><text:s text:c="12"/>237: -0.185000000000001</text:p>
          </table:table-cell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:</text:p>
          </table:table-cell>
          <table:table-cell table:formula="of:=[.C238]-0.005" office:value-type="float" office:value="-0.190000000000001" calcext:value-type="float">
            <text:p>-0.190000000000001</text:p>
          </table:table-cell>
          <table:table-cell table:formula="of:=CONCATENATE(&quot;            &quot;;[.A239];[.B239];&quot; &quot;;[.C239])" office:value-type="string" office:string-value="            238: -0.190000000000001" calcext:value-type="string">
            <text:p><text:s text:c="12"/>238: -0.190000000000001</text:p>
          </table:table-cell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:</text:p>
          </table:table-cell>
          <table:table-cell table:formula="of:=[.C239]-0.005" office:value-type="float" office:value="-0.195000000000001" calcext:value-type="float">
            <text:p>-0.195000000000001</text:p>
          </table:table-cell>
          <table:table-cell table:formula="of:=CONCATENATE(&quot;            &quot;;[.A240];[.B240];&quot; &quot;;[.C240])" office:value-type="string" office:string-value="            239: -0.195000000000001" calcext:value-type="string">
            <text:p><text:s text:c="12"/>239: -0.195000000000001</text:p>
          </table:table-cell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:</text:p>
          </table:table-cell>
          <table:table-cell table:formula="of:=[.C240]-0.005" office:value-type="float" office:value="-0.200000000000001" calcext:value-type="float">
            <text:p>-0.200000000000001</text:p>
          </table:table-cell>
          <table:table-cell table:formula="of:=CONCATENATE(&quot;            &quot;;[.A241];[.B241];&quot; &quot;;[.C241])" office:value-type="string" office:string-value="            240: -0.200000000000001" calcext:value-type="string">
            <text:p><text:s text:c="12"/>240: -0.200000000000001</text:p>
          </table:table-cell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:</text:p>
          </table:table-cell>
          <table:table-cell table:formula="of:=[.C241]-0.005" office:value-type="float" office:value="-0.205000000000001" calcext:value-type="float">
            <text:p>-0.205000000000001</text:p>
          </table:table-cell>
          <table:table-cell table:formula="of:=CONCATENATE(&quot;            &quot;;[.A242];[.B242];&quot; &quot;;[.C242])" office:value-type="string" office:string-value="            241: -0.205000000000001" calcext:value-type="string">
            <text:p><text:s text:c="12"/>241: -0.205000000000001</text:p>
          </table:table-cell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:</text:p>
          </table:table-cell>
          <table:table-cell table:formula="of:=[.C242]-0.005" office:value-type="float" office:value="-0.210000000000001" calcext:value-type="float">
            <text:p>-0.210000000000001</text:p>
          </table:table-cell>
          <table:table-cell table:formula="of:=CONCATENATE(&quot;            &quot;;[.A243];[.B243];&quot; &quot;;[.C243])" office:value-type="string" office:string-value="            242: -0.210000000000001" calcext:value-type="string">
            <text:p><text:s text:c="12"/>242: -0.210000000000001</text:p>
          </table:table-cell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:</text:p>
          </table:table-cell>
          <table:table-cell table:formula="of:=[.C243]-0.005" office:value-type="float" office:value="-0.215000000000001" calcext:value-type="float">
            <text:p>-0.215000000000001</text:p>
          </table:table-cell>
          <table:table-cell table:formula="of:=CONCATENATE(&quot;            &quot;;[.A244];[.B244];&quot; &quot;;[.C244])" office:value-type="string" office:string-value="            243: -0.215000000000001" calcext:value-type="string">
            <text:p><text:s text:c="12"/>243: -0.215000000000001</text:p>
          </table:table-cell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:</text:p>
          </table:table-cell>
          <table:table-cell table:formula="of:=[.C244]-0.005" office:value-type="float" office:value="-0.220000000000001" calcext:value-type="float">
            <text:p>-0.220000000000001</text:p>
          </table:table-cell>
          <table:table-cell table:formula="of:=CONCATENATE(&quot;            &quot;;[.A245];[.B245];&quot; &quot;;[.C245])" office:value-type="string" office:string-value="            244: -0.220000000000001" calcext:value-type="string">
            <text:p><text:s text:c="12"/>244: -0.220000000000001</text:p>
          </table:table-cell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:</text:p>
          </table:table-cell>
          <table:table-cell table:formula="of:=[.C245]-0.005" office:value-type="float" office:value="-0.225000000000001" calcext:value-type="float">
            <text:p>-0.225000000000001</text:p>
          </table:table-cell>
          <table:table-cell table:formula="of:=CONCATENATE(&quot;            &quot;;[.A246];[.B246];&quot; &quot;;[.C246])" office:value-type="string" office:string-value="            245: -0.225000000000001" calcext:value-type="string">
            <text:p><text:s text:c="12"/>245: -0.225000000000001</text:p>
          </table:table-cell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:</text:p>
          </table:table-cell>
          <table:table-cell table:formula="of:=[.C246]-0.005" office:value-type="float" office:value="-0.230000000000001" calcext:value-type="float">
            <text:p>-0.230000000000001</text:p>
          </table:table-cell>
          <table:table-cell table:formula="of:=CONCATENATE(&quot;            &quot;;[.A247];[.B247];&quot; &quot;;[.C247])" office:value-type="string" office:string-value="            246: -0.230000000000001" calcext:value-type="string">
            <text:p><text:s text:c="12"/>246: -0.230000000000001</text:p>
          </table:table-cell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:</text:p>
          </table:table-cell>
          <table:table-cell table:formula="of:=[.C247]-0.005" office:value-type="float" office:value="-0.235000000000001" calcext:value-type="float">
            <text:p>-0.235000000000001</text:p>
          </table:table-cell>
          <table:table-cell table:formula="of:=CONCATENATE(&quot;            &quot;;[.A248];[.B248];&quot; &quot;;[.C248])" office:value-type="string" office:string-value="            247: -0.235000000000001" calcext:value-type="string">
            <text:p><text:s text:c="12"/>247: -0.235000000000001</text:p>
          </table:table-cell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:</text:p>
          </table:table-cell>
          <table:table-cell table:formula="of:=[.C248]-0.005" office:value-type="float" office:value="-0.240000000000001" calcext:value-type="float">
            <text:p>-0.240000000000001</text:p>
          </table:table-cell>
          <table:table-cell table:formula="of:=CONCATENATE(&quot;            &quot;;[.A249];[.B249];&quot; &quot;;[.C249])" office:value-type="string" office:string-value="            248: -0.240000000000001" calcext:value-type="string">
            <text:p><text:s text:c="12"/>248: -0.240000000000001</text:p>
          </table:table-cell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:</text:p>
          </table:table-cell>
          <table:table-cell table:formula="of:=[.C249]-0.005" office:value-type="float" office:value="-0.245000000000001" calcext:value-type="float">
            <text:p>-0.245000000000001</text:p>
          </table:table-cell>
          <table:table-cell table:formula="of:=CONCATENATE(&quot;            &quot;;[.A250];[.B250];&quot; &quot;;[.C250])" office:value-type="string" office:string-value="            249: -0.245000000000001" calcext:value-type="string">
            <text:p><text:s text:c="12"/>249: -0.245000000000001</text:p>
          </table:table-cell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:</text:p>
          </table:table-cell>
          <table:table-cell table:formula="of:=[.C250]-0.005" office:value-type="float" office:value="-0.250000000000001" calcext:value-type="float">
            <text:p>-0.250000000000001</text:p>
          </table:table-cell>
          <table:table-cell table:formula="of:=CONCATENATE(&quot;            &quot;;[.A251];[.B251];&quot; &quot;;[.C251])" office:value-type="string" office:string-value="            250: -0.250000000000001" calcext:value-type="string">
            <text:p><text:s text:c="12"/>250: -0.250000000000001</text:p>
          </table:table-cell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:</text:p>
          </table:table-cell>
          <table:table-cell table:formula="of:=[.C251]-0.005" office:value-type="float" office:value="-0.255000000000001" calcext:value-type="float">
            <text:p>-0.255000000000001</text:p>
          </table:table-cell>
          <table:table-cell table:formula="of:=CONCATENATE(&quot;            &quot;;[.A252];[.B252];&quot; &quot;;[.C252])" office:value-type="string" office:string-value="            251: -0.255000000000001" calcext:value-type="string">
            <text:p><text:s text:c="12"/>251: -0.255000000000001</text:p>
          </table:table-cell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:</text:p>
          </table:table-cell>
          <table:table-cell table:formula="of:=[.C252]-0.005" office:value-type="float" office:value="-0.260000000000001" calcext:value-type="float">
            <text:p>-0.260000000000001</text:p>
          </table:table-cell>
          <table:table-cell table:formula="of:=CONCATENATE(&quot;            &quot;;[.A253];[.B253];&quot; &quot;;[.C253])" office:value-type="string" office:string-value="            252: -0.260000000000001" calcext:value-type="string">
            <text:p><text:s text:c="12"/>252: -0.260000000000001</text:p>
          </table:table-cell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:</text:p>
          </table:table-cell>
          <table:table-cell table:formula="of:=[.C253]-0.005" office:value-type="float" office:value="-0.265000000000001" calcext:value-type="float">
            <text:p>-0.265000000000001</text:p>
          </table:table-cell>
          <table:table-cell table:formula="of:=CONCATENATE(&quot;            &quot;;[.A254];[.B254];&quot; &quot;;[.C254])" office:value-type="string" office:string-value="            253: -0.265000000000001" calcext:value-type="string">
            <text:p><text:s text:c="12"/>253: -0.265000000000001</text:p>
          </table:table-cell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:</text:p>
          </table:table-cell>
          <table:table-cell table:formula="of:=[.C254]-0.005" office:value-type="float" office:value="-0.270000000000001" calcext:value-type="float">
            <text:p>-0.270000000000001</text:p>
          </table:table-cell>
          <table:table-cell table:formula="of:=CONCATENATE(&quot;            &quot;;[.A255];[.B255];&quot; &quot;;[.C255])" office:value-type="string" office:string-value="            254: -0.270000000000001" calcext:value-type="string">
            <text:p><text:s text:c="12"/>254: -0.270000000000001</text:p>
          </table:table-cell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:</text:p>
          </table:table-cell>
          <table:table-cell table:formula="of:=[.C255]-0.005" office:value-type="float" office:value="-0.275000000000001" calcext:value-type="float">
            <text:p>-0.275000000000001</text:p>
          </table:table-cell>
          <table:table-cell table:formula="of:=CONCATENATE(&quot;            &quot;;[.A256];[.B256];&quot; &quot;;[.C256])" office:value-type="string" office:string-value="            255: -0.275000000000001" calcext:value-type="string">
            <text:p><text:s text:c="12"/>255: -0.275000000000001</text:p>
          </table:table-cell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:</text:p>
          </table:table-cell>
          <table:table-cell table:formula="of:=[.C256]-0.005" office:value-type="float" office:value="-0.280000000000001" calcext:value-type="float">
            <text:p>-0.280000000000001</text:p>
          </table:table-cell>
          <table:table-cell table:formula="of:=CONCATENATE(&quot;            &quot;;[.A257];[.B257];&quot; &quot;;[.C257])" office:value-type="string" office:string-value="            256: -0.280000000000001" calcext:value-type="string">
            <text:p><text:s text:c="12"/>256: -0.280000000000001</text:p>
          </table:table-cell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:</text:p>
          </table:table-cell>
          <table:table-cell table:formula="of:=[.C257]-0.005" office:value-type="float" office:value="-0.285000000000001" calcext:value-type="float">
            <text:p>-0.285000000000001</text:p>
          </table:table-cell>
          <table:table-cell table:formula="of:=CONCATENATE(&quot;            &quot;;[.A258];[.B258];&quot; &quot;;[.C258])" office:value-type="string" office:string-value="            257: -0.285000000000001" calcext:value-type="string">
            <text:p><text:s text:c="12"/>257: -0.285000000000001</text:p>
          </table:table-cell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:</text:p>
          </table:table-cell>
          <table:table-cell table:formula="of:=[.C258]-0.005" office:value-type="float" office:value="-0.290000000000001" calcext:value-type="float">
            <text:p>-0.290000000000001</text:p>
          </table:table-cell>
          <table:table-cell table:formula="of:=CONCATENATE(&quot;            &quot;;[.A259];[.B259];&quot; &quot;;[.C259])" office:value-type="string" office:string-value="            258: -0.290000000000001" calcext:value-type="string">
            <text:p><text:s text:c="12"/>258: -0.290000000000001</text:p>
          </table:table-cell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:</text:p>
          </table:table-cell>
          <table:table-cell table:formula="of:=[.C259]-0.005" office:value-type="float" office:value="-0.295000000000001" calcext:value-type="float">
            <text:p>-0.295000000000001</text:p>
          </table:table-cell>
          <table:table-cell table:formula="of:=CONCATENATE(&quot;            &quot;;[.A260];[.B260];&quot; &quot;;[.C260])" office:value-type="string" office:string-value="            259: -0.295000000000001" calcext:value-type="string">
            <text:p><text:s text:c="12"/>259: -0.295000000000001</text:p>
          </table:table-cell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:</text:p>
          </table:table-cell>
          <table:table-cell table:formula="of:=[.C260]-0.005" office:value-type="float" office:value="-0.300000000000001" calcext:value-type="float">
            <text:p>-0.300000000000001</text:p>
          </table:table-cell>
          <table:table-cell table:formula="of:=CONCATENATE(&quot;            &quot;;[.A261];[.B261];&quot; &quot;;[.C261])" office:value-type="string" office:string-value="            260: -0.300000000000001" calcext:value-type="string">
            <text:p><text:s text:c="12"/>260: -0.300000000000001</text:p>
          </table:table-cell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:</text:p>
          </table:table-cell>
          <table:table-cell table:formula="of:=[.C261]-0.005" office:value-type="float" office:value="-0.305000000000001" calcext:value-type="float">
            <text:p>-0.305000000000001</text:p>
          </table:table-cell>
          <table:table-cell table:formula="of:=CONCATENATE(&quot;            &quot;;[.A262];[.B262];&quot; &quot;;[.C262])" office:value-type="string" office:string-value="            261: -0.305000000000001" calcext:value-type="string">
            <text:p><text:s text:c="12"/>261: -0.305000000000001</text:p>
          </table:table-cell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:</text:p>
          </table:table-cell>
          <table:table-cell table:formula="of:=[.C262]-0.005" office:value-type="float" office:value="-0.310000000000001" calcext:value-type="float">
            <text:p>-0.310000000000001</text:p>
          </table:table-cell>
          <table:table-cell table:formula="of:=CONCATENATE(&quot;            &quot;;[.A263];[.B263];&quot; &quot;;[.C263])" office:value-type="string" office:string-value="            262: -0.310000000000001" calcext:value-type="string">
            <text:p><text:s text:c="12"/>262: -0.310000000000001</text:p>
          </table:table-cell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:</text:p>
          </table:table-cell>
          <table:table-cell table:formula="of:=[.C263]-0.005" office:value-type="float" office:value="-0.315000000000001" calcext:value-type="float">
            <text:p>-0.315000000000001</text:p>
          </table:table-cell>
          <table:table-cell table:formula="of:=CONCATENATE(&quot;            &quot;;[.A264];[.B264];&quot; &quot;;[.C264])" office:value-type="string" office:string-value="            263: -0.315000000000001" calcext:value-type="string">
            <text:p><text:s text:c="12"/>263: -0.315000000000001</text:p>
          </table:table-cell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:</text:p>
          </table:table-cell>
          <table:table-cell table:formula="of:=[.C264]-0.005" office:value-type="float" office:value="-0.320000000000001" calcext:value-type="float">
            <text:p>-0.320000000000001</text:p>
          </table:table-cell>
          <table:table-cell table:formula="of:=CONCATENATE(&quot;            &quot;;[.A265];[.B265];&quot; &quot;;[.C265])" office:value-type="string" office:string-value="            264: -0.320000000000001" calcext:value-type="string">
            <text:p><text:s text:c="12"/>264: -0.320000000000001</text:p>
          </table:table-cell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office:value-type="string" calcext:value-type="string">
            <text:p>:</text:p>
          </table:table-cell>
          <table:table-cell table:formula="of:=[.C265]-0.005" office:value-type="float" office:value="-0.325000000000001" calcext:value-type="float">
            <text:p>-0.325000000000001</text:p>
          </table:table-cell>
          <table:table-cell table:formula="of:=CONCATENATE(&quot;            &quot;;[.A266];[.B266];&quot; &quot;;[.C266])" office:value-type="string" office:string-value="            265: -0.325000000000001" calcext:value-type="string">
            <text:p><text:s text:c="12"/>265: -0.325000000000001</text:p>
          </table:table-cell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:</text:p>
          </table:table-cell>
          <table:table-cell table:formula="of:=[.C266]-0.005" office:value-type="float" office:value="-0.330000000000001" calcext:value-type="float">
            <text:p>-0.330000000000001</text:p>
          </table:table-cell>
          <table:table-cell table:formula="of:=CONCATENATE(&quot;            &quot;;[.A267];[.B267];&quot; &quot;;[.C267])" office:value-type="string" office:string-value="            266: -0.330000000000001" calcext:value-type="string">
            <text:p><text:s text:c="12"/>266: -0.330000000000001</text:p>
          </table:table-cell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:</text:p>
          </table:table-cell>
          <table:table-cell table:formula="of:=[.C267]-0.005" office:value-type="float" office:value="-0.335000000000001" calcext:value-type="float">
            <text:p>-0.335000000000001</text:p>
          </table:table-cell>
          <table:table-cell table:formula="of:=CONCATENATE(&quot;            &quot;;[.A268];[.B268];&quot; &quot;;[.C268])" office:value-type="string" office:string-value="            267: -0.335000000000001" calcext:value-type="string">
            <text:p><text:s text:c="12"/>267: -0.335000000000001</text:p>
          </table:table-cell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:</text:p>
          </table:table-cell>
          <table:table-cell table:formula="of:=[.C268]-0.005" office:value-type="float" office:value="-0.340000000000001" calcext:value-type="float">
            <text:p>-0.340000000000001</text:p>
          </table:table-cell>
          <table:table-cell table:formula="of:=CONCATENATE(&quot;            &quot;;[.A269];[.B269];&quot; &quot;;[.C269])" office:value-type="string" office:string-value="            268: -0.340000000000001" calcext:value-type="string">
            <text:p><text:s text:c="12"/>268: -0.340000000000001</text:p>
          </table:table-cell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:</text:p>
          </table:table-cell>
          <table:table-cell table:formula="of:=[.C269]-0.005" office:value-type="float" office:value="-0.345000000000001" calcext:value-type="float">
            <text:p>-0.345000000000001</text:p>
          </table:table-cell>
          <table:table-cell table:formula="of:=CONCATENATE(&quot;            &quot;;[.A270];[.B270];&quot; &quot;;[.C270])" office:value-type="string" office:string-value="            269: -0.345000000000001" calcext:value-type="string">
            <text:p><text:s text:c="12"/>269: -0.345000000000001</text:p>
          </table:table-cell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:</text:p>
          </table:table-cell>
          <table:table-cell table:formula="of:=[.C270]-0.005" office:value-type="float" office:value="-0.350000000000001" calcext:value-type="float">
            <text:p>-0.350000000000001</text:p>
          </table:table-cell>
          <table:table-cell table:formula="of:=CONCATENATE(&quot;            &quot;;[.A271];[.B271];&quot; &quot;;[.C271])" office:value-type="string" office:string-value="            270: -0.350000000000001" calcext:value-type="string">
            <text:p><text:s text:c="12"/>270: -0.350000000000001</text:p>
          </table:table-cell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:</text:p>
          </table:table-cell>
          <table:table-cell table:formula="of:=[.C271]-0.005" office:value-type="float" office:value="-0.355000000000001" calcext:value-type="float">
            <text:p>-0.355000000000001</text:p>
          </table:table-cell>
          <table:table-cell table:formula="of:=CONCATENATE(&quot;            &quot;;[.A272];[.B272];&quot; &quot;;[.C272])" office:value-type="string" office:string-value="            271: -0.355000000000001" calcext:value-type="string">
            <text:p><text:s text:c="12"/>271: -0.355000000000001</text:p>
          </table:table-cell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:</text:p>
          </table:table-cell>
          <table:table-cell table:formula="of:=[.C272]-0.005" office:value-type="float" office:value="-0.360000000000001" calcext:value-type="float">
            <text:p>-0.360000000000001</text:p>
          </table:table-cell>
          <table:table-cell table:formula="of:=CONCATENATE(&quot;            &quot;;[.A273];[.B273];&quot; &quot;;[.C273])" office:value-type="string" office:string-value="            272: -0.360000000000001" calcext:value-type="string">
            <text:p><text:s text:c="12"/>272: -0.360000000000001</text:p>
          </table:table-cell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:</text:p>
          </table:table-cell>
          <table:table-cell table:formula="of:=[.C273]-0.005" office:value-type="float" office:value="-0.365000000000001" calcext:value-type="float">
            <text:p>-0.365000000000001</text:p>
          </table:table-cell>
          <table:table-cell table:formula="of:=CONCATENATE(&quot;            &quot;;[.A274];[.B274];&quot; &quot;;[.C274])" office:value-type="string" office:string-value="            273: -0.365000000000001" calcext:value-type="string">
            <text:p><text:s text:c="12"/>273: -0.365000000000001</text:p>
          </table:table-cell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:</text:p>
          </table:table-cell>
          <table:table-cell table:formula="of:=[.C274]-0.005" office:value-type="float" office:value="-0.370000000000001" calcext:value-type="float">
            <text:p>-0.370000000000001</text:p>
          </table:table-cell>
          <table:table-cell table:formula="of:=CONCATENATE(&quot;            &quot;;[.A275];[.B275];&quot; &quot;;[.C275])" office:value-type="string" office:string-value="            274: -0.370000000000001" calcext:value-type="string">
            <text:p><text:s text:c="12"/>274: -0.370000000000001</text:p>
          </table:table-cell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:</text:p>
          </table:table-cell>
          <table:table-cell table:formula="of:=[.C275]-0.005" office:value-type="float" office:value="-0.375000000000001" calcext:value-type="float">
            <text:p>-0.375000000000001</text:p>
          </table:table-cell>
          <table:table-cell table:formula="of:=CONCATENATE(&quot;            &quot;;[.A276];[.B276];&quot; &quot;;[.C276])" office:value-type="string" office:string-value="            275: -0.375000000000001" calcext:value-type="string">
            <text:p><text:s text:c="12"/>275: -0.375000000000001</text:p>
          </table:table-cell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:</text:p>
          </table:table-cell>
          <table:table-cell table:formula="of:=[.C276]-0.005" office:value-type="float" office:value="-0.380000000000001" calcext:value-type="float">
            <text:p>-0.380000000000001</text:p>
          </table:table-cell>
          <table:table-cell table:formula="of:=CONCATENATE(&quot;            &quot;;[.A277];[.B277];&quot; &quot;;[.C277])" office:value-type="string" office:string-value="            276: -0.380000000000001" calcext:value-type="string">
            <text:p><text:s text:c="12"/>276: -0.380000000000001</text:p>
          </table:table-cell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:</text:p>
          </table:table-cell>
          <table:table-cell table:formula="of:=[.C277]-0.005" office:value-type="float" office:value="-0.385000000000001" calcext:value-type="float">
            <text:p>-0.385000000000001</text:p>
          </table:table-cell>
          <table:table-cell table:formula="of:=CONCATENATE(&quot;            &quot;;[.A278];[.B278];&quot; &quot;;[.C278])" office:value-type="string" office:string-value="            277: -0.385000000000001" calcext:value-type="string">
            <text:p><text:s text:c="12"/>277: -0.385000000000001</text:p>
          </table:table-cell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:</text:p>
          </table:table-cell>
          <table:table-cell table:formula="of:=[.C278]-0.005" office:value-type="float" office:value="-0.390000000000001" calcext:value-type="float">
            <text:p>-0.390000000000001</text:p>
          </table:table-cell>
          <table:table-cell table:formula="of:=CONCATENATE(&quot;            &quot;;[.A279];[.B279];&quot; &quot;;[.C279])" office:value-type="string" office:string-value="            278: -0.390000000000001" calcext:value-type="string">
            <text:p><text:s text:c="12"/>278: -0.390000000000001</text:p>
          </table:table-cell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:</text:p>
          </table:table-cell>
          <table:table-cell table:formula="of:=[.C279]-0.005" office:value-type="float" office:value="-0.395000000000001" calcext:value-type="float">
            <text:p>-0.395000000000001</text:p>
          </table:table-cell>
          <table:table-cell table:formula="of:=CONCATENATE(&quot;            &quot;;[.A280];[.B280];&quot; &quot;;[.C280])" office:value-type="string" office:string-value="            279: -0.395000000000001" calcext:value-type="string">
            <text:p><text:s text:c="12"/>279: -0.395000000000001</text:p>
          </table:table-cell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office:value-type="string" calcext:value-type="string">
            <text:p>:</text:p>
          </table:table-cell>
          <table:table-cell table:formula="of:=[.C280]-0.005" office:value-type="float" office:value="-0.400000000000001" calcext:value-type="float">
            <text:p>-0.400000000000001</text:p>
          </table:table-cell>
          <table:table-cell table:formula="of:=CONCATENATE(&quot;            &quot;;[.A281];[.B281];&quot; &quot;;[.C281])" office:value-type="string" office:string-value="            280: -0.400000000000001" calcext:value-type="string">
            <text:p><text:s text:c="12"/>280: -0.400000000000001</text:p>
          </table:table-cell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:</text:p>
          </table:table-cell>
          <table:table-cell table:formula="of:=[.C281]-0.005" office:value-type="float" office:value="-0.405000000000001" calcext:value-type="float">
            <text:p>-0.405000000000001</text:p>
          </table:table-cell>
          <table:table-cell table:formula="of:=CONCATENATE(&quot;            &quot;;[.A282];[.B282];&quot; &quot;;[.C282])" office:value-type="string" office:string-value="            281: -0.405000000000001" calcext:value-type="string">
            <text:p><text:s text:c="12"/>281: -0.405000000000001</text:p>
          </table:table-cell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:</text:p>
          </table:table-cell>
          <table:table-cell table:formula="of:=[.C282]-0.005" office:value-type="float" office:value="-0.410000000000001" calcext:value-type="float">
            <text:p>-0.410000000000001</text:p>
          </table:table-cell>
          <table:table-cell table:formula="of:=CONCATENATE(&quot;            &quot;;[.A283];[.B283];&quot; &quot;;[.C283])" office:value-type="string" office:string-value="            282: -0.410000000000001" calcext:value-type="string">
            <text:p><text:s text:c="12"/>282: -0.410000000000001</text:p>
          </table:table-cell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:</text:p>
          </table:table-cell>
          <table:table-cell table:formula="of:=[.C283]-0.005" office:value-type="float" office:value="-0.415000000000001" calcext:value-type="float">
            <text:p>-0.415000000000001</text:p>
          </table:table-cell>
          <table:table-cell table:formula="of:=CONCATENATE(&quot;            &quot;;[.A284];[.B284];&quot; &quot;;[.C284])" office:value-type="string" office:string-value="            283: -0.415000000000001" calcext:value-type="string">
            <text:p><text:s text:c="12"/>283: -0.415000000000001</text:p>
          </table:table-cell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:</text:p>
          </table:table-cell>
          <table:table-cell table:formula="of:=[.C284]-0.005" office:value-type="float" office:value="-0.420000000000001" calcext:value-type="float">
            <text:p>-0.420000000000001</text:p>
          </table:table-cell>
          <table:table-cell table:formula="of:=CONCATENATE(&quot;            &quot;;[.A285];[.B285];&quot; &quot;;[.C285])" office:value-type="string" office:string-value="            284: -0.420000000000001" calcext:value-type="string">
            <text:p><text:s text:c="12"/>284: -0.420000000000001</text:p>
          </table:table-cell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:</text:p>
          </table:table-cell>
          <table:table-cell table:formula="of:=[.C285]-0.005" office:value-type="float" office:value="-0.425000000000001" calcext:value-type="float">
            <text:p>-0.425000000000001</text:p>
          </table:table-cell>
          <table:table-cell table:formula="of:=CONCATENATE(&quot;            &quot;;[.A286];[.B286];&quot; &quot;;[.C286])" office:value-type="string" office:string-value="            285: -0.425000000000001" calcext:value-type="string">
            <text:p><text:s text:c="12"/>285: -0.425000000000001</text:p>
          </table:table-cell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:</text:p>
          </table:table-cell>
          <table:table-cell table:formula="of:=[.C286]-0.005" office:value-type="float" office:value="-0.430000000000001" calcext:value-type="float">
            <text:p>-0.430000000000001</text:p>
          </table:table-cell>
          <table:table-cell table:formula="of:=CONCATENATE(&quot;            &quot;;[.A287];[.B287];&quot; &quot;;[.C287])" office:value-type="string" office:string-value="            286: -0.430000000000001" calcext:value-type="string">
            <text:p><text:s text:c="12"/>286: -0.430000000000001</text:p>
          </table:table-cell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:</text:p>
          </table:table-cell>
          <table:table-cell table:formula="of:=[.C287]-0.005" office:value-type="float" office:value="-0.435000000000001" calcext:value-type="float">
            <text:p>-0.435000000000001</text:p>
          </table:table-cell>
          <table:table-cell table:formula="of:=CONCATENATE(&quot;            &quot;;[.A288];[.B288];&quot; &quot;;[.C288])" office:value-type="string" office:string-value="            287: -0.435000000000001" calcext:value-type="string">
            <text:p><text:s text:c="12"/>287: -0.435000000000001</text:p>
          </table:table-cell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:</text:p>
          </table:table-cell>
          <table:table-cell table:formula="of:=[.C288]-0.005" office:value-type="float" office:value="-0.440000000000001" calcext:value-type="float">
            <text:p>-0.440000000000001</text:p>
          </table:table-cell>
          <table:table-cell table:formula="of:=CONCATENATE(&quot;            &quot;;[.A289];[.B289];&quot; &quot;;[.C289])" office:value-type="string" office:string-value="            288: -0.440000000000001" calcext:value-type="string">
            <text:p><text:s text:c="12"/>288: -0.440000000000001</text:p>
          </table:table-cell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:</text:p>
          </table:table-cell>
          <table:table-cell table:formula="of:=[.C289]-0.005" office:value-type="float" office:value="-0.445000000000001" calcext:value-type="float">
            <text:p>-0.445000000000001</text:p>
          </table:table-cell>
          <table:table-cell table:formula="of:=CONCATENATE(&quot;            &quot;;[.A290];[.B290];&quot; &quot;;[.C290])" office:value-type="string" office:string-value="            289: -0.445000000000001" calcext:value-type="string">
            <text:p><text:s text:c="12"/>289: -0.445000000000001</text:p>
          </table:table-cell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:</text:p>
          </table:table-cell>
          <table:table-cell table:formula="of:=[.C290]-0.005" office:value-type="float" office:value="-0.450000000000001" calcext:value-type="float">
            <text:p>-0.450000000000001</text:p>
          </table:table-cell>
          <table:table-cell table:formula="of:=CONCATENATE(&quot;            &quot;;[.A291];[.B291];&quot; &quot;;[.C291])" office:value-type="string" office:string-value="            290: -0.450000000000001" calcext:value-type="string">
            <text:p><text:s text:c="12"/>290: -0.450000000000001</text:p>
          </table:table-cell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:</text:p>
          </table:table-cell>
          <table:table-cell table:formula="of:=[.C291]-0.005" office:value-type="float" office:value="-0.455000000000001" calcext:value-type="float">
            <text:p>-0.455000000000001</text:p>
          </table:table-cell>
          <table:table-cell table:formula="of:=CONCATENATE(&quot;            &quot;;[.A292];[.B292];&quot; &quot;;[.C292])" office:value-type="string" office:string-value="            291: -0.455000000000001" calcext:value-type="string">
            <text:p><text:s text:c="12"/>291: -0.455000000000001</text:p>
          </table:table-cell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:</text:p>
          </table:table-cell>
          <table:table-cell table:formula="of:=[.C292]-0.005" office:value-type="float" office:value="-0.460000000000001" calcext:value-type="float">
            <text:p>-0.460000000000001</text:p>
          </table:table-cell>
          <table:table-cell table:formula="of:=CONCATENATE(&quot;            &quot;;[.A293];[.B293];&quot; &quot;;[.C293])" office:value-type="string" office:string-value="            292: -0.460000000000001" calcext:value-type="string">
            <text:p><text:s text:c="12"/>292: -0.460000000000001</text:p>
          </table:table-cell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:</text:p>
          </table:table-cell>
          <table:table-cell table:formula="of:=[.C293]-0.005" office:value-type="float" office:value="-0.465000000000001" calcext:value-type="float">
            <text:p>-0.465000000000001</text:p>
          </table:table-cell>
          <table:table-cell table:formula="of:=CONCATENATE(&quot;            &quot;;[.A294];[.B294];&quot; &quot;;[.C294])" office:value-type="string" office:string-value="            293: -0.465000000000001" calcext:value-type="string">
            <text:p><text:s text:c="12"/>293: -0.465000000000001</text:p>
          </table:table-cell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:</text:p>
          </table:table-cell>
          <table:table-cell table:formula="of:=[.C294]-0.005" office:value-type="float" office:value="-0.470000000000001" calcext:value-type="float">
            <text:p>-0.470000000000001</text:p>
          </table:table-cell>
          <table:table-cell table:formula="of:=CONCATENATE(&quot;            &quot;;[.A295];[.B295];&quot; &quot;;[.C295])" office:value-type="string" office:string-value="            294: -0.470000000000001" calcext:value-type="string">
            <text:p><text:s text:c="12"/>294: -0.470000000000001</text:p>
          </table:table-cell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:</text:p>
          </table:table-cell>
          <table:table-cell table:formula="of:=[.C295]-0.005" office:value-type="float" office:value="-0.475000000000001" calcext:value-type="float">
            <text:p>-0.475000000000001</text:p>
          </table:table-cell>
          <table:table-cell table:formula="of:=CONCATENATE(&quot;            &quot;;[.A296];[.B296];&quot; &quot;;[.C296])" office:value-type="string" office:string-value="            295: -0.475000000000001" calcext:value-type="string">
            <text:p><text:s text:c="12"/>295: -0.475000000000001</text:p>
          </table:table-cell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:</text:p>
          </table:table-cell>
          <table:table-cell table:formula="of:=[.C296]-0.005" office:value-type="float" office:value="-0.480000000000001" calcext:value-type="float">
            <text:p>-0.480000000000001</text:p>
          </table:table-cell>
          <table:table-cell table:formula="of:=CONCATENATE(&quot;            &quot;;[.A297];[.B297];&quot; &quot;;[.C297])" office:value-type="string" office:string-value="            296: -0.480000000000001" calcext:value-type="string">
            <text:p><text:s text:c="12"/>296: -0.480000000000001</text:p>
          </table:table-cell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:</text:p>
          </table:table-cell>
          <table:table-cell table:formula="of:=[.C297]-0.005" office:value-type="float" office:value="-0.485000000000001" calcext:value-type="float">
            <text:p>-0.485000000000001</text:p>
          </table:table-cell>
          <table:table-cell table:formula="of:=CONCATENATE(&quot;            &quot;;[.A298];[.B298];&quot; &quot;;[.C298])" office:value-type="string" office:string-value="            297: -0.485000000000001" calcext:value-type="string">
            <text:p><text:s text:c="12"/>297: -0.485000000000001</text:p>
          </table:table-cell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:</text:p>
          </table:table-cell>
          <table:table-cell table:formula="of:=[.C298]-0.005" office:value-type="float" office:value="-0.490000000000001" calcext:value-type="float">
            <text:p>-0.490000000000001</text:p>
          </table:table-cell>
          <table:table-cell table:formula="of:=CONCATENATE(&quot;            &quot;;[.A299];[.B299];&quot; &quot;;[.C299])" office:value-type="string" office:string-value="            298: -0.490000000000001" calcext:value-type="string">
            <text:p><text:s text:c="12"/>298: -0.490000000000001</text:p>
          </table:table-cell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:</text:p>
          </table:table-cell>
          <table:table-cell table:formula="of:=[.C299]-0.005" office:value-type="float" office:value="-0.495000000000001" calcext:value-type="float">
            <text:p>-0.495000000000001</text:p>
          </table:table-cell>
          <table:table-cell table:formula="of:=CONCATENATE(&quot;            &quot;;[.A300];[.B300];&quot; &quot;;[.C300])" office:value-type="string" office:string-value="            299: -0.495000000000001" calcext:value-type="string">
            <text:p><text:s text:c="12"/>299: -0.495000000000001</text:p>
          </table:table-cell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:</text:p>
          </table:table-cell>
          <table:table-cell table:formula="of:=[.C300]-0.005" office:value-type="float" office:value="-0.500000000000001" calcext:value-type="float">
            <text:p>-0.500000000000001</text:p>
          </table:table-cell>
          <table:table-cell table:formula="of:=CONCATENATE(&quot;            &quot;;[.A301];[.B301];&quot; &quot;;[.C301])" office:value-type="string" office:string-value="            300: -0.500000000000001" calcext:value-type="string">
            <text:p><text:s text:c="12"/>300: -0.500000000000001</text:p>
          </table:table-cell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:</text:p>
          </table:table-cell>
          <table:table-cell table:formula="of:=[.C301]-0.005" office:value-type="float" office:value="-0.505000000000001" calcext:value-type="float">
            <text:p>-0.505000000000001</text:p>
          </table:table-cell>
          <table:table-cell table:formula="of:=CONCATENATE(&quot;            &quot;;[.A302];[.B302];&quot; &quot;;[.C302])" office:value-type="string" office:string-value="            301: -0.505000000000001" calcext:value-type="string">
            <text:p><text:s text:c="12"/>301: -0.505000000000001</text:p>
          </table:table-cell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:</text:p>
          </table:table-cell>
          <table:table-cell table:formula="of:=[.C302]-0.005" office:value-type="float" office:value="-0.510000000000001" calcext:value-type="float">
            <text:p>-0.510000000000001</text:p>
          </table:table-cell>
          <table:table-cell table:formula="of:=CONCATENATE(&quot;            &quot;;[.A303];[.B303];&quot; &quot;;[.C303])" office:value-type="string" office:string-value="            302: -0.510000000000001" calcext:value-type="string">
            <text:p><text:s text:c="12"/>302: -0.510000000000001</text:p>
          </table:table-cell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office:value-type="string" calcext:value-type="string">
            <text:p>:</text:p>
          </table:table-cell>
          <table:table-cell table:formula="of:=[.C303]-0.005" office:value-type="float" office:value="-0.515000000000001" calcext:value-type="float">
            <text:p>-0.515000000000001</text:p>
          </table:table-cell>
          <table:table-cell table:formula="of:=CONCATENATE(&quot;            &quot;;[.A304];[.B304];&quot; &quot;;[.C304])" office:value-type="string" office:string-value="            303: -0.515000000000001" calcext:value-type="string">
            <text:p><text:s text:c="12"/>303: -0.515000000000001</text:p>
          </table:table-cell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:</text:p>
          </table:table-cell>
          <table:table-cell table:formula="of:=[.C304]-0.005" office:value-type="float" office:value="-0.520000000000001" calcext:value-type="float">
            <text:p>-0.520000000000001</text:p>
          </table:table-cell>
          <table:table-cell table:formula="of:=CONCATENATE(&quot;            &quot;;[.A305];[.B305];&quot; &quot;;[.C305])" office:value-type="string" office:string-value="            304: -0.520000000000001" calcext:value-type="string">
            <text:p><text:s text:c="12"/>304: -0.520000000000001</text:p>
          </table:table-cell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:</text:p>
          </table:table-cell>
          <table:table-cell table:formula="of:=[.C305]-0.005" office:value-type="float" office:value="-0.525000000000001" calcext:value-type="float">
            <text:p>-0.525000000000001</text:p>
          </table:table-cell>
          <table:table-cell table:formula="of:=CONCATENATE(&quot;            &quot;;[.A306];[.B306];&quot; &quot;;[.C306])" office:value-type="string" office:string-value="            305: -0.525000000000001" calcext:value-type="string">
            <text:p><text:s text:c="12"/>305: -0.525000000000001</text:p>
          </table:table-cell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:</text:p>
          </table:table-cell>
          <table:table-cell table:formula="of:=[.C306]-0.005" office:value-type="float" office:value="-0.530000000000001" calcext:value-type="float">
            <text:p>-0.530000000000001</text:p>
          </table:table-cell>
          <table:table-cell table:formula="of:=CONCATENATE(&quot;            &quot;;[.A307];[.B307];&quot; &quot;;[.C307])" office:value-type="string" office:string-value="            306: -0.530000000000001" calcext:value-type="string">
            <text:p><text:s text:c="12"/>306: -0.530000000000001</text:p>
          </table:table-cell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:</text:p>
          </table:table-cell>
          <table:table-cell table:formula="of:=[.C307]-0.005" office:value-type="float" office:value="-0.535000000000001" calcext:value-type="float">
            <text:p>-0.535000000000001</text:p>
          </table:table-cell>
          <table:table-cell table:formula="of:=CONCATENATE(&quot;            &quot;;[.A308];[.B308];&quot; &quot;;[.C308])" office:value-type="string" office:string-value="            307: -0.535000000000001" calcext:value-type="string">
            <text:p><text:s text:c="12"/>307: -0.535000000000001</text:p>
          </table:table-cell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:</text:p>
          </table:table-cell>
          <table:table-cell table:formula="of:=[.C308]-0.005" office:value-type="float" office:value="-0.540000000000001" calcext:value-type="float">
            <text:p>-0.540000000000001</text:p>
          </table:table-cell>
          <table:table-cell table:formula="of:=CONCATENATE(&quot;            &quot;;[.A309];[.B309];&quot; &quot;;[.C309])" office:value-type="string" office:string-value="            308: -0.540000000000001" calcext:value-type="string">
            <text:p><text:s text:c="12"/>308: -0.540000000000001</text:p>
          </table:table-cell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:</text:p>
          </table:table-cell>
          <table:table-cell table:formula="of:=[.C309]-0.005" office:value-type="float" office:value="-0.545000000000001" calcext:value-type="float">
            <text:p>-0.545000000000001</text:p>
          </table:table-cell>
          <table:table-cell table:formula="of:=CONCATENATE(&quot;            &quot;;[.A310];[.B310];&quot; &quot;;[.C310])" office:value-type="string" office:string-value="            309: -0.545000000000001" calcext:value-type="string">
            <text:p><text:s text:c="12"/>309: -0.545000000000001</text:p>
          </table:table-cell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:</text:p>
          </table:table-cell>
          <table:table-cell table:formula="of:=[.C310]-0.005" office:value-type="float" office:value="-0.550000000000001" calcext:value-type="float">
            <text:p>-0.550000000000001</text:p>
          </table:table-cell>
          <table:table-cell table:formula="of:=CONCATENATE(&quot;            &quot;;[.A311];[.B311];&quot; &quot;;[.C311])" office:value-type="string" office:string-value="            310: -0.550000000000001" calcext:value-type="string">
            <text:p><text:s text:c="12"/>310: -0.550000000000001</text:p>
          </table:table-cell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:</text:p>
          </table:table-cell>
          <table:table-cell table:formula="of:=[.C311]-0.005" office:value-type="float" office:value="-0.555000000000001" calcext:value-type="float">
            <text:p>-0.555000000000001</text:p>
          </table:table-cell>
          <table:table-cell table:formula="of:=CONCATENATE(&quot;            &quot;;[.A312];[.B312];&quot; &quot;;[.C312])" office:value-type="string" office:string-value="            311: -0.555000000000001" calcext:value-type="string">
            <text:p><text:s text:c="12"/>311: -0.555000000000001</text:p>
          </table:table-cell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:</text:p>
          </table:table-cell>
          <table:table-cell table:formula="of:=[.C312]-0.005" office:value-type="float" office:value="-0.560000000000001" calcext:value-type="float">
            <text:p>-0.560000000000001</text:p>
          </table:table-cell>
          <table:table-cell table:formula="of:=CONCATENATE(&quot;            &quot;;[.A313];[.B313];&quot; &quot;;[.C313])" office:value-type="string" office:string-value="            312: -0.560000000000001" calcext:value-type="string">
            <text:p><text:s text:c="12"/>312: -0.560000000000001</text:p>
          </table:table-cell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office:value-type="string" calcext:value-type="string">
            <text:p>:</text:p>
          </table:table-cell>
          <table:table-cell table:formula="of:=[.C313]-0.005" office:value-type="float" office:value="-0.565000000000001" calcext:value-type="float">
            <text:p>-0.565000000000001</text:p>
          </table:table-cell>
          <table:table-cell table:formula="of:=CONCATENATE(&quot;            &quot;;[.A314];[.B314];&quot; &quot;;[.C314])" office:value-type="string" office:string-value="            313: -0.565000000000001" calcext:value-type="string">
            <text:p><text:s text:c="12"/>313: -0.565000000000001</text:p>
          </table:table-cell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office:value-type="string" calcext:value-type="string">
            <text:p>:</text:p>
          </table:table-cell>
          <table:table-cell table:formula="of:=[.C314]-0.005" office:value-type="float" office:value="-0.570000000000001" calcext:value-type="float">
            <text:p>-0.570000000000001</text:p>
          </table:table-cell>
          <table:table-cell table:formula="of:=CONCATENATE(&quot;            &quot;;[.A315];[.B315];&quot; &quot;;[.C315])" office:value-type="string" office:string-value="            314: -0.570000000000001" calcext:value-type="string">
            <text:p><text:s text:c="12"/>314: -0.570000000000001</text:p>
          </table:table-cell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:</text:p>
          </table:table-cell>
          <table:table-cell table:formula="of:=[.C315]-0.005" office:value-type="float" office:value="-0.575000000000001" calcext:value-type="float">
            <text:p>-0.575000000000001</text:p>
          </table:table-cell>
          <table:table-cell table:formula="of:=CONCATENATE(&quot;            &quot;;[.A316];[.B316];&quot; &quot;;[.C316])" office:value-type="string" office:string-value="            315: -0.575000000000001" calcext:value-type="string">
            <text:p><text:s text:c="12"/>315: -0.575000000000001</text:p>
          </table:table-cell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:</text:p>
          </table:table-cell>
          <table:table-cell table:formula="of:=[.C316]-0.005" office:value-type="float" office:value="-0.580000000000001" calcext:value-type="float">
            <text:p>-0.580000000000001</text:p>
          </table:table-cell>
          <table:table-cell table:formula="of:=CONCATENATE(&quot;            &quot;;[.A317];[.B317];&quot; &quot;;[.C317])" office:value-type="string" office:string-value="            316: -0.580000000000001" calcext:value-type="string">
            <text:p><text:s text:c="12"/>316: -0.580000000000001</text:p>
          </table:table-cell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:</text:p>
          </table:table-cell>
          <table:table-cell table:formula="of:=[.C317]-0.005" office:value-type="float" office:value="-0.585000000000001" calcext:value-type="float">
            <text:p>-0.585000000000001</text:p>
          </table:table-cell>
          <table:table-cell table:formula="of:=CONCATENATE(&quot;            &quot;;[.A318];[.B318];&quot; &quot;;[.C318])" office:value-type="string" office:string-value="            317: -0.585000000000001" calcext:value-type="string">
            <text:p><text:s text:c="12"/>317: -0.585000000000001</text:p>
          </table:table-cell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:</text:p>
          </table:table-cell>
          <table:table-cell table:formula="of:=[.C318]-0.005" office:value-type="float" office:value="-0.590000000000001" calcext:value-type="float">
            <text:p>-0.590000000000001</text:p>
          </table:table-cell>
          <table:table-cell table:formula="of:=CONCATENATE(&quot;            &quot;;[.A319];[.B319];&quot; &quot;;[.C319])" office:value-type="string" office:string-value="            318: -0.590000000000001" calcext:value-type="string">
            <text:p><text:s text:c="12"/>318: -0.590000000000001</text:p>
          </table:table-cell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:</text:p>
          </table:table-cell>
          <table:table-cell table:formula="of:=[.C319]-0.005" office:value-type="float" office:value="-0.595000000000001" calcext:value-type="float">
            <text:p>-0.595000000000001</text:p>
          </table:table-cell>
          <table:table-cell table:formula="of:=CONCATENATE(&quot;            &quot;;[.A320];[.B320];&quot; &quot;;[.C320])" office:value-type="string" office:string-value="            319: -0.595000000000001" calcext:value-type="string">
            <text:p><text:s text:c="12"/>319: -0.595000000000001</text:p>
          </table:table-cell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:</text:p>
          </table:table-cell>
          <table:table-cell table:formula="of:=[.C320]-0.005" office:value-type="float" office:value="-0.600000000000001" calcext:value-type="float">
            <text:p>-0.600000000000001</text:p>
          </table:table-cell>
          <table:table-cell table:formula="of:=CONCATENATE(&quot;            &quot;;[.A321];[.B321];&quot; &quot;;[.C321])" office:value-type="string" office:string-value="            320: -0.600000000000001" calcext:value-type="string">
            <text:p><text:s text:c="12"/>320: -0.600000000000001</text:p>
          </table:table-cell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:</text:p>
          </table:table-cell>
          <table:table-cell table:formula="of:=[.C321]-0.005" office:value-type="float" office:value="-0.605000000000001" calcext:value-type="float">
            <text:p>-0.605000000000001</text:p>
          </table:table-cell>
          <table:table-cell table:formula="of:=CONCATENATE(&quot;            &quot;;[.A322];[.B322];&quot; &quot;;[.C322])" office:value-type="string" office:string-value="            321: -0.605000000000001" calcext:value-type="string">
            <text:p><text:s text:c="12"/>321: -0.605000000000001</text:p>
          </table:table-cell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:</text:p>
          </table:table-cell>
          <table:table-cell table:formula="of:=[.C322]-0.005" office:value-type="float" office:value="-0.610000000000001" calcext:value-type="float">
            <text:p>-0.610000000000001</text:p>
          </table:table-cell>
          <table:table-cell table:formula="of:=CONCATENATE(&quot;            &quot;;[.A323];[.B323];&quot; &quot;;[.C323])" office:value-type="string" office:string-value="            322: -0.610000000000001" calcext:value-type="string">
            <text:p><text:s text:c="12"/>322: -0.610000000000001</text:p>
          </table:table-cell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:</text:p>
          </table:table-cell>
          <table:table-cell table:formula="of:=[.C323]-0.005" office:value-type="float" office:value="-0.615000000000001" calcext:value-type="float">
            <text:p>-0.615000000000001</text:p>
          </table:table-cell>
          <table:table-cell table:formula="of:=CONCATENATE(&quot;            &quot;;[.A324];[.B324];&quot; &quot;;[.C324])" office:value-type="string" office:string-value="            323: -0.615000000000001" calcext:value-type="string">
            <text:p><text:s text:c="12"/>323: -0.615000000000001</text:p>
          </table:table-cell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:</text:p>
          </table:table-cell>
          <table:table-cell table:formula="of:=[.C324]-0.005" office:value-type="float" office:value="-0.620000000000001" calcext:value-type="float">
            <text:p>-0.620000000000001</text:p>
          </table:table-cell>
          <table:table-cell table:formula="of:=CONCATENATE(&quot;            &quot;;[.A325];[.B325];&quot; &quot;;[.C325])" office:value-type="string" office:string-value="            324: -0.620000000000001" calcext:value-type="string">
            <text:p><text:s text:c="12"/>324: -0.620000000000001</text:p>
          </table:table-cell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:</text:p>
          </table:table-cell>
          <table:table-cell table:formula="of:=[.C325]-0.005" office:value-type="float" office:value="-0.625000000000001" calcext:value-type="float">
            <text:p>-0.625000000000001</text:p>
          </table:table-cell>
          <table:table-cell table:formula="of:=CONCATENATE(&quot;            &quot;;[.A326];[.B326];&quot; &quot;;[.C326])" office:value-type="string" office:string-value="            325: -0.625000000000001" calcext:value-type="string">
            <text:p><text:s text:c="12"/>325: -0.625000000000001</text:p>
          </table:table-cell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:</text:p>
          </table:table-cell>
          <table:table-cell table:formula="of:=[.C326]-0.005" office:value-type="float" office:value="-0.630000000000001" calcext:value-type="float">
            <text:p>-0.630000000000001</text:p>
          </table:table-cell>
          <table:table-cell table:formula="of:=CONCATENATE(&quot;            &quot;;[.A327];[.B327];&quot; &quot;;[.C327])" office:value-type="string" office:string-value="            326: -0.630000000000001" calcext:value-type="string">
            <text:p><text:s text:c="12"/>326: -0.630000000000001</text:p>
          </table:table-cell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:</text:p>
          </table:table-cell>
          <table:table-cell table:formula="of:=[.C327]-0.005" office:value-type="float" office:value="-0.635000000000001" calcext:value-type="float">
            <text:p>-0.635000000000001</text:p>
          </table:table-cell>
          <table:table-cell table:formula="of:=CONCATENATE(&quot;            &quot;;[.A328];[.B328];&quot; &quot;;[.C328])" office:value-type="string" office:string-value="            327: -0.635000000000001" calcext:value-type="string">
            <text:p><text:s text:c="12"/>327: -0.635000000000001</text:p>
          </table:table-cell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:</text:p>
          </table:table-cell>
          <table:table-cell table:formula="of:=[.C328]-0.005" office:value-type="float" office:value="-0.640000000000001" calcext:value-type="float">
            <text:p>-0.640000000000001</text:p>
          </table:table-cell>
          <table:table-cell table:formula="of:=CONCATENATE(&quot;            &quot;;[.A329];[.B329];&quot; &quot;;[.C329])" office:value-type="string" office:string-value="            328: -0.640000000000001" calcext:value-type="string">
            <text:p><text:s text:c="12"/>328: -0.640000000000001</text:p>
          </table:table-cell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:</text:p>
          </table:table-cell>
          <table:table-cell table:formula="of:=[.C329]-0.005" office:value-type="float" office:value="-0.645000000000001" calcext:value-type="float">
            <text:p>-0.645000000000001</text:p>
          </table:table-cell>
          <table:table-cell table:formula="of:=CONCATENATE(&quot;            &quot;;[.A330];[.B330];&quot; &quot;;[.C330])" office:value-type="string" office:string-value="            329: -0.645000000000001" calcext:value-type="string">
            <text:p><text:s text:c="12"/>329: -0.645000000000001</text:p>
          </table:table-cell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:</text:p>
          </table:table-cell>
          <table:table-cell table:formula="of:=[.C330]-0.005" office:value-type="float" office:value="-0.650000000000001" calcext:value-type="float">
            <text:p>-0.650000000000001</text:p>
          </table:table-cell>
          <table:table-cell table:formula="of:=CONCATENATE(&quot;            &quot;;[.A331];[.B331];&quot; &quot;;[.C331])" office:value-type="string" office:string-value="            330: -0.650000000000001" calcext:value-type="string">
            <text:p><text:s text:c="12"/>330: -0.650000000000001</text:p>
          </table:table-cell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:</text:p>
          </table:table-cell>
          <table:table-cell table:formula="of:=[.C331]-0.005" office:value-type="float" office:value="-0.655000000000001" calcext:value-type="float">
            <text:p>-0.655000000000001</text:p>
          </table:table-cell>
          <table:table-cell table:formula="of:=CONCATENATE(&quot;            &quot;;[.A332];[.B332];&quot; &quot;;[.C332])" office:value-type="string" office:string-value="            331: -0.655000000000001" calcext:value-type="string">
            <text:p><text:s text:c="12"/>331: -0.655000000000001</text:p>
          </table:table-cell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:</text:p>
          </table:table-cell>
          <table:table-cell table:formula="of:=[.C332]-0.005" office:value-type="float" office:value="-0.660000000000001" calcext:value-type="float">
            <text:p>-0.660000000000001</text:p>
          </table:table-cell>
          <table:table-cell table:formula="of:=CONCATENATE(&quot;            &quot;;[.A333];[.B333];&quot; &quot;;[.C333])" office:value-type="string" office:string-value="            332: -0.660000000000001" calcext:value-type="string">
            <text:p><text:s text:c="12"/>332: -0.660000000000001</text:p>
          </table:table-cell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:</text:p>
          </table:table-cell>
          <table:table-cell table:formula="of:=[.C333]-0.005" office:value-type="float" office:value="-0.665000000000001" calcext:value-type="float">
            <text:p>-0.665000000000001</text:p>
          </table:table-cell>
          <table:table-cell table:formula="of:=CONCATENATE(&quot;            &quot;;[.A334];[.B334];&quot; &quot;;[.C334])" office:value-type="string" office:string-value="            333: -0.665000000000001" calcext:value-type="string">
            <text:p><text:s text:c="12"/>333: -0.665000000000001</text:p>
          </table:table-cell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:</text:p>
          </table:table-cell>
          <table:table-cell table:formula="of:=[.C334]-0.005" office:value-type="float" office:value="-0.670000000000001" calcext:value-type="float">
            <text:p>-0.670000000000001</text:p>
          </table:table-cell>
          <table:table-cell table:formula="of:=CONCATENATE(&quot;            &quot;;[.A335];[.B335];&quot; &quot;;[.C335])" office:value-type="string" office:string-value="            334: -0.670000000000001" calcext:value-type="string">
            <text:p><text:s text:c="12"/>334: -0.670000000000001</text:p>
          </table:table-cell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office:value-type="string" calcext:value-type="string">
            <text:p>:</text:p>
          </table:table-cell>
          <table:table-cell table:formula="of:=[.C335]-0.005" office:value-type="float" office:value="-0.675000000000001" calcext:value-type="float">
            <text:p>-0.675000000000001</text:p>
          </table:table-cell>
          <table:table-cell table:formula="of:=CONCATENATE(&quot;            &quot;;[.A336];[.B336];&quot; &quot;;[.C336])" office:value-type="string" office:string-value="            335: -0.675000000000001" calcext:value-type="string">
            <text:p><text:s text:c="12"/>335: -0.675000000000001</text:p>
          </table:table-cell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:</text:p>
          </table:table-cell>
          <table:table-cell table:formula="of:=[.C336]-0.005" office:value-type="float" office:value="-0.680000000000001" calcext:value-type="float">
            <text:p>-0.680000000000001</text:p>
          </table:table-cell>
          <table:table-cell table:formula="of:=CONCATENATE(&quot;            &quot;;[.A337];[.B337];&quot; &quot;;[.C337])" office:value-type="string" office:string-value="            336: -0.680000000000001" calcext:value-type="string">
            <text:p><text:s text:c="12"/>336: -0.680000000000001</text:p>
          </table:table-cell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:</text:p>
          </table:table-cell>
          <table:table-cell table:formula="of:=[.C337]-0.005" office:value-type="float" office:value="-0.685000000000001" calcext:value-type="float">
            <text:p>-0.685000000000001</text:p>
          </table:table-cell>
          <table:table-cell table:formula="of:=CONCATENATE(&quot;            &quot;;[.A338];[.B338];&quot; &quot;;[.C338])" office:value-type="string" office:string-value="            337: -0.685000000000001" calcext:value-type="string">
            <text:p><text:s text:c="12"/>337: -0.685000000000001</text:p>
          </table:table-cell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:</text:p>
          </table:table-cell>
          <table:table-cell table:formula="of:=[.C338]-0.005" office:value-type="float" office:value="-0.690000000000001" calcext:value-type="float">
            <text:p>-0.690000000000001</text:p>
          </table:table-cell>
          <table:table-cell table:formula="of:=CONCATENATE(&quot;            &quot;;[.A339];[.B339];&quot; &quot;;[.C339])" office:value-type="string" office:string-value="            338: -0.690000000000001" calcext:value-type="string">
            <text:p><text:s text:c="12"/>338: -0.690000000000001</text:p>
          </table:table-cell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:</text:p>
          </table:table-cell>
          <table:table-cell table:formula="of:=[.C339]-0.005" office:value-type="float" office:value="-0.695000000000001" calcext:value-type="float">
            <text:p>-0.695000000000001</text:p>
          </table:table-cell>
          <table:table-cell table:formula="of:=CONCATENATE(&quot;            &quot;;[.A340];[.B340];&quot; &quot;;[.C340])" office:value-type="string" office:string-value="            339: -0.695000000000001" calcext:value-type="string">
            <text:p><text:s text:c="12"/>339: -0.695000000000001</text:p>
          </table:table-cell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:</text:p>
          </table:table-cell>
          <table:table-cell table:formula="of:=[.C340]-0.005" office:value-type="float" office:value="-0.700000000000001" calcext:value-type="float">
            <text:p>-0.700000000000001</text:p>
          </table:table-cell>
          <table:table-cell table:formula="of:=CONCATENATE(&quot;            &quot;;[.A341];[.B341];&quot; &quot;;[.C341])" office:value-type="string" office:string-value="            340: -0.700000000000001" calcext:value-type="string">
            <text:p><text:s text:c="12"/>340: -0.700000000000001</text:p>
          </table:table-cell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:</text:p>
          </table:table-cell>
          <table:table-cell table:formula="of:=[.C341]-0.005" office:value-type="float" office:value="-0.705000000000001" calcext:value-type="float">
            <text:p>-0.705000000000001</text:p>
          </table:table-cell>
          <table:table-cell table:formula="of:=CONCATENATE(&quot;            &quot;;[.A342];[.B342];&quot; &quot;;[.C342])" office:value-type="string" office:string-value="            341: -0.705000000000001" calcext:value-type="string">
            <text:p><text:s text:c="12"/>341: -0.705000000000001</text:p>
          </table:table-cell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:</text:p>
          </table:table-cell>
          <table:table-cell table:formula="of:=[.C342]-0.005" office:value-type="float" office:value="-0.710000000000001" calcext:value-type="float">
            <text:p>-0.710000000000001</text:p>
          </table:table-cell>
          <table:table-cell table:formula="of:=CONCATENATE(&quot;            &quot;;[.A343];[.B343];&quot; &quot;;[.C343])" office:value-type="string" office:string-value="            342: -0.710000000000001" calcext:value-type="string">
            <text:p><text:s text:c="12"/>342: -0.710000000000001</text:p>
          </table:table-cell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:</text:p>
          </table:table-cell>
          <table:table-cell table:formula="of:=[.C343]-0.005" office:value-type="float" office:value="-0.715000000000001" calcext:value-type="float">
            <text:p>-0.715000000000001</text:p>
          </table:table-cell>
          <table:table-cell table:formula="of:=CONCATENATE(&quot;            &quot;;[.A344];[.B344];&quot; &quot;;[.C344])" office:value-type="string" office:string-value="            343: -0.715000000000001" calcext:value-type="string">
            <text:p><text:s text:c="12"/>343: -0.715000000000001</text:p>
          </table:table-cell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:</text:p>
          </table:table-cell>
          <table:table-cell table:formula="of:=[.C344]-0.005" office:value-type="float" office:value="-0.720000000000001" calcext:value-type="float">
            <text:p>-0.720000000000001</text:p>
          </table:table-cell>
          <table:table-cell table:formula="of:=CONCATENATE(&quot;            &quot;;[.A345];[.B345];&quot; &quot;;[.C345])" office:value-type="string" office:string-value="            344: -0.720000000000001" calcext:value-type="string">
            <text:p><text:s text:c="12"/>344: -0.720000000000001</text:p>
          </table:table-cell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office:value-type="string" calcext:value-type="string">
            <text:p>:</text:p>
          </table:table-cell>
          <table:table-cell table:formula="of:=[.C345]-0.005" office:value-type="float" office:value="-0.725000000000001" calcext:value-type="float">
            <text:p>-0.725000000000001</text:p>
          </table:table-cell>
          <table:table-cell table:formula="of:=CONCATENATE(&quot;            &quot;;[.A346];[.B346];&quot; &quot;;[.C346])" office:value-type="string" office:string-value="            345: -0.725000000000001" calcext:value-type="string">
            <text:p><text:s text:c="12"/>345: -0.725000000000001</text:p>
          </table:table-cell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office:value-type="string" calcext:value-type="string">
            <text:p>:</text:p>
          </table:table-cell>
          <table:table-cell table:formula="of:=[.C346]-0.005" office:value-type="float" office:value="-0.730000000000001" calcext:value-type="float">
            <text:p>-0.730000000000001</text:p>
          </table:table-cell>
          <table:table-cell table:formula="of:=CONCATENATE(&quot;            &quot;;[.A347];[.B347];&quot; &quot;;[.C347])" office:value-type="string" office:string-value="            346: -0.730000000000001" calcext:value-type="string">
            <text:p><text:s text:c="12"/>346: -0.730000000000001</text:p>
          </table:table-cell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office:value-type="string" calcext:value-type="string">
            <text:p>:</text:p>
          </table:table-cell>
          <table:table-cell table:formula="of:=[.C347]-0.005" office:value-type="float" office:value="-0.735000000000001" calcext:value-type="float">
            <text:p>-0.735000000000001</text:p>
          </table:table-cell>
          <table:table-cell table:formula="of:=CONCATENATE(&quot;            &quot;;[.A348];[.B348];&quot; &quot;;[.C348])" office:value-type="string" office:string-value="            347: -0.735000000000001" calcext:value-type="string">
            <text:p><text:s text:c="12"/>347: -0.735000000000001</text:p>
          </table:table-cell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office:value-type="string" calcext:value-type="string">
            <text:p>:</text:p>
          </table:table-cell>
          <table:table-cell table:formula="of:=[.C348]-0.005" office:value-type="float" office:value="-0.740000000000001" calcext:value-type="float">
            <text:p>-0.740000000000001</text:p>
          </table:table-cell>
          <table:table-cell table:formula="of:=CONCATENATE(&quot;            &quot;;[.A349];[.B349];&quot; &quot;;[.C349])" office:value-type="string" office:string-value="            348: -0.740000000000001" calcext:value-type="string">
            <text:p><text:s text:c="12"/>348: -0.740000000000001</text:p>
          </table:table-cell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office:value-type="string" calcext:value-type="string">
            <text:p>:</text:p>
          </table:table-cell>
          <table:table-cell table:formula="of:=[.C349]-0.005" office:value-type="float" office:value="-0.745000000000001" calcext:value-type="float">
            <text:p>-0.745000000000001</text:p>
          </table:table-cell>
          <table:table-cell table:formula="of:=CONCATENATE(&quot;            &quot;;[.A350];[.B350];&quot; &quot;;[.C350])" office:value-type="string" office:string-value="            349: -0.745000000000001" calcext:value-type="string">
            <text:p><text:s text:c="12"/>349: -0.745000000000001</text:p>
          </table:table-cell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office:value-type="string" calcext:value-type="string">
            <text:p>:</text:p>
          </table:table-cell>
          <table:table-cell table:formula="of:=[.C350]-0.005" office:value-type="float" office:value="-0.750000000000001" calcext:value-type="float">
            <text:p>-0.750000000000001</text:p>
          </table:table-cell>
          <table:table-cell table:formula="of:=CONCATENATE(&quot;            &quot;;[.A351];[.B351];&quot; &quot;;[.C351])" office:value-type="string" office:string-value="            350: -0.750000000000001" calcext:value-type="string">
            <text:p><text:s text:c="12"/>350: -0.750000000000001</text:p>
          </table:table-cell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office:value-type="string" calcext:value-type="string">
            <text:p>:</text:p>
          </table:table-cell>
          <table:table-cell table:formula="of:=[.C351]-0.005" office:value-type="float" office:value="-0.755000000000001" calcext:value-type="float">
            <text:p>-0.755000000000001</text:p>
          </table:table-cell>
          <table:table-cell table:formula="of:=CONCATENATE(&quot;            &quot;;[.A352];[.B352];&quot; &quot;;[.C352])" office:value-type="string" office:string-value="            351: -0.755000000000001" calcext:value-type="string">
            <text:p><text:s text:c="12"/>351: -0.755000000000001</text:p>
          </table:table-cell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office:value-type="string" calcext:value-type="string">
            <text:p>:</text:p>
          </table:table-cell>
          <table:table-cell table:formula="of:=[.C352]-0.005" office:value-type="float" office:value="-0.760000000000001" calcext:value-type="float">
            <text:p>-0.760000000000001</text:p>
          </table:table-cell>
          <table:table-cell table:formula="of:=CONCATENATE(&quot;            &quot;;[.A353];[.B353];&quot; &quot;;[.C353])" office:value-type="string" office:string-value="            352: -0.760000000000001" calcext:value-type="string">
            <text:p><text:s text:c="12"/>352: -0.760000000000001</text:p>
          </table:table-cell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office:value-type="string" calcext:value-type="string">
            <text:p>:</text:p>
          </table:table-cell>
          <table:table-cell table:formula="of:=[.C353]-0.005" office:value-type="float" office:value="-0.765000000000001" calcext:value-type="float">
            <text:p>-0.765000000000001</text:p>
          </table:table-cell>
          <table:table-cell table:formula="of:=CONCATENATE(&quot;            &quot;;[.A354];[.B354];&quot; &quot;;[.C354])" office:value-type="string" office:string-value="            353: -0.765000000000001" calcext:value-type="string">
            <text:p><text:s text:c="12"/>353: -0.765000000000001</text:p>
          </table:table-cell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office:value-type="string" calcext:value-type="string">
            <text:p>:</text:p>
          </table:table-cell>
          <table:table-cell table:formula="of:=[.C354]-0.005" office:value-type="float" office:value="-0.770000000000001" calcext:value-type="float">
            <text:p>-0.770000000000001</text:p>
          </table:table-cell>
          <table:table-cell table:formula="of:=CONCATENATE(&quot;            &quot;;[.A355];[.B355];&quot; &quot;;[.C355])" office:value-type="string" office:string-value="            354: -0.770000000000001" calcext:value-type="string">
            <text:p><text:s text:c="12"/>354: -0.770000000000001</text:p>
          </table:table-cell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office:value-type="string" calcext:value-type="string">
            <text:p>:</text:p>
          </table:table-cell>
          <table:table-cell table:formula="of:=[.C355]-0.005" office:value-type="float" office:value="-0.775000000000001" calcext:value-type="float">
            <text:p>-0.775000000000001</text:p>
          </table:table-cell>
          <table:table-cell table:formula="of:=CONCATENATE(&quot;            &quot;;[.A356];[.B356];&quot; &quot;;[.C356])" office:value-type="string" office:string-value="            355: -0.775000000000001" calcext:value-type="string">
            <text:p><text:s text:c="12"/>355: -0.775000000000001</text:p>
          </table:table-cell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office:value-type="string" calcext:value-type="string">
            <text:p>:</text:p>
          </table:table-cell>
          <table:table-cell table:formula="of:=[.C356]-0.005" office:value-type="float" office:value="-0.780000000000001" calcext:value-type="float">
            <text:p>-0.780000000000001</text:p>
          </table:table-cell>
          <table:table-cell table:formula="of:=CONCATENATE(&quot;            &quot;;[.A357];[.B357];&quot; &quot;;[.C357])" office:value-type="string" office:string-value="            356: -0.780000000000001" calcext:value-type="string">
            <text:p><text:s text:c="12"/>356: -0.780000000000001</text:p>
          </table:table-cell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office:value-type="string" calcext:value-type="string">
            <text:p>:</text:p>
          </table:table-cell>
          <table:table-cell table:formula="of:=[.C357]-0.005" office:value-type="float" office:value="-0.785000000000001" calcext:value-type="float">
            <text:p>-0.785000000000001</text:p>
          </table:table-cell>
          <table:table-cell table:formula="of:=CONCATENATE(&quot;            &quot;;[.A358];[.B358];&quot; &quot;;[.C358])" office:value-type="string" office:string-value="            357: -0.785000000000001" calcext:value-type="string">
            <text:p><text:s text:c="12"/>357: -0.785000000000001</text:p>
          </table:table-cell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office:value-type="string" calcext:value-type="string">
            <text:p>:</text:p>
          </table:table-cell>
          <table:table-cell table:formula="of:=[.C358]-0.005" office:value-type="float" office:value="-0.790000000000001" calcext:value-type="float">
            <text:p>-0.790000000000001</text:p>
          </table:table-cell>
          <table:table-cell table:formula="of:=CONCATENATE(&quot;            &quot;;[.A359];[.B359];&quot; &quot;;[.C359])" office:value-type="string" office:string-value="            358: -0.790000000000001" calcext:value-type="string">
            <text:p><text:s text:c="12"/>358: -0.790000000000001</text:p>
          </table:table-cell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office:value-type="string" calcext:value-type="string">
            <text:p>:</text:p>
          </table:table-cell>
          <table:table-cell table:formula="of:=[.C359]-0.005" office:value-type="float" office:value="-0.795000000000001" calcext:value-type="float">
            <text:p>-0.795000000000001</text:p>
          </table:table-cell>
          <table:table-cell table:formula="of:=CONCATENATE(&quot;            &quot;;[.A360];[.B360];&quot; &quot;;[.C360])" office:value-type="string" office:string-value="            359: -0.795000000000001" calcext:value-type="string">
            <text:p><text:s text:c="12"/>359: -0.795000000000001</text:p>
          </table:table-cell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office:value-type="string" calcext:value-type="string">
            <text:p>:</text:p>
          </table:table-cell>
          <table:table-cell table:formula="of:=[.C360]-0.005" office:value-type="float" office:value="-0.800000000000001" calcext:value-type="float">
            <text:p>-0.800000000000001</text:p>
          </table:table-cell>
          <table:table-cell table:formula="of:=CONCATENATE(&quot;            &quot;;[.A361];[.B361];&quot; &quot;;[.C361])" office:value-type="string" office:string-value="            360: -0.800000000000001" calcext:value-type="string">
            <text:p><text:s text:c="12"/>360: -0.800000000000001</text:p>
          </table:table-cell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office:value-type="string" calcext:value-type="string">
            <text:p>:</text:p>
          </table:table-cell>
          <table:table-cell table:formula="of:=[.C361]-0.005" office:value-type="float" office:value="-0.805000000000001" calcext:value-type="float">
            <text:p>-0.805000000000001</text:p>
          </table:table-cell>
          <table:table-cell table:formula="of:=CONCATENATE(&quot;            &quot;;[.A362];[.B362];&quot; &quot;;[.C362])" office:value-type="string" office:string-value="            361: -0.805000000000001" calcext:value-type="string">
            <text:p><text:s text:c="12"/>361: -0.805000000000001</text:p>
          </table:table-cell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office:value-type="string" calcext:value-type="string">
            <text:p>:</text:p>
          </table:table-cell>
          <table:table-cell table:formula="of:=[.C362]-0.005" office:value-type="float" office:value="-0.810000000000001" calcext:value-type="float">
            <text:p>-0.810000000000001</text:p>
          </table:table-cell>
          <table:table-cell table:formula="of:=CONCATENATE(&quot;            &quot;;[.A363];[.B363];&quot; &quot;;[.C363])" office:value-type="string" office:string-value="            362: -0.810000000000001" calcext:value-type="string">
            <text:p><text:s text:c="12"/>362: -0.810000000000001</text:p>
          </table:table-cell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office:value-type="string" calcext:value-type="string">
            <text:p>:</text:p>
          </table:table-cell>
          <table:table-cell table:formula="of:=[.C363]-0.005" office:value-type="float" office:value="-0.815000000000001" calcext:value-type="float">
            <text:p>-0.815000000000001</text:p>
          </table:table-cell>
          <table:table-cell table:formula="of:=CONCATENATE(&quot;            &quot;;[.A364];[.B364];&quot; &quot;;[.C364])" office:value-type="string" office:string-value="            363: -0.815000000000001" calcext:value-type="string">
            <text:p><text:s text:c="12"/>363: -0.815000000000001</text:p>
          </table:table-cell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office:value-type="string" calcext:value-type="string">
            <text:p>:</text:p>
          </table:table-cell>
          <table:table-cell table:formula="of:=[.C364]-0.005" office:value-type="float" office:value="-0.820000000000001" calcext:value-type="float">
            <text:p>-0.820000000000001</text:p>
          </table:table-cell>
          <table:table-cell table:formula="of:=CONCATENATE(&quot;            &quot;;[.A365];[.B365];&quot; &quot;;[.C365])" office:value-type="string" office:string-value="            364: -0.820000000000001" calcext:value-type="string">
            <text:p><text:s text:c="12"/>364: -0.820000000000001</text:p>
          </table:table-cell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office:value-type="string" calcext:value-type="string">
            <text:p>:</text:p>
          </table:table-cell>
          <table:table-cell table:formula="of:=[.C365]-0.005" office:value-type="float" office:value="-0.825000000000001" calcext:value-type="float">
            <text:p>-0.825000000000001</text:p>
          </table:table-cell>
          <table:table-cell table:formula="of:=CONCATENATE(&quot;            &quot;;[.A366];[.B366];&quot; &quot;;[.C366])" office:value-type="string" office:string-value="            365: -0.825000000000001" calcext:value-type="string">
            <text:p><text:s text:c="12"/>365: -0.825000000000001</text:p>
          </table:table-cell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office:value-type="string" calcext:value-type="string">
            <text:p>:</text:p>
          </table:table-cell>
          <table:table-cell table:formula="of:=[.C366]-0.005" office:value-type="float" office:value="-0.830000000000001" calcext:value-type="float">
            <text:p>-0.830000000000001</text:p>
          </table:table-cell>
          <table:table-cell table:formula="of:=CONCATENATE(&quot;            &quot;;[.A367];[.B367];&quot; &quot;;[.C367])" office:value-type="string" office:string-value="            366: -0.830000000000001" calcext:value-type="string">
            <text:p><text:s text:c="12"/>366: -0.830000000000001</text:p>
          </table:table-cell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office:value-type="string" calcext:value-type="string">
            <text:p>:</text:p>
          </table:table-cell>
          <table:table-cell table:formula="of:=[.C367]-0.005" office:value-type="float" office:value="-0.835000000000001" calcext:value-type="float">
            <text:p>-0.835000000000001</text:p>
          </table:table-cell>
          <table:table-cell table:formula="of:=CONCATENATE(&quot;            &quot;;[.A368];[.B368];&quot; &quot;;[.C368])" office:value-type="string" office:string-value="            367: -0.835000000000001" calcext:value-type="string">
            <text:p><text:s text:c="12"/>367: -0.835000000000001</text:p>
          </table:table-cell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office:value-type="string" calcext:value-type="string">
            <text:p>:</text:p>
          </table:table-cell>
          <table:table-cell table:formula="of:=[.C368]-0.005" office:value-type="float" office:value="-0.840000000000001" calcext:value-type="float">
            <text:p>-0.840000000000001</text:p>
          </table:table-cell>
          <table:table-cell table:formula="of:=CONCATENATE(&quot;            &quot;;[.A369];[.B369];&quot; &quot;;[.C369])" office:value-type="string" office:string-value="            368: -0.840000000000001" calcext:value-type="string">
            <text:p><text:s text:c="12"/>368: -0.840000000000001</text:p>
          </table:table-cell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office:value-type="string" calcext:value-type="string">
            <text:p>:</text:p>
          </table:table-cell>
          <table:table-cell table:formula="of:=[.C369]-0.005" office:value-type="float" office:value="-0.845000000000001" calcext:value-type="float">
            <text:p>-0.845000000000001</text:p>
          </table:table-cell>
          <table:table-cell table:formula="of:=CONCATENATE(&quot;            &quot;;[.A370];[.B370];&quot; &quot;;[.C370])" office:value-type="string" office:string-value="            369: -0.845000000000001" calcext:value-type="string">
            <text:p><text:s text:c="12"/>369: -0.845000000000001</text:p>
          </table:table-cell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office:value-type="string" calcext:value-type="string">
            <text:p>:</text:p>
          </table:table-cell>
          <table:table-cell table:formula="of:=[.C370]-0.005" office:value-type="float" office:value="-0.850000000000001" calcext:value-type="float">
            <text:p>-0.850000000000001</text:p>
          </table:table-cell>
          <table:table-cell table:formula="of:=CONCATENATE(&quot;            &quot;;[.A371];[.B371];&quot; &quot;;[.C371])" office:value-type="string" office:string-value="            370: -0.850000000000001" calcext:value-type="string">
            <text:p><text:s text:c="12"/>370: -0.850000000000001</text:p>
          </table:table-cell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office:value-type="string" calcext:value-type="string">
            <text:p>:</text:p>
          </table:table-cell>
          <table:table-cell table:formula="of:=[.C371]-0.005" office:value-type="float" office:value="-0.855000000000001" calcext:value-type="float">
            <text:p>-0.855000000000001</text:p>
          </table:table-cell>
          <table:table-cell table:formula="of:=CONCATENATE(&quot;            &quot;;[.A372];[.B372];&quot; &quot;;[.C372])" office:value-type="string" office:string-value="            371: -0.855000000000001" calcext:value-type="string">
            <text:p><text:s text:c="12"/>371: -0.855000000000001</text:p>
          </table:table-cell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office:value-type="string" calcext:value-type="string">
            <text:p>:</text:p>
          </table:table-cell>
          <table:table-cell table:formula="of:=[.C372]-0.005" office:value-type="float" office:value="-0.860000000000001" calcext:value-type="float">
            <text:p>-0.860000000000001</text:p>
          </table:table-cell>
          <table:table-cell table:formula="of:=CONCATENATE(&quot;            &quot;;[.A373];[.B373];&quot; &quot;;[.C373])" office:value-type="string" office:string-value="            372: -0.860000000000001" calcext:value-type="string">
            <text:p><text:s text:c="12"/>372: -0.860000000000001</text:p>
          </table:table-cell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office:value-type="string" calcext:value-type="string">
            <text:p>:</text:p>
          </table:table-cell>
          <table:table-cell table:formula="of:=[.C373]-0.005" office:value-type="float" office:value="-0.865000000000001" calcext:value-type="float">
            <text:p>-0.865000000000001</text:p>
          </table:table-cell>
          <table:table-cell table:formula="of:=CONCATENATE(&quot;            &quot;;[.A374];[.B374];&quot; &quot;;[.C374])" office:value-type="string" office:string-value="            373: -0.865000000000001" calcext:value-type="string">
            <text:p><text:s text:c="12"/>373: -0.865000000000001</text:p>
          </table:table-cell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office:value-type="string" calcext:value-type="string">
            <text:p>:</text:p>
          </table:table-cell>
          <table:table-cell table:formula="of:=[.C374]-0.005" office:value-type="float" office:value="-0.870000000000001" calcext:value-type="float">
            <text:p>-0.870000000000001</text:p>
          </table:table-cell>
          <table:table-cell table:formula="of:=CONCATENATE(&quot;            &quot;;[.A375];[.B375];&quot; &quot;;[.C375])" office:value-type="string" office:string-value="            374: -0.870000000000001" calcext:value-type="string">
            <text:p><text:s text:c="12"/>374: -0.870000000000001</text:p>
          </table:table-cell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office:value-type="string" calcext:value-type="string">
            <text:p>:</text:p>
          </table:table-cell>
          <table:table-cell table:formula="of:=[.C375]-0.005" office:value-type="float" office:value="-0.875000000000001" calcext:value-type="float">
            <text:p>-0.875000000000001</text:p>
          </table:table-cell>
          <table:table-cell table:formula="of:=CONCATENATE(&quot;            &quot;;[.A376];[.B376];&quot; &quot;;[.C376])" office:value-type="string" office:string-value="            375: -0.875000000000001" calcext:value-type="string">
            <text:p><text:s text:c="12"/>375: -0.875000000000001</text:p>
          </table:table-cell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office:value-type="string" calcext:value-type="string">
            <text:p>:</text:p>
          </table:table-cell>
          <table:table-cell table:formula="of:=[.C376]-0.005" office:value-type="float" office:value="-0.880000000000001" calcext:value-type="float">
            <text:p>-0.880000000000001</text:p>
          </table:table-cell>
          <table:table-cell table:formula="of:=CONCATENATE(&quot;            &quot;;[.A377];[.B377];&quot; &quot;;[.C377])" office:value-type="string" office:string-value="            376: -0.880000000000001" calcext:value-type="string">
            <text:p><text:s text:c="12"/>376: -0.880000000000001</text:p>
          </table:table-cell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office:value-type="string" calcext:value-type="string">
            <text:p>:</text:p>
          </table:table-cell>
          <table:table-cell table:formula="of:=[.C377]-0.005" office:value-type="float" office:value="-0.885000000000001" calcext:value-type="float">
            <text:p>-0.885000000000001</text:p>
          </table:table-cell>
          <table:table-cell table:formula="of:=CONCATENATE(&quot;            &quot;;[.A378];[.B378];&quot; &quot;;[.C378])" office:value-type="string" office:string-value="            377: -0.885000000000001" calcext:value-type="string">
            <text:p><text:s text:c="12"/>377: -0.885000000000001</text:p>
          </table:table-cell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office:value-type="string" calcext:value-type="string">
            <text:p>:</text:p>
          </table:table-cell>
          <table:table-cell table:formula="of:=[.C378]-0.005" office:value-type="float" office:value="-0.890000000000001" calcext:value-type="float">
            <text:p>-0.890000000000001</text:p>
          </table:table-cell>
          <table:table-cell table:formula="of:=CONCATENATE(&quot;            &quot;;[.A379];[.B379];&quot; &quot;;[.C379])" office:value-type="string" office:string-value="            378: -0.890000000000001" calcext:value-type="string">
            <text:p><text:s text:c="12"/>378: -0.890000000000001</text:p>
          </table:table-cell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office:value-type="string" calcext:value-type="string">
            <text:p>:</text:p>
          </table:table-cell>
          <table:table-cell table:formula="of:=[.C379]-0.005" office:value-type="float" office:value="-0.895000000000001" calcext:value-type="float">
            <text:p>-0.895000000000001</text:p>
          </table:table-cell>
          <table:table-cell table:formula="of:=CONCATENATE(&quot;            &quot;;[.A380];[.B380];&quot; &quot;;[.C380])" office:value-type="string" office:string-value="            379: -0.895000000000001" calcext:value-type="string">
            <text:p><text:s text:c="12"/>379: -0.895000000000001</text:p>
          </table:table-cell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office:value-type="string" calcext:value-type="string">
            <text:p>:</text:p>
          </table:table-cell>
          <table:table-cell table:formula="of:=[.C380]-0.005" office:value-type="float" office:value="-0.900000000000001" calcext:value-type="float">
            <text:p>-0.900000000000001</text:p>
          </table:table-cell>
          <table:table-cell table:formula="of:=CONCATENATE(&quot;            &quot;;[.A381];[.B381];&quot; &quot;;[.C381])" office:value-type="string" office:string-value="            380: -0.900000000000001" calcext:value-type="string">
            <text:p><text:s text:c="12"/>380: -0.900000000000001</text:p>
          </table:table-cell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office:value-type="string" calcext:value-type="string">
            <text:p>:</text:p>
          </table:table-cell>
          <table:table-cell table:formula="of:=[.C381]-0.005" office:value-type="float" office:value="-0.905000000000002" calcext:value-type="float">
            <text:p>-0.905000000000002</text:p>
          </table:table-cell>
          <table:table-cell table:formula="of:=CONCATENATE(&quot;            &quot;;[.A382];[.B382];&quot; &quot;;[.C382])" office:value-type="string" office:string-value="            381: -0.905000000000002" calcext:value-type="string">
            <text:p><text:s text:c="12"/>381: -0.905000000000002</text:p>
          </table:table-cell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office:value-type="string" calcext:value-type="string">
            <text:p>:</text:p>
          </table:table-cell>
          <table:table-cell table:formula="of:=[.C382]-0.005" office:value-type="float" office:value="-0.910000000000001" calcext:value-type="float">
            <text:p>-0.910000000000001</text:p>
          </table:table-cell>
          <table:table-cell table:formula="of:=CONCATENATE(&quot;            &quot;;[.A383];[.B383];&quot; &quot;;[.C383])" office:value-type="string" office:string-value="            382: -0.910000000000001" calcext:value-type="string">
            <text:p><text:s text:c="12"/>382: -0.910000000000001</text:p>
          </table:table-cell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office:value-type="string" calcext:value-type="string">
            <text:p>:</text:p>
          </table:table-cell>
          <table:table-cell table:formula="of:=[.C383]-0.005" office:value-type="float" office:value="-0.915000000000001" calcext:value-type="float">
            <text:p>-0.915000000000001</text:p>
          </table:table-cell>
          <table:table-cell table:formula="of:=CONCATENATE(&quot;            &quot;;[.A384];[.B384];&quot; &quot;;[.C384])" office:value-type="string" office:string-value="            383: -0.915000000000001" calcext:value-type="string">
            <text:p><text:s text:c="12"/>383: -0.915000000000001</text:p>
          </table:table-cell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office:value-type="string" calcext:value-type="string">
            <text:p>:</text:p>
          </table:table-cell>
          <table:table-cell table:formula="of:=[.C384]-0.005" office:value-type="float" office:value="-0.920000000000001" calcext:value-type="float">
            <text:p>-0.920000000000001</text:p>
          </table:table-cell>
          <table:table-cell table:formula="of:=CONCATENATE(&quot;            &quot;;[.A385];[.B385];&quot; &quot;;[.C385])" office:value-type="string" office:string-value="            384: -0.920000000000001" calcext:value-type="string">
            <text:p><text:s text:c="12"/>384: -0.920000000000001</text:p>
          </table:table-cell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office:value-type="string" calcext:value-type="string">
            <text:p>:</text:p>
          </table:table-cell>
          <table:table-cell table:formula="of:=[.C385]-0.005" office:value-type="float" office:value="-0.925000000000001" calcext:value-type="float">
            <text:p>-0.925000000000001</text:p>
          </table:table-cell>
          <table:table-cell table:formula="of:=CONCATENATE(&quot;            &quot;;[.A386];[.B386];&quot; &quot;;[.C386])" office:value-type="string" office:string-value="            385: -0.925000000000001" calcext:value-type="string">
            <text:p><text:s text:c="12"/>385: -0.925000000000001</text:p>
          </table:table-cell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office:value-type="string" calcext:value-type="string">
            <text:p>:</text:p>
          </table:table-cell>
          <table:table-cell table:formula="of:=[.C386]-0.005" office:value-type="float" office:value="-0.930000000000002" calcext:value-type="float">
            <text:p>-0.930000000000002</text:p>
          </table:table-cell>
          <table:table-cell table:formula="of:=CONCATENATE(&quot;            &quot;;[.A387];[.B387];&quot; &quot;;[.C387])" office:value-type="string" office:string-value="            386: -0.930000000000002" calcext:value-type="string">
            <text:p><text:s text:c="12"/>386: -0.930000000000002</text:p>
          </table:table-cell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office:value-type="string" calcext:value-type="string">
            <text:p>:</text:p>
          </table:table-cell>
          <table:table-cell table:formula="of:=[.C387]-0.005" office:value-type="float" office:value="-0.935000000000001" calcext:value-type="float">
            <text:p>-0.935000000000001</text:p>
          </table:table-cell>
          <table:table-cell table:formula="of:=CONCATENATE(&quot;            &quot;;[.A388];[.B388];&quot; &quot;;[.C388])" office:value-type="string" office:string-value="            387: -0.935000000000001" calcext:value-type="string">
            <text:p><text:s text:c="12"/>387: -0.935000000000001</text:p>
          </table:table-cell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office:value-type="string" calcext:value-type="string">
            <text:p>:</text:p>
          </table:table-cell>
          <table:table-cell table:formula="of:=[.C388]-0.005" office:value-type="float" office:value="-0.940000000000001" calcext:value-type="float">
            <text:p>-0.940000000000001</text:p>
          </table:table-cell>
          <table:table-cell table:formula="of:=CONCATENATE(&quot;            &quot;;[.A389];[.B389];&quot; &quot;;[.C389])" office:value-type="string" office:string-value="            388: -0.940000000000001" calcext:value-type="string">
            <text:p><text:s text:c="12"/>388: -0.940000000000001</text:p>
          </table:table-cell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office:value-type="string" calcext:value-type="string">
            <text:p>:</text:p>
          </table:table-cell>
          <table:table-cell table:formula="of:=[.C389]-0.005" office:value-type="float" office:value="-0.945000000000002" calcext:value-type="float">
            <text:p>-0.945000000000002</text:p>
          </table:table-cell>
          <table:table-cell table:formula="of:=CONCATENATE(&quot;            &quot;;[.A390];[.B390];&quot; &quot;;[.C390])" office:value-type="string" office:string-value="            389: -0.945000000000002" calcext:value-type="string">
            <text:p><text:s text:c="12"/>389: -0.945000000000002</text:p>
          </table:table-cell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office:value-type="string" calcext:value-type="string">
            <text:p>:</text:p>
          </table:table-cell>
          <table:table-cell table:formula="of:=[.C390]-0.005" office:value-type="float" office:value="-0.950000000000001" calcext:value-type="float">
            <text:p>-0.950000000000001</text:p>
          </table:table-cell>
          <table:table-cell table:formula="of:=CONCATENATE(&quot;            &quot;;[.A391];[.B391];&quot; &quot;;[.C391])" office:value-type="string" office:string-value="            390: -0.950000000000001" calcext:value-type="string">
            <text:p><text:s text:c="12"/>390: -0.950000000000001</text:p>
          </table:table-cell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office:value-type="string" calcext:value-type="string">
            <text:p>:</text:p>
          </table:table-cell>
          <table:table-cell table:formula="of:=[.C391]-0.005" office:value-type="float" office:value="-0.955000000000002" calcext:value-type="float">
            <text:p>-0.955000000000002</text:p>
          </table:table-cell>
          <table:table-cell table:formula="of:=CONCATENATE(&quot;            &quot;;[.A392];[.B392];&quot; &quot;;[.C392])" office:value-type="string" office:string-value="            391: -0.955000000000002" calcext:value-type="string">
            <text:p><text:s text:c="12"/>391: -0.955000000000002</text:p>
          </table:table-cell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office:value-type="string" calcext:value-type="string">
            <text:p>:</text:p>
          </table:table-cell>
          <table:table-cell table:formula="of:=[.C392]-0.005" office:value-type="float" office:value="-0.960000000000001" calcext:value-type="float">
            <text:p>-0.960000000000001</text:p>
          </table:table-cell>
          <table:table-cell table:formula="of:=CONCATENATE(&quot;            &quot;;[.A393];[.B393];&quot; &quot;;[.C393])" office:value-type="string" office:string-value="            392: -0.960000000000001" calcext:value-type="string">
            <text:p><text:s text:c="12"/>392: -0.960000000000001</text:p>
          </table:table-cell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office:value-type="string" calcext:value-type="string">
            <text:p>:</text:p>
          </table:table-cell>
          <table:table-cell table:formula="of:=[.C393]-0.005" office:value-type="float" office:value="-0.965000000000001" calcext:value-type="float">
            <text:p>-0.965000000000001</text:p>
          </table:table-cell>
          <table:table-cell table:formula="of:=CONCATENATE(&quot;            &quot;;[.A394];[.B394];&quot; &quot;;[.C394])" office:value-type="string" office:string-value="            393: -0.965000000000001" calcext:value-type="string">
            <text:p><text:s text:c="12"/>393: -0.965000000000001</text:p>
          </table:table-cell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office:value-type="string" calcext:value-type="string">
            <text:p>:</text:p>
          </table:table-cell>
          <table:table-cell table:formula="of:=[.C394]-0.005" office:value-type="float" office:value="-0.970000000000002" calcext:value-type="float">
            <text:p>-0.970000000000002</text:p>
          </table:table-cell>
          <table:table-cell table:formula="of:=CONCATENATE(&quot;            &quot;;[.A395];[.B395];&quot; &quot;;[.C395])" office:value-type="string" office:string-value="            394: -0.970000000000002" calcext:value-type="string">
            <text:p><text:s text:c="12"/>394: -0.970000000000002</text:p>
          </table:table-cell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office:value-type="string" calcext:value-type="string">
            <text:p>:</text:p>
          </table:table-cell>
          <table:table-cell table:formula="of:=[.C395]-0.005" office:value-type="float" office:value="-0.975000000000001" calcext:value-type="float">
            <text:p>-0.975000000000001</text:p>
          </table:table-cell>
          <table:table-cell table:formula="of:=CONCATENATE(&quot;            &quot;;[.A396];[.B396];&quot; &quot;;[.C396])" office:value-type="string" office:string-value="            395: -0.975000000000001" calcext:value-type="string">
            <text:p><text:s text:c="12"/>395: -0.975000000000001</text:p>
          </table:table-cell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office:value-type="string" calcext:value-type="string">
            <text:p>:</text:p>
          </table:table-cell>
          <table:table-cell table:formula="of:=[.C396]-0.005" office:value-type="float" office:value="-0.980000000000002" calcext:value-type="float">
            <text:p>-0.980000000000002</text:p>
          </table:table-cell>
          <table:table-cell table:formula="of:=CONCATENATE(&quot;            &quot;;[.A397];[.B397];&quot; &quot;;[.C397])" office:value-type="string" office:string-value="            396: -0.980000000000002" calcext:value-type="string">
            <text:p><text:s text:c="12"/>396: -0.980000000000002</text:p>
          </table:table-cell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office:value-type="string" calcext:value-type="string">
            <text:p>:</text:p>
          </table:table-cell>
          <table:table-cell table:formula="of:=[.C397]-0.005" office:value-type="float" office:value="-0.985000000000002" calcext:value-type="float">
            <text:p>-0.985000000000002</text:p>
          </table:table-cell>
          <table:table-cell table:formula="of:=CONCATENATE(&quot;            &quot;;[.A398];[.B398];&quot; &quot;;[.C398])" office:value-type="string" office:string-value="            397: -0.985000000000002" calcext:value-type="string">
            <text:p><text:s text:c="12"/>397: -0.985000000000002</text:p>
          </table:table-cell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office:value-type="string" calcext:value-type="string">
            <text:p>:</text:p>
          </table:table-cell>
          <table:table-cell table:formula="of:=[.C398]-0.005" office:value-type="float" office:value="-0.990000000000001" calcext:value-type="float">
            <text:p>-0.990000000000001</text:p>
          </table:table-cell>
          <table:table-cell table:formula="of:=CONCATENATE(&quot;            &quot;;[.A399];[.B399];&quot; &quot;;[.C399])" office:value-type="string" office:string-value="            398: -0.990000000000001" calcext:value-type="string">
            <text:p><text:s text:c="12"/>398: -0.990000000000001</text:p>
          </table:table-cell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office:value-type="string" calcext:value-type="string">
            <text:p>:</text:p>
          </table:table-cell>
          <table:table-cell table:formula="of:=[.C399]-0.005" office:value-type="float" office:value="-0.995000000000002" calcext:value-type="float">
            <text:p>-0.995000000000002</text:p>
          </table:table-cell>
          <table:table-cell table:formula="of:=CONCATENATE(&quot;            &quot;;[.A400];[.B400];&quot; &quot;;[.C400])" office:value-type="string" office:string-value="            399: -0.995000000000002" calcext:value-type="string">
            <text:p><text:s text:c="12"/>399: -0.995000000000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20:15:54.850708838</meta:creation-date>
    <dc:date>2021-04-01T20:23:57.791247045</dc:date>
    <meta:editing-duration>PT8M3S</meta:editing-duration>
    <meta:editing-cycles>1</meta:editing-cycles>
    <meta:document-statistic meta:table-count="1" meta:cell-count="1600" meta:object-count="0"/>
    <meta:generator>LibreOffice/6.4.6.2$Linux_X86_64 LibreOffice_project/40$Build-2</meta:generator>
  </office:meta>
</office:document-meta>
</file>